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81pt"/>
    </style:style>
    <style:style style:name="co2" style:family="table-column">
      <style:table-column-properties fo:break-before="auto" style:column-width="12.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map style:condition="cell-content()=1" style:apply-style-name="Untitled1" style:base-cell-address="Sheet1.A1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33" table:default-cell-style-name="ce1"/>
        <table:table-row table:style-name="ro1"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formula="of:=IF(SUM([.A1:.C1])=3; 1 ; IF(SUM([.A1:.C1])=2;0; IF(SUM([.A1:.C1])=1;1;0)))" office:value-type="float" office:value="0" calcext:value-type="float">
            <text:p>0</text:p>
          </table:table-cell>
          <table:table-cell table:formula="of:=IF(SUM([.A1:.C1])=3; 1 ; IF(SUM([.A1:.C1])=2;0; IF(SUM([.A1:.C1])=1;1;0)))" office:value-type="float" office:value="0" calcext:value-type="float">
            <text:p>0</text:p>
          </table:table-cell>
          <table:table-cell table:formula="of:=IF(SUM([.B1:.D1])=3; 1 ; IF(SUM([.B1:.D1])=2;0; IF(SUM([.B1:.D1])=1;1;0)))" office:value-type="float" office:value="0" calcext:value-type="float">
            <text:p>0</text:p>
          </table:table-cell>
          <table:table-cell table:formula="of:=IF(SUM([.C1:.E1])=3; 1 ; IF(SUM([.C1:.E1])=2;0; IF(SUM([.C1:.E1])=1;1;0)))" office:value-type="float" office:value="0" calcext:value-type="float">
            <text:p>0</text:p>
          </table:table-cell>
          <table:table-cell table:formula="of:=IF(SUM([.D1:.F1])=3; 1 ; IF(SUM([.D1:.F1])=2;0; IF(SUM([.D1:.F1])=1;1;0)))" office:value-type="float" office:value="0" calcext:value-type="float">
            <text:p>0</text:p>
          </table:table-cell>
          <table:table-cell table:formula="of:=IF(SUM([.E1:.G1])=3; 1 ; IF(SUM([.E1:.G1])=2;0; IF(SUM([.E1:.G1])=1;1;0)))" office:value-type="float" office:value="0" calcext:value-type="float">
            <text:p>0</text:p>
          </table:table-cell>
          <table:table-cell table:formula="of:=IF(SUM([.F1:.H1])=3; 1 ; IF(SUM([.F1:.H1])=2;0; IF(SUM([.F1:.H1])=1;1;0)))" office:value-type="float" office:value="0" calcext:value-type="float">
            <text:p>0</text:p>
          </table:table-cell>
          <table:table-cell table:formula="of:=IF(SUM([.G1:.I1])=3; 1 ; IF(SUM([.G1:.I1])=2;0; IF(SUM([.G1:.I1])=1;1;0)))" office:value-type="float" office:value="0" calcext:value-type="float">
            <text:p>0</text:p>
          </table:table-cell>
          <table:table-cell table:formula="of:=IF(SUM([.H1:.J1])=3; 1 ; IF(SUM([.H1:.J1])=2;0; IF(SUM([.H1:.J1])=1;1;0)))" office:value-type="float" office:value="0" calcext:value-type="float">
            <text:p>0</text:p>
          </table:table-cell>
          <table:table-cell table:formula="of:=IF(SUM([.I1:.K1])=3; 1 ; IF(SUM([.I1:.K1])=2;0; IF(SUM([.I1:.K1])=1;1;0)))" office:value-type="float" office:value="0" calcext:value-type="float">
            <text:p>0</text:p>
          </table:table-cell>
          <table:table-cell table:formula="of:=IF(SUM([.J1:.L1])=3; 1 ; IF(SUM([.J1:.L1])=2;0; IF(SUM([.J1:.L1])=1;1;0)))" office:value-type="float" office:value="0" calcext:value-type="float">
            <text:p>0</text:p>
          </table:table-cell>
          <table:table-cell table:formula="of:=IF(SUM([.K1:.M1])=3; 1 ; IF(SUM([.K1:.M1])=2;0; IF(SUM([.K1:.M1])=1;1;0)))" office:value-type="float" office:value="0" calcext:value-type="float">
            <text:p>0</text:p>
          </table:table-cell>
          <table:table-cell table:formula="of:=IF(SUM([.L1:.N1])=3; 1 ; IF(SUM([.L1:.N1])=2;0; IF(SUM([.L1:.N1])=1;1;0)))" office:value-type="float" office:value="0" calcext:value-type="float">
            <text:p>0</text:p>
          </table:table-cell>
          <table:table-cell table:formula="of:=IF(SUM([.M1:.O1])=3; 1 ; IF(SUM([.M1:.O1])=2;0; IF(SUM([.M1:.O1])=1;1;0)))" office:value-type="float" office:value="0" calcext:value-type="float">
            <text:p>0</text:p>
          </table:table-cell>
          <table:table-cell table:formula="of:=IF(SUM([.N1:.P1])=3; 1 ; IF(SUM([.N1:.P1])=2;0; IF(SUM([.N1:.P1])=1;1;0)))" office:value-type="float" office:value="0" calcext:value-type="float">
            <text:p>0</text:p>
          </table:table-cell>
          <table:table-cell table:formula="of:=IF(SUM([.O1:.Q1])=3; 1 ; IF(SUM([.O1:.Q1])=2;0; IF(SUM([.O1:.Q1])=1;1;0)))" office:value-type="float" office:value="1" calcext:value-type="float">
            <text:p>1</text:p>
          </table:table-cell>
          <table:table-cell table:formula="of:=IF(SUM([.P1:.R1])=3; 1 ; IF(SUM([.P1:.R1])=2;0; IF(SUM([.P1:.R1])=1;1;0)))" office:value-type="float" office:value="1" calcext:value-type="float">
            <text:p>1</text:p>
          </table:table-cell>
          <table:table-cell table:formula="of:=IF(SUM([.Q1:.S1])=3; 1 ; IF(SUM([.Q1:.S1])=2;0; IF(SUM([.Q1:.S1])=1;1;0)))" office:value-type="float" office:value="1" calcext:value-type="float">
            <text:p>1</text:p>
          </table:table-cell>
          <table:table-cell table:formula="of:=IF(SUM([.R1:.T1])=3; 1 ; IF(SUM([.R1:.T1])=2;0; IF(SUM([.R1:.T1])=1;1;0)))" office:value-type="float" office:value="0" calcext:value-type="float">
            <text:p>0</text:p>
          </table:table-cell>
          <table:table-cell table:formula="of:=IF(SUM([.S1:.U1])=3; 1 ; IF(SUM([.S1:.U1])=2;0; IF(SUM([.S1:.U1])=1;1;0)))" office:value-type="float" office:value="0" calcext:value-type="float">
            <text:p>0</text:p>
          </table:table-cell>
          <table:table-cell table:formula="of:=IF(SUM([.T1:.V1])=3; 1 ; IF(SUM([.T1:.V1])=2;0; IF(SUM([.T1:.V1])=1;1;0)))" office:value-type="float" office:value="0" calcext:value-type="float">
            <text:p>0</text:p>
          </table:table-cell>
          <table:table-cell table:formula="of:=IF(SUM([.U1:.W1])=3; 1 ; IF(SUM([.U1:.W1])=2;0; IF(SUM([.U1:.W1])=1;1;0)))" office:value-type="float" office:value="0" calcext:value-type="float">
            <text:p>0</text:p>
          </table:table-cell>
          <table:table-cell table:formula="of:=IF(SUM([.V1:.X1])=3; 1 ; IF(SUM([.V1:.X1])=2;0; IF(SUM([.V1:.X1])=1;1;0)))" office:value-type="float" office:value="0" calcext:value-type="float">
            <text:p>0</text:p>
          </table:table-cell>
          <table:table-cell table:formula="of:=IF(SUM([.W1:.Y1])=3; 1 ; IF(SUM([.W1:.Y1])=2;0; IF(SUM([.W1:.Y1])=1;1;0)))" office:value-type="float" office:value="0" calcext:value-type="float">
            <text:p>0</text:p>
          </table:table-cell>
          <table:table-cell table:formula="of:=IF(SUM([.X1:.Z1])=3; 1 ; IF(SUM([.X1:.Z1])=2;0; IF(SUM([.X1:.Z1])=1;1;0)))" office:value-type="float" office:value="0" calcext:value-type="float">
            <text:p>0</text:p>
          </table:table-cell>
          <table:table-cell table:formula="of:=IF(SUM([.Y1:.AA1])=3; 1 ; IF(SUM([.Y1:.AA1])=2;0; IF(SUM([.Y1:.AA1])=1;1;0)))" office:value-type="float" office:value="0" calcext:value-type="float">
            <text:p>0</text:p>
          </table:table-cell>
          <table:table-cell table:formula="of:=IF(SUM([.Z1:.AB1])=3; 1 ; IF(SUM([.Z1:.AB1])=2;0; IF(SUM([.Z1:.AB1])=1;1;0)))" office:value-type="float" office:value="0" calcext:value-type="float">
            <text:p>0</text:p>
          </table:table-cell>
          <table:table-cell table:formula="of:=IF(SUM([.AA1:.AC1])=3; 1 ; IF(SUM([.AA1:.AC1])=2;0; IF(SUM([.AA1:.AC1])=1;1;0)))" office:value-type="float" office:value="0" calcext:value-type="float">
            <text:p>0</text:p>
          </table:table-cell>
          <table:table-cell table:formula="of:=IF(SUM([.AB1:.AD1])=3; 1 ; IF(SUM([.AB1:.AD1])=2;0; IF(SUM([.AB1:.AD1])=1;1;0)))" office:value-type="float" office:value="0" calcext:value-type="float">
            <text:p>0</text:p>
          </table:table-cell>
          <table:table-cell table:formula="of:=IF(SUM([.AC1:.AE1])=3; 1 ; IF(SUM([.AC1:.AE1])=2;0; IF(SUM([.AC1:.AE1])=1;1;0)))" office:value-type="float" office:value="0" calcext:value-type="float">
            <text:p>0</text:p>
          </table:table-cell>
          <table:table-cell table:formula="of:=IF(SUM([.AD1:.AF1])=3; 1 ; IF(SUM([.AD1:.AF1])=2;0; IF(SUM([.AD1:.AF1])=1;1;0)))" office:value-type="float" office:value="0" calcext:value-type="float">
            <text:p>0</text:p>
          </table:table-cell>
          <table:table-cell table:formula="of:=IF(SUM([.AE1:.AG1])=3; 1 ; IF(SUM([.AE1:.AG1])=2;0; IF(SUM([.AE1:.AG1])=1;1;0)))" office:value-type="float" office:value="0" calcext:value-type="float">
            <text:p>0</text:p>
          </table:table-cell>
          <table:table-cell table:formula="of:=IF(SUM([.AF1:.AH1])=3; 1 ; IF(SUM([.AF1:.AH1])=2;0; IF(SUM([.AF1:.AH1])=1;1;0)))" office:value-type="float" office:value="0" calcext:value-type="float">
            <text:p>0</text:p>
          </table:table-cell>
          <table:table-cell table:formula="of:=IF(SUM([.AF1:.AH1])=3; 1 ; IF(SUM([.AF1:.AH1])=2;0; IF(SUM([.AF1:.AH1])=1;1;0)))" office:value-type="float" office:value="0" calcext:value-type="float">
            <text:p>0</text:p>
          </table:table-cell>
        </table:table-row>
        <table:table-row table:style-name="ro1">
          <table:table-cell table:formula="of:=IF(SUM([.A2:.C2])=3; 1 ; IF(SUM([.A2:.C2])=2;0; IF(SUM([.A2:.C2])=1;1;0)))" office:value-type="float" office:value="0" calcext:value-type="float">
            <text:p>0</text:p>
          </table:table-cell>
          <table:table-cell table:formula="of:=IF(SUM([.A2:.C2])=3; 1 ; IF(SUM([.A2:.C2])=2;0; IF(SUM([.A2:.C2])=1;1;0)))" office:value-type="float" office:value="0" calcext:value-type="float">
            <text:p>0</text:p>
          </table:table-cell>
          <table:table-cell table:formula="of:=IF(SUM([.B2:.D2])=3; 1 ; IF(SUM([.B2:.D2])=2;0; IF(SUM([.B2:.D2])=1;1;0)))" office:value-type="float" office:value="0" calcext:value-type="float">
            <text:p>0</text:p>
          </table:table-cell>
          <table:table-cell table:formula="of:=IF(SUM([.C2:.E2])=3; 1 ; IF(SUM([.C2:.E2])=2;0; IF(SUM([.C2:.E2])=1;1;0)))" office:value-type="float" office:value="0" calcext:value-type="float">
            <text:p>0</text:p>
          </table:table-cell>
          <table:table-cell table:formula="of:=IF(SUM([.D2:.F2])=3; 1 ; IF(SUM([.D2:.F2])=2;0; IF(SUM([.D2:.F2])=1;1;0)))" office:value-type="float" office:value="0" calcext:value-type="float">
            <text:p>0</text:p>
          </table:table-cell>
          <table:table-cell table:formula="of:=IF(SUM([.E2:.G2])=3; 1 ; IF(SUM([.E2:.G2])=2;0; IF(SUM([.E2:.G2])=1;1;0)))" office:value-type="float" office:value="0" calcext:value-type="float">
            <text:p>0</text:p>
          </table:table-cell>
          <table:table-cell table:formula="of:=IF(SUM([.F2:.H2])=3; 1 ; IF(SUM([.F2:.H2])=2;0; IF(SUM([.F2:.H2])=1;1;0)))" office:value-type="float" office:value="0" calcext:value-type="float">
            <text:p>0</text:p>
          </table:table-cell>
          <table:table-cell table:formula="of:=IF(SUM([.G2:.I2])=3; 1 ; IF(SUM([.G2:.I2])=2;0; IF(SUM([.G2:.I2])=1;1;0)))" office:value-type="float" office:value="0" calcext:value-type="float">
            <text:p>0</text:p>
          </table:table-cell>
          <table:table-cell table:formula="of:=IF(SUM([.H2:.J2])=3; 1 ; IF(SUM([.H2:.J2])=2;0; IF(SUM([.H2:.J2])=1;1;0)))" office:value-type="float" office:value="0" calcext:value-type="float">
            <text:p>0</text:p>
          </table:table-cell>
          <table:table-cell table:formula="of:=IF(SUM([.I2:.K2])=3; 1 ; IF(SUM([.I2:.K2])=2;0; IF(SUM([.I2:.K2])=1;1;0)))" office:value-type="float" office:value="0" calcext:value-type="float">
            <text:p>0</text:p>
          </table:table-cell>
          <table:table-cell table:formula="of:=IF(SUM([.J2:.L2])=3; 1 ; IF(SUM([.J2:.L2])=2;0; IF(SUM([.J2:.L2])=1;1;0)))" office:value-type="float" office:value="0" calcext:value-type="float">
            <text:p>0</text:p>
          </table:table-cell>
          <table:table-cell table:formula="of:=IF(SUM([.K2:.M2])=3; 1 ; IF(SUM([.K2:.M2])=2;0; IF(SUM([.K2:.M2])=1;1;0)))" office:value-type="float" office:value="0" calcext:value-type="float">
            <text:p>0</text:p>
          </table:table-cell>
          <table:table-cell table:formula="of:=IF(SUM([.L2:.N2])=3; 1 ; IF(SUM([.L2:.N2])=2;0; IF(SUM([.L2:.N2])=1;1;0)))" office:value-type="float" office:value="0" calcext:value-type="float">
            <text:p>0</text:p>
          </table:table-cell>
          <table:table-cell table:formula="of:=IF(SUM([.M2:.O2])=3; 1 ; IF(SUM([.M2:.O2])=2;0; IF(SUM([.M2:.O2])=1;1;0)))" office:value-type="float" office:value="0" calcext:value-type="float">
            <text:p>0</text:p>
          </table:table-cell>
          <table:table-cell table:formula="of:=IF(SUM([.N2:.P2])=3; 1 ; IF(SUM([.N2:.P2])=2;0; IF(SUM([.N2:.P2])=1;1;0)))" office:value-type="float" office:value="1" calcext:value-type="float">
            <text:p>1</text:p>
          </table:table-cell>
          <table:table-cell table:formula="of:=IF(SUM([.O2:.Q2])=3; 1 ; IF(SUM([.O2:.Q2])=2;0; IF(SUM([.O2:.Q2])=1;1;0)))" office:value-type="float" office:value="0" calcext:value-type="float">
            <text:p>0</text:p>
          </table:table-cell>
          <table:table-cell table:formula="of:=IF(SUM([.P2:.R2])=3; 1 ; IF(SUM([.P2:.R2])=2;0; IF(SUM([.P2:.R2])=1;1;0)))" office:value-type="float" office:value="1" calcext:value-type="float">
            <text:p>1</text:p>
          </table:table-cell>
          <table:table-cell table:formula="of:=IF(SUM([.Q2:.S2])=3; 1 ; IF(SUM([.Q2:.S2])=2;0; IF(SUM([.Q2:.S2])=1;1;0)))" office:value-type="float" office:value="0" calcext:value-type="float">
            <text:p>0</text:p>
          </table:table-cell>
          <table:table-cell table:formula="of:=IF(SUM([.R2:.T2])=3; 1 ; IF(SUM([.R2:.T2])=2;0; IF(SUM([.R2:.T2])=1;1;0)))" office:value-type="float" office:value="1" calcext:value-type="float">
            <text:p>1</text:p>
          </table:table-cell>
          <table:table-cell table:formula="of:=IF(SUM([.S2:.U2])=3; 1 ; IF(SUM([.S2:.U2])=2;0; IF(SUM([.S2:.U2])=1;1;0)))" office:value-type="float" office:value="0" calcext:value-type="float">
            <text:p>0</text:p>
          </table:table-cell>
          <table:table-cell table:formula="of:=IF(SUM([.T2:.V2])=3; 1 ; IF(SUM([.T2:.V2])=2;0; IF(SUM([.T2:.V2])=1;1;0)))" office:value-type="float" office:value="0" calcext:value-type="float">
            <text:p>0</text:p>
          </table:table-cell>
          <table:table-cell table:formula="of:=IF(SUM([.U2:.W2])=3; 1 ; IF(SUM([.U2:.W2])=2;0; IF(SUM([.U2:.W2])=1;1;0)))" office:value-type="float" office:value="0" calcext:value-type="float">
            <text:p>0</text:p>
          </table:table-cell>
          <table:table-cell table:formula="of:=IF(SUM([.V2:.X2])=3; 1 ; IF(SUM([.V2:.X2])=2;0; IF(SUM([.V2:.X2])=1;1;0)))" office:value-type="float" office:value="0" calcext:value-type="float">
            <text:p>0</text:p>
          </table:table-cell>
          <table:table-cell table:formula="of:=IF(SUM([.W2:.Y2])=3; 1 ; IF(SUM([.W2:.Y2])=2;0; IF(SUM([.W2:.Y2])=1;1;0)))" office:value-type="float" office:value="0" calcext:value-type="float">
            <text:p>0</text:p>
          </table:table-cell>
          <table:table-cell table:formula="of:=IF(SUM([.X2:.Z2])=3; 1 ; IF(SUM([.X2:.Z2])=2;0; IF(SUM([.X2:.Z2])=1;1;0)))" office:value-type="float" office:value="0" calcext:value-type="float">
            <text:p>0</text:p>
          </table:table-cell>
          <table:table-cell table:formula="of:=IF(SUM([.Y2:.AA2])=3; 1 ; IF(SUM([.Y2:.AA2])=2;0; IF(SUM([.Y2:.AA2])=1;1;0)))" office:value-type="float" office:value="0" calcext:value-type="float">
            <text:p>0</text:p>
          </table:table-cell>
          <table:table-cell table:formula="of:=IF(SUM([.Z2:.AB2])=3; 1 ; IF(SUM([.Z2:.AB2])=2;0; IF(SUM([.Z2:.AB2])=1;1;0)))" office:value-type="float" office:value="0" calcext:value-type="float">
            <text:p>0</text:p>
          </table:table-cell>
          <table:table-cell table:formula="of:=IF(SUM([.AA2:.AC2])=3; 1 ; IF(SUM([.AA2:.AC2])=2;0; IF(SUM([.AA2:.AC2])=1;1;0)))" office:value-type="float" office:value="0" calcext:value-type="float">
            <text:p>0</text:p>
          </table:table-cell>
          <table:table-cell table:formula="of:=IF(SUM([.AB2:.AD2])=3; 1 ; IF(SUM([.AB2:.AD2])=2;0; IF(SUM([.AB2:.AD2])=1;1;0)))" office:value-type="float" office:value="0" calcext:value-type="float">
            <text:p>0</text:p>
          </table:table-cell>
          <table:table-cell table:formula="of:=IF(SUM([.AC2:.AE2])=3; 1 ; IF(SUM([.AC2:.AE2])=2;0; IF(SUM([.AC2:.AE2])=1;1;0)))" office:value-type="float" office:value="0" calcext:value-type="float">
            <text:p>0</text:p>
          </table:table-cell>
          <table:table-cell table:formula="of:=IF(SUM([.AD2:.AF2])=3; 1 ; IF(SUM([.AD2:.AF2])=2;0; IF(SUM([.AD2:.AF2])=1;1;0)))" office:value-type="float" office:value="0" calcext:value-type="float">
            <text:p>0</text:p>
          </table:table-cell>
          <table:table-cell table:formula="of:=IF(SUM([.AE2:.AG2])=3; 1 ; IF(SUM([.AE2:.AG2])=2;0; IF(SUM([.AE2:.AG2])=1;1;0)))" office:value-type="float" office:value="0" calcext:value-type="float">
            <text:p>0</text:p>
          </table:table-cell>
          <table:table-cell table:formula="of:=IF(SUM([.AF2:.AH2])=3; 1 ; IF(SUM([.AF2:.AH2])=2;0; IF(SUM([.AF2:.AH2])=1;1;0)))" office:value-type="float" office:value="0" calcext:value-type="float">
            <text:p>0</text:p>
          </table:table-cell>
          <table:table-cell table:formula="of:=IF(SUM([.AF2:.AH2])=3; 1 ; IF(SUM([.AF2:.AH2])=2;0; IF(SUM([.AF2:.AH2])=1;1;0)))" office:value-type="float" office:value="0" calcext:value-type="float">
            <text:p>0</text:p>
          </table:table-cell>
        </table:table-row>
        <table:table-row table:style-name="ro1">
          <table:table-cell table:formula="of:=IF(SUM([.A3:.C3])=3; 1 ; IF(SUM([.A3:.C3])=2;0; IF(SUM([.A3:.C3])=1;1;0)))" office:value-type="float" office:value="0" calcext:value-type="float">
            <text:p>0</text:p>
          </table:table-cell>
          <table:table-cell table:formula="of:=IF(SUM([.A3:.C3])=3; 1 ; IF(SUM([.A3:.C3])=2;0; IF(SUM([.A3:.C3])=1;1;0)))" office:value-type="float" office:value="0" calcext:value-type="float">
            <text:p>0</text:p>
          </table:table-cell>
          <table:table-cell table:formula="of:=IF(SUM([.B3:.D3])=3; 1 ; IF(SUM([.B3:.D3])=2;0; IF(SUM([.B3:.D3])=1;1;0)))" office:value-type="float" office:value="0" calcext:value-type="float">
            <text:p>0</text:p>
          </table:table-cell>
          <table:table-cell table:formula="of:=IF(SUM([.C3:.E3])=3; 1 ; IF(SUM([.C3:.E3])=2;0; IF(SUM([.C3:.E3])=1;1;0)))" office:value-type="float" office:value="0" calcext:value-type="float">
            <text:p>0</text:p>
          </table:table-cell>
          <table:table-cell table:formula="of:=IF(SUM([.D3:.F3])=3; 1 ; IF(SUM([.D3:.F3])=2;0; IF(SUM([.D3:.F3])=1;1;0)))" office:value-type="float" office:value="0" calcext:value-type="float">
            <text:p>0</text:p>
          </table:table-cell>
          <table:table-cell table:formula="of:=IF(SUM([.E3:.G3])=3; 1 ; IF(SUM([.E3:.G3])=2;0; IF(SUM([.E3:.G3])=1;1;0)))" office:value-type="float" office:value="0" calcext:value-type="float">
            <text:p>0</text:p>
          </table:table-cell>
          <table:table-cell table:formula="of:=IF(SUM([.F3:.H3])=3; 1 ; IF(SUM([.F3:.H3])=2;0; IF(SUM([.F3:.H3])=1;1;0)))" office:value-type="float" office:value="0" calcext:value-type="float">
            <text:p>0</text:p>
          </table:table-cell>
          <table:table-cell table:formula="of:=IF(SUM([.G3:.I3])=3; 1 ; IF(SUM([.G3:.I3])=2;0; IF(SUM([.G3:.I3])=1;1;0)))" office:value-type="float" office:value="0" calcext:value-type="float">
            <text:p>0</text:p>
          </table:table-cell>
          <table:table-cell table:formula="of:=IF(SUM([.H3:.J3])=3; 1 ; IF(SUM([.H3:.J3])=2;0; IF(SUM([.H3:.J3])=1;1;0)))" office:value-type="float" office:value="0" calcext:value-type="float">
            <text:p>0</text:p>
          </table:table-cell>
          <table:table-cell table:formula="of:=IF(SUM([.I3:.K3])=3; 1 ; IF(SUM([.I3:.K3])=2;0; IF(SUM([.I3:.K3])=1;1;0)))" office:value-type="float" office:value="0" calcext:value-type="float">
            <text:p>0</text:p>
          </table:table-cell>
          <table:table-cell table:formula="of:=IF(SUM([.J3:.L3])=3; 1 ; IF(SUM([.J3:.L3])=2;0; IF(SUM([.J3:.L3])=1;1;0)))" office:value-type="float" office:value="0" calcext:value-type="float">
            <text:p>0</text:p>
          </table:table-cell>
          <table:table-cell table:formula="of:=IF(SUM([.K3:.M3])=3; 1 ; IF(SUM([.K3:.M3])=2;0; IF(SUM([.K3:.M3])=1;1;0)))" office:value-type="float" office:value="0" calcext:value-type="float">
            <text:p>0</text:p>
          </table:table-cell>
          <table:table-cell table:formula="of:=IF(SUM([.L3:.N3])=3; 1 ; IF(SUM([.L3:.N3])=2;0; IF(SUM([.L3:.N3])=1;1;0)))" office:value-type="float" office:value="0" calcext:value-type="float">
            <text:p>0</text:p>
          </table:table-cell>
          <table:table-cell table:formula="of:=IF(SUM([.M3:.O3])=3; 1 ; IF(SUM([.M3:.O3])=2;0; IF(SUM([.M3:.O3])=1;1;0)))" office:value-type="float" office:value="1" calcext:value-type="float">
            <text:p>1</text:p>
          </table:table-cell>
          <table:table-cell table:formula="of:=IF(SUM([.N3:.P3])=3; 1 ; IF(SUM([.N3:.P3])=2;0; IF(SUM([.N3:.P3])=1;1;0)))" office:value-type="float" office:value="1" calcext:value-type="float">
            <text:p>1</text:p>
          </table:table-cell>
          <table:table-cell table:formula="of:=IF(SUM([.O3:.Q3])=3; 1 ; IF(SUM([.O3:.Q3])=2;0; IF(SUM([.O3:.Q3])=1;1;0)))" office:value-type="float" office:value="0" calcext:value-type="float">
            <text:p>0</text:p>
          </table:table-cell>
          <table:table-cell table:formula="of:=IF(SUM([.P3:.R3])=3; 1 ; IF(SUM([.P3:.R3])=2;0; IF(SUM([.P3:.R3])=1;1;0)))" office:value-type="float" office:value="1" calcext:value-type="float">
            <text:p>1</text:p>
          </table:table-cell>
          <table:table-cell table:formula="of:=IF(SUM([.Q3:.S3])=3; 1 ; IF(SUM([.Q3:.S3])=2;0; IF(SUM([.Q3:.S3])=1;1;0)))" office:value-type="float" office:value="0" calcext:value-type="float">
            <text:p>0</text:p>
          </table:table-cell>
          <table:table-cell table:formula="of:=IF(SUM([.R3:.T3])=3; 1 ; IF(SUM([.R3:.T3])=2;0; IF(SUM([.R3:.T3])=1;1;0)))" office:value-type="float" office:value="1" calcext:value-type="float">
            <text:p>1</text:p>
          </table:table-cell>
          <table:table-cell table:formula="of:=IF(SUM([.S3:.U3])=3; 1 ; IF(SUM([.S3:.U3])=2;0; IF(SUM([.S3:.U3])=1;1;0)))" office:value-type="float" office:value="1" calcext:value-type="float">
            <text:p>1</text:p>
          </table:table-cell>
          <table:table-cell table:formula="of:=IF(SUM([.T3:.V3])=3; 1 ; IF(SUM([.T3:.V3])=2;0; IF(SUM([.T3:.V3])=1;1;0)))" office:value-type="float" office:value="0" calcext:value-type="float">
            <text:p>0</text:p>
          </table:table-cell>
          <table:table-cell table:formula="of:=IF(SUM([.U3:.W3])=3; 1 ; IF(SUM([.U3:.W3])=2;0; IF(SUM([.U3:.W3])=1;1;0)))" office:value-type="float" office:value="0" calcext:value-type="float">
            <text:p>0</text:p>
          </table:table-cell>
          <table:table-cell table:formula="of:=IF(SUM([.V3:.X3])=3; 1 ; IF(SUM([.V3:.X3])=2;0; IF(SUM([.V3:.X3])=1;1;0)))" office:value-type="float" office:value="0" calcext:value-type="float">
            <text:p>0</text:p>
          </table:table-cell>
          <table:table-cell table:formula="of:=IF(SUM([.W3:.Y3])=3; 1 ; IF(SUM([.W3:.Y3])=2;0; IF(SUM([.W3:.Y3])=1;1;0)))" office:value-type="float" office:value="0" calcext:value-type="float">
            <text:p>0</text:p>
          </table:table-cell>
          <table:table-cell table:formula="of:=IF(SUM([.X3:.Z3])=3; 1 ; IF(SUM([.X3:.Z3])=2;0; IF(SUM([.X3:.Z3])=1;1;0)))" office:value-type="float" office:value="0" calcext:value-type="float">
            <text:p>0</text:p>
          </table:table-cell>
          <table:table-cell table:formula="of:=IF(SUM([.Y3:.AA3])=3; 1 ; IF(SUM([.Y3:.AA3])=2;0; IF(SUM([.Y3:.AA3])=1;1;0)))" office:value-type="float" office:value="0" calcext:value-type="float">
            <text:p>0</text:p>
          </table:table-cell>
          <table:table-cell table:formula="of:=IF(SUM([.Z3:.AB3])=3; 1 ; IF(SUM([.Z3:.AB3])=2;0; IF(SUM([.Z3:.AB3])=1;1;0)))" office:value-type="float" office:value="0" calcext:value-type="float">
            <text:p>0</text:p>
          </table:table-cell>
          <table:table-cell table:formula="of:=IF(SUM([.AA3:.AC3])=3; 1 ; IF(SUM([.AA3:.AC3])=2;0; IF(SUM([.AA3:.AC3])=1;1;0)))" office:value-type="float" office:value="0" calcext:value-type="float">
            <text:p>0</text:p>
          </table:table-cell>
          <table:table-cell table:formula="of:=IF(SUM([.AB3:.AD3])=3; 1 ; IF(SUM([.AB3:.AD3])=2;0; IF(SUM([.AB3:.AD3])=1;1;0)))" office:value-type="float" office:value="0" calcext:value-type="float">
            <text:p>0</text:p>
          </table:table-cell>
          <table:table-cell table:formula="of:=IF(SUM([.AC3:.AE3])=3; 1 ; IF(SUM([.AC3:.AE3])=2;0; IF(SUM([.AC3:.AE3])=1;1;0)))" office:value-type="float" office:value="0" calcext:value-type="float">
            <text:p>0</text:p>
          </table:table-cell>
          <table:table-cell table:formula="of:=IF(SUM([.AD3:.AF3])=3; 1 ; IF(SUM([.AD3:.AF3])=2;0; IF(SUM([.AD3:.AF3])=1;1;0)))" office:value-type="float" office:value="0" calcext:value-type="float">
            <text:p>0</text:p>
          </table:table-cell>
          <table:table-cell table:formula="of:=IF(SUM([.AE3:.AG3])=3; 1 ; IF(SUM([.AE3:.AG3])=2;0; IF(SUM([.AE3:.AG3])=1;1;0)))" office:value-type="float" office:value="0" calcext:value-type="float">
            <text:p>0</text:p>
          </table:table-cell>
          <table:table-cell table:formula="of:=IF(SUM([.AF3:.AH3])=3; 1 ; IF(SUM([.AF3:.AH3])=2;0; IF(SUM([.AF3:.AH3])=1;1;0)))" office:value-type="float" office:value="0" calcext:value-type="float">
            <text:p>0</text:p>
          </table:table-cell>
          <table:table-cell table:formula="of:=IF(SUM([.AF3:.AH3])=3; 1 ; IF(SUM([.AF3:.AH3])=2;0; IF(SUM([.AF3:.AH3])=1;1;0)))" office:value-type="float" office:value="0" calcext:value-type="float">
            <text:p>0</text:p>
          </table:table-cell>
        </table:table-row>
        <table:table-row table:style-name="ro1">
          <table:table-cell table:formula="of:=IF(SUM([.A4:.C4])=3; 1 ; IF(SUM([.A4:.C4])=2;0; IF(SUM([.A4:.C4])=1;1;0)))" office:value-type="float" office:value="0" calcext:value-type="float">
            <text:p>0</text:p>
          </table:table-cell>
          <table:table-cell table:formula="of:=IF(SUM([.A4:.C4])=3; 1 ; IF(SUM([.A4:.C4])=2;0; IF(SUM([.A4:.C4])=1;1;0)))" office:value-type="float" office:value="0" calcext:value-type="float">
            <text:p>0</text:p>
          </table:table-cell>
          <table:table-cell table:formula="of:=IF(SUM([.B4:.D4])=3; 1 ; IF(SUM([.B4:.D4])=2;0; IF(SUM([.B4:.D4])=1;1;0)))" office:value-type="float" office:value="0" calcext:value-type="float">
            <text:p>0</text:p>
          </table:table-cell>
          <table:table-cell table:formula="of:=IF(SUM([.C4:.E4])=3; 1 ; IF(SUM([.C4:.E4])=2;0; IF(SUM([.C4:.E4])=1;1;0)))" office:value-type="float" office:value="0" calcext:value-type="float">
            <text:p>0</text:p>
          </table:table-cell>
          <table:table-cell table:formula="of:=IF(SUM([.D4:.F4])=3; 1 ; IF(SUM([.D4:.F4])=2;0; IF(SUM([.D4:.F4])=1;1;0)))" office:value-type="float" office:value="0" calcext:value-type="float">
            <text:p>0</text:p>
          </table:table-cell>
          <table:table-cell table:formula="of:=IF(SUM([.E4:.G4])=3; 1 ; IF(SUM([.E4:.G4])=2;0; IF(SUM([.E4:.G4])=1;1;0)))" office:value-type="float" office:value="0" calcext:value-type="float">
            <text:p>0</text:p>
          </table:table-cell>
          <table:table-cell table:formula="of:=IF(SUM([.F4:.H4])=3; 1 ; IF(SUM([.F4:.H4])=2;0; IF(SUM([.F4:.H4])=1;1;0)))" office:value-type="float" office:value="0" calcext:value-type="float">
            <text:p>0</text:p>
          </table:table-cell>
          <table:table-cell table:formula="of:=IF(SUM([.G4:.I4])=3; 1 ; IF(SUM([.G4:.I4])=2;0; IF(SUM([.G4:.I4])=1;1;0)))" office:value-type="float" office:value="0" calcext:value-type="float">
            <text:p>0</text:p>
          </table:table-cell>
          <table:table-cell table:formula="of:=IF(SUM([.H4:.J4])=3; 1 ; IF(SUM([.H4:.J4])=2;0; IF(SUM([.H4:.J4])=1;1;0)))" office:value-type="float" office:value="0" calcext:value-type="float">
            <text:p>0</text:p>
          </table:table-cell>
          <table:table-cell table:formula="of:=IF(SUM([.I4:.K4])=3; 1 ; IF(SUM([.I4:.K4])=2;0; IF(SUM([.I4:.K4])=1;1;0)))" office:value-type="float" office:value="0" calcext:value-type="float">
            <text:p>0</text:p>
          </table:table-cell>
          <table:table-cell table:formula="of:=IF(SUM([.J4:.L4])=3; 1 ; IF(SUM([.J4:.L4])=2;0; IF(SUM([.J4:.L4])=1;1;0)))" office:value-type="float" office:value="0" calcext:value-type="float">
            <text:p>0</text:p>
          </table:table-cell>
          <table:table-cell table:formula="of:=IF(SUM([.K4:.M4])=3; 1 ; IF(SUM([.K4:.M4])=2;0; IF(SUM([.K4:.M4])=1;1;0)))" office:value-type="float" office:value="0" calcext:value-type="float">
            <text:p>0</text:p>
          </table:table-cell>
          <table:table-cell table:formula="of:=IF(SUM([.L4:.N4])=3; 1 ; IF(SUM([.L4:.N4])=2;0; IF(SUM([.L4:.N4])=1;1;0)))" office:value-type="float" office:value="1" calcext:value-type="float">
            <text:p>1</text:p>
          </table:table-cell>
          <table:table-cell table:formula="of:=IF(SUM([.M4:.O4])=3; 1 ; IF(SUM([.M4:.O4])=2;0; IF(SUM([.M4:.O4])=1;1;0)))" office:value-type="float" office:value="0" calcext:value-type="float">
            <text:p>0</text:p>
          </table:table-cell>
          <table:table-cell table:formula="of:=IF(SUM([.N4:.P4])=3; 1 ; IF(SUM([.N4:.P4])=2;0; IF(SUM([.N4:.P4])=1;1;0)))" office:value-type="float" office:value="0" calcext:value-type="float">
            <text:p>0</text:p>
          </table:table-cell>
          <table:table-cell table:formula="of:=IF(SUM([.O4:.Q4])=3; 1 ; IF(SUM([.O4:.Q4])=2;0; IF(SUM([.O4:.Q4])=1;1;0)))" office:value-type="float" office:value="0" calcext:value-type="float">
            <text:p>0</text:p>
          </table:table-cell>
          <table:table-cell table:formula="of:=IF(SUM([.P4:.R4])=3; 1 ; IF(SUM([.P4:.R4])=2;0; IF(SUM([.P4:.R4])=1;1;0)))" office:value-type="float" office:value="1" calcext:value-type="float">
            <text:p>1</text:p>
          </table:table-cell>
          <table:table-cell table:formula="of:=IF(SUM([.Q4:.S4])=3; 1 ; IF(SUM([.Q4:.S4])=2;0; IF(SUM([.Q4:.S4])=1;1;0)))" office:value-type="float" office:value="0" calcext:value-type="float">
            <text:p>0</text:p>
          </table:table-cell>
          <table:table-cell table:formula="of:=IF(SUM([.R4:.T4])=3; 1 ; IF(SUM([.R4:.T4])=2;0; IF(SUM([.R4:.T4])=1;1;0)))" office:value-type="float" office:value="0" calcext:value-type="float">
            <text:p>0</text:p>
          </table:table-cell>
          <table:table-cell table:formula="of:=IF(SUM([.S4:.U4])=3; 1 ; IF(SUM([.S4:.U4])=2;0; IF(SUM([.S4:.U4])=1;1;0)))" office:value-type="float" office:value="0" calcext:value-type="float">
            <text:p>0</text:p>
          </table:table-cell>
          <table:table-cell table:formula="of:=IF(SUM([.T4:.V4])=3; 1 ; IF(SUM([.T4:.V4])=2;0; IF(SUM([.T4:.V4])=1;1;0)))" office:value-type="float" office:value="1" calcext:value-type="float">
            <text:p>1</text:p>
          </table:table-cell>
          <table:table-cell table:formula="of:=IF(SUM([.U4:.W4])=3; 1 ; IF(SUM([.U4:.W4])=2;0; IF(SUM([.U4:.W4])=1;1;0)))" office:value-type="float" office:value="0" calcext:value-type="float">
            <text:p>0</text:p>
          </table:table-cell>
          <table:table-cell table:formula="of:=IF(SUM([.V4:.X4])=3; 1 ; IF(SUM([.V4:.X4])=2;0; IF(SUM([.V4:.X4])=1;1;0)))" office:value-type="float" office:value="0" calcext:value-type="float">
            <text:p>0</text:p>
          </table:table-cell>
          <table:table-cell table:formula="of:=IF(SUM([.W4:.Y4])=3; 1 ; IF(SUM([.W4:.Y4])=2;0; IF(SUM([.W4:.Y4])=1;1;0)))" office:value-type="float" office:value="0" calcext:value-type="float">
            <text:p>0</text:p>
          </table:table-cell>
          <table:table-cell table:formula="of:=IF(SUM([.X4:.Z4])=3; 1 ; IF(SUM([.X4:.Z4])=2;0; IF(SUM([.X4:.Z4])=1;1;0)))" office:value-type="float" office:value="0" calcext:value-type="float">
            <text:p>0</text:p>
          </table:table-cell>
          <table:table-cell table:formula="of:=IF(SUM([.Y4:.AA4])=3; 1 ; IF(SUM([.Y4:.AA4])=2;0; IF(SUM([.Y4:.AA4])=1;1;0)))" office:value-type="float" office:value="0" calcext:value-type="float">
            <text:p>0</text:p>
          </table:table-cell>
          <table:table-cell table:formula="of:=IF(SUM([.Z4:.AB4])=3; 1 ; IF(SUM([.Z4:.AB4])=2;0; IF(SUM([.Z4:.AB4])=1;1;0)))" office:value-type="float" office:value="0" calcext:value-type="float">
            <text:p>0</text:p>
          </table:table-cell>
          <table:table-cell table:formula="of:=IF(SUM([.AA4:.AC4])=3; 1 ; IF(SUM([.AA4:.AC4])=2;0; IF(SUM([.AA4:.AC4])=1;1;0)))" office:value-type="float" office:value="0" calcext:value-type="float">
            <text:p>0</text:p>
          </table:table-cell>
          <table:table-cell table:formula="of:=IF(SUM([.AB4:.AD4])=3; 1 ; IF(SUM([.AB4:.AD4])=2;0; IF(SUM([.AB4:.AD4])=1;1;0)))" office:value-type="float" office:value="0" calcext:value-type="float">
            <text:p>0</text:p>
          </table:table-cell>
          <table:table-cell table:formula="of:=IF(SUM([.AC4:.AE4])=3; 1 ; IF(SUM([.AC4:.AE4])=2;0; IF(SUM([.AC4:.AE4])=1;1;0)))" office:value-type="float" office:value="0" calcext:value-type="float">
            <text:p>0</text:p>
          </table:table-cell>
          <table:table-cell table:formula="of:=IF(SUM([.AD4:.AF4])=3; 1 ; IF(SUM([.AD4:.AF4])=2;0; IF(SUM([.AD4:.AF4])=1;1;0)))" office:value-type="float" office:value="0" calcext:value-type="float">
            <text:p>0</text:p>
          </table:table-cell>
          <table:table-cell table:formula="of:=IF(SUM([.AE4:.AG4])=3; 1 ; IF(SUM([.AE4:.AG4])=2;0; IF(SUM([.AE4:.AG4])=1;1;0)))" office:value-type="float" office:value="0" calcext:value-type="float">
            <text:p>0</text:p>
          </table:table-cell>
          <table:table-cell table:formula="of:=IF(SUM([.AF4:.AH4])=3; 1 ; IF(SUM([.AF4:.AH4])=2;0; IF(SUM([.AF4:.AH4])=1;1;0)))" office:value-type="float" office:value="0" calcext:value-type="float">
            <text:p>0</text:p>
          </table:table-cell>
          <table:table-cell table:formula="of:=IF(SUM([.AF4:.AH4])=3; 1 ; IF(SUM([.AF4:.AH4])=2;0; IF(SUM([.AF4:.AH4])=1;1;0)))" office:value-type="float" office:value="0" calcext:value-type="float">
            <text:p>0</text:p>
          </table:table-cell>
        </table:table-row>
        <table:table-row table:style-name="ro1">
          <table:table-cell table:formula="of:=IF(SUM([.A5:.C5])=3; 1 ; IF(SUM([.A5:.C5])=2;0; IF(SUM([.A5:.C5])=1;1;0)))" office:value-type="float" office:value="0" calcext:value-type="float">
            <text:p>0</text:p>
          </table:table-cell>
          <table:table-cell table:formula="of:=IF(SUM([.A5:.C5])=3; 1 ; IF(SUM([.A5:.C5])=2;0; IF(SUM([.A5:.C5])=1;1;0)))" office:value-type="float" office:value="0" calcext:value-type="float">
            <text:p>0</text:p>
          </table:table-cell>
          <table:table-cell table:formula="of:=IF(SUM([.B5:.D5])=3; 1 ; IF(SUM([.B5:.D5])=2;0; IF(SUM([.B5:.D5])=1;1;0)))" office:value-type="float" office:value="0" calcext:value-type="float">
            <text:p>0</text:p>
          </table:table-cell>
          <table:table-cell table:formula="of:=IF(SUM([.C5:.E5])=3; 1 ; IF(SUM([.C5:.E5])=2;0; IF(SUM([.C5:.E5])=1;1;0)))" office:value-type="float" office:value="0" calcext:value-type="float">
            <text:p>0</text:p>
          </table:table-cell>
          <table:table-cell table:formula="of:=IF(SUM([.D5:.F5])=3; 1 ; IF(SUM([.D5:.F5])=2;0; IF(SUM([.D5:.F5])=1;1;0)))" office:value-type="float" office:value="0" calcext:value-type="float">
            <text:p>0</text:p>
          </table:table-cell>
          <table:table-cell table:formula="of:=IF(SUM([.E5:.G5])=3; 1 ; IF(SUM([.E5:.G5])=2;0; IF(SUM([.E5:.G5])=1;1;0)))" office:value-type="float" office:value="0" calcext:value-type="float">
            <text:p>0</text:p>
          </table:table-cell>
          <table:table-cell table:formula="of:=IF(SUM([.F5:.H5])=3; 1 ; IF(SUM([.F5:.H5])=2;0; IF(SUM([.F5:.H5])=1;1;0)))" office:value-type="float" office:value="0" calcext:value-type="float">
            <text:p>0</text:p>
          </table:table-cell>
          <table:table-cell table:formula="of:=IF(SUM([.G5:.I5])=3; 1 ; IF(SUM([.G5:.I5])=2;0; IF(SUM([.G5:.I5])=1;1;0)))" office:value-type="float" office:value="0" calcext:value-type="float">
            <text:p>0</text:p>
          </table:table-cell>
          <table:table-cell table:formula="of:=IF(SUM([.H5:.J5])=3; 1 ; IF(SUM([.H5:.J5])=2;0; IF(SUM([.H5:.J5])=1;1;0)))" office:value-type="float" office:value="0" calcext:value-type="float">
            <text:p>0</text:p>
          </table:table-cell>
          <table:table-cell table:formula="of:=IF(SUM([.I5:.K5])=3; 1 ; IF(SUM([.I5:.K5])=2;0; IF(SUM([.I5:.K5])=1;1;0)))" office:value-type="float" office:value="0" calcext:value-type="float">
            <text:p>0</text:p>
          </table:table-cell>
          <table:table-cell table:formula="of:=IF(SUM([.J5:.L5])=3; 1 ; IF(SUM([.J5:.L5])=2;0; IF(SUM([.J5:.L5])=1;1;0)))" office:value-type="float" office:value="0" calcext:value-type="float">
            <text:p>0</text:p>
          </table:table-cell>
          <table:table-cell table:formula="of:=IF(SUM([.K5:.M5])=3; 1 ; IF(SUM([.K5:.M5])=2;0; IF(SUM([.K5:.M5])=1;1;0)))" office:value-type="float" office:value="1" calcext:value-type="float">
            <text:p>1</text:p>
          </table:table-cell>
          <table:table-cell table:formula="of:=IF(SUM([.L5:.N5])=3; 1 ; IF(SUM([.L5:.N5])=2;0; IF(SUM([.L5:.N5])=1;1;0)))" office:value-type="float" office:value="1" calcext:value-type="float">
            <text:p>1</text:p>
          </table:table-cell>
          <table:table-cell table:formula="of:=IF(SUM([.M5:.O5])=3; 1 ; IF(SUM([.M5:.O5])=2;0; IF(SUM([.M5:.O5])=1;1;0)))" office:value-type="float" office:value="1" calcext:value-type="float">
            <text:p>1</text:p>
          </table:table-cell>
          <table:table-cell table:formula="of:=IF(SUM([.N5:.P5])=3; 1 ; IF(SUM([.N5:.P5])=2;0; IF(SUM([.N5:.P5])=1;1;0)))" office:value-type="float" office:value="0" calcext:value-type="float">
            <text:p>0</text:p>
          </table:table-cell>
          <table:table-cell table:formula="of:=IF(SUM([.O5:.Q5])=3; 1 ; IF(SUM([.O5:.Q5])=2;0; IF(SUM([.O5:.Q5])=1;1;0)))" office:value-type="float" office:value="1" calcext:value-type="float">
            <text:p>1</text:p>
          </table:table-cell>
          <table:table-cell table:formula="of:=IF(SUM([.P5:.R5])=3; 1 ; IF(SUM([.P5:.R5])=2;0; IF(SUM([.P5:.R5])=1;1;0)))" office:value-type="float" office:value="1" calcext:value-type="float">
            <text:p>1</text:p>
          </table:table-cell>
          <table:table-cell table:formula="of:=IF(SUM([.Q5:.S5])=3; 1 ; IF(SUM([.Q5:.S5])=2;0; IF(SUM([.Q5:.S5])=1;1;0)))" office:value-type="float" office:value="1" calcext:value-type="float">
            <text:p>1</text:p>
          </table:table-cell>
          <table:table-cell table:formula="of:=IF(SUM([.R5:.T5])=3; 1 ; IF(SUM([.R5:.T5])=2;0; IF(SUM([.R5:.T5])=1;1;0)))" office:value-type="float" office:value="0" calcext:value-type="float">
            <text:p>0</text:p>
          </table:table-cell>
          <table:table-cell table:formula="of:=IF(SUM([.S5:.U5])=3; 1 ; IF(SUM([.S5:.U5])=2;0; IF(SUM([.S5:.U5])=1;1;0)))" office:value-type="float" office:value="1" calcext:value-type="float">
            <text:p>1</text:p>
          </table:table-cell>
          <table:table-cell table:formula="of:=IF(SUM([.T5:.V5])=3; 1 ; IF(SUM([.T5:.V5])=2;0; IF(SUM([.T5:.V5])=1;1;0)))" office:value-type="float" office:value="1" calcext:value-type="float">
            <text:p>1</text:p>
          </table:table-cell>
          <table:table-cell table:formula="of:=IF(SUM([.U5:.W5])=3; 1 ; IF(SUM([.U5:.W5])=2;0; IF(SUM([.U5:.W5])=1;1;0)))" office:value-type="float" office:value="1" calcext:value-type="float">
            <text:p>1</text:p>
          </table:table-cell>
          <table:table-cell table:formula="of:=IF(SUM([.V5:.X5])=3; 1 ; IF(SUM([.V5:.X5])=2;0; IF(SUM([.V5:.X5])=1;1;0)))" office:value-type="float" office:value="0" calcext:value-type="float">
            <text:p>0</text:p>
          </table:table-cell>
          <table:table-cell table:formula="of:=IF(SUM([.W5:.Y5])=3; 1 ; IF(SUM([.W5:.Y5])=2;0; IF(SUM([.W5:.Y5])=1;1;0)))" office:value-type="float" office:value="0" calcext:value-type="float">
            <text:p>0</text:p>
          </table:table-cell>
          <table:table-cell table:formula="of:=IF(SUM([.X5:.Z5])=3; 1 ; IF(SUM([.X5:.Z5])=2;0; IF(SUM([.X5:.Z5])=1;1;0)))" office:value-type="float" office:value="0" calcext:value-type="float">
            <text:p>0</text:p>
          </table:table-cell>
          <table:table-cell table:formula="of:=IF(SUM([.Y5:.AA5])=3; 1 ; IF(SUM([.Y5:.AA5])=2;0; IF(SUM([.Y5:.AA5])=1;1;0)))" office:value-type="float" office:value="0" calcext:value-type="float">
            <text:p>0</text:p>
          </table:table-cell>
          <table:table-cell table:formula="of:=IF(SUM([.Z5:.AB5])=3; 1 ; IF(SUM([.Z5:.AB5])=2;0; IF(SUM([.Z5:.AB5])=1;1;0)))" office:value-type="float" office:value="0" calcext:value-type="float">
            <text:p>0</text:p>
          </table:table-cell>
          <table:table-cell table:formula="of:=IF(SUM([.AA5:.AC5])=3; 1 ; IF(SUM([.AA5:.AC5])=2;0; IF(SUM([.AA5:.AC5])=1;1;0)))" office:value-type="float" office:value="0" calcext:value-type="float">
            <text:p>0</text:p>
          </table:table-cell>
          <table:table-cell table:formula="of:=IF(SUM([.AB5:.AD5])=3; 1 ; IF(SUM([.AB5:.AD5])=2;0; IF(SUM([.AB5:.AD5])=1;1;0)))" office:value-type="float" office:value="0" calcext:value-type="float">
            <text:p>0</text:p>
          </table:table-cell>
          <table:table-cell table:formula="of:=IF(SUM([.AC5:.AE5])=3; 1 ; IF(SUM([.AC5:.AE5])=2;0; IF(SUM([.AC5:.AE5])=1;1;0)))" office:value-type="float" office:value="0" calcext:value-type="float">
            <text:p>0</text:p>
          </table:table-cell>
          <table:table-cell table:formula="of:=IF(SUM([.AD5:.AF5])=3; 1 ; IF(SUM([.AD5:.AF5])=2;0; IF(SUM([.AD5:.AF5])=1;1;0)))" office:value-type="float" office:value="0" calcext:value-type="float">
            <text:p>0</text:p>
          </table:table-cell>
          <table:table-cell table:formula="of:=IF(SUM([.AE5:.AG5])=3; 1 ; IF(SUM([.AE5:.AG5])=2;0; IF(SUM([.AE5:.AG5])=1;1;0)))" office:value-type="float" office:value="0" calcext:value-type="float">
            <text:p>0</text:p>
          </table:table-cell>
          <table:table-cell table:formula="of:=IF(SUM([.AF5:.AH5])=3; 1 ; IF(SUM([.AF5:.AH5])=2;0; IF(SUM([.AF5:.AH5])=1;1;0)))" office:value-type="float" office:value="0" calcext:value-type="float">
            <text:p>0</text:p>
          </table:table-cell>
          <table:table-cell table:formula="of:=IF(SUM([.AF5:.AH5])=3; 1 ; IF(SUM([.AF5:.AH5])=2;0; IF(SUM([.AF5:.AH5])=1;1;0)))" office:value-type="float" office:value="0" calcext:value-type="float">
            <text:p>0</text:p>
          </table:table-cell>
        </table:table-row>
        <table:table-row table:style-name="ro1">
          <table:table-cell table:formula="of:=IF(SUM([.A6:.C6])=3; 1 ; IF(SUM([.A6:.C6])=2;0; IF(SUM([.A6:.C6])=1;1;0)))" office:value-type="float" office:value="0" calcext:value-type="float">
            <text:p>0</text:p>
          </table:table-cell>
          <table:table-cell table:formula="of:=IF(SUM([.A6:.C6])=3; 1 ; IF(SUM([.A6:.C6])=2;0; IF(SUM([.A6:.C6])=1;1;0)))" office:value-type="float" office:value="0" calcext:value-type="float">
            <text:p>0</text:p>
          </table:table-cell>
          <table:table-cell table:formula="of:=IF(SUM([.B6:.D6])=3; 1 ; IF(SUM([.B6:.D6])=2;0; IF(SUM([.B6:.D6])=1;1;0)))" office:value-type="float" office:value="0" calcext:value-type="float">
            <text:p>0</text:p>
          </table:table-cell>
          <table:table-cell table:formula="of:=IF(SUM([.C6:.E6])=3; 1 ; IF(SUM([.C6:.E6])=2;0; IF(SUM([.C6:.E6])=1;1;0)))" office:value-type="float" office:value="0" calcext:value-type="float">
            <text:p>0</text:p>
          </table:table-cell>
          <table:table-cell table:formula="of:=IF(SUM([.D6:.F6])=3; 1 ; IF(SUM([.D6:.F6])=2;0; IF(SUM([.D6:.F6])=1;1;0)))" office:value-type="float" office:value="0" calcext:value-type="float">
            <text:p>0</text:p>
          </table:table-cell>
          <table:table-cell table:formula="of:=IF(SUM([.E6:.G6])=3; 1 ; IF(SUM([.E6:.G6])=2;0; IF(SUM([.E6:.G6])=1;1;0)))" office:value-type="float" office:value="0" calcext:value-type="float">
            <text:p>0</text:p>
          </table:table-cell>
          <table:table-cell table:formula="of:=IF(SUM([.F6:.H6])=3; 1 ; IF(SUM([.F6:.H6])=2;0; IF(SUM([.F6:.H6])=1;1;0)))" office:value-type="float" office:value="0" calcext:value-type="float">
            <text:p>0</text:p>
          </table:table-cell>
          <table:table-cell table:formula="of:=IF(SUM([.G6:.I6])=3; 1 ; IF(SUM([.G6:.I6])=2;0; IF(SUM([.G6:.I6])=1;1;0)))" office:value-type="float" office:value="0" calcext:value-type="float">
            <text:p>0</text:p>
          </table:table-cell>
          <table:table-cell table:formula="of:=IF(SUM([.H6:.J6])=3; 1 ; IF(SUM([.H6:.J6])=2;0; IF(SUM([.H6:.J6])=1;1;0)))" office:value-type="float" office:value="0" calcext:value-type="float">
            <text:p>0</text:p>
          </table:table-cell>
          <table:table-cell table:formula="of:=IF(SUM([.I6:.K6])=3; 1 ; IF(SUM([.I6:.K6])=2;0; IF(SUM([.I6:.K6])=1;1;0)))" office:value-type="float" office:value="0" calcext:value-type="float">
            <text:p>0</text:p>
          </table:table-cell>
          <table:table-cell table:formula="of:=IF(SUM([.J6:.L6])=3; 1 ; IF(SUM([.J6:.L6])=2;0; IF(SUM([.J6:.L6])=1;1;0)))" office:value-type="float" office:value="1" calcext:value-type="float">
            <text:p>1</text:p>
          </table:table-cell>
          <table:table-cell table:formula="of:=IF(SUM([.K6:.M6])=3; 1 ; IF(SUM([.K6:.M6])=2;0; IF(SUM([.K6:.M6])=1;1;0)))" office:value-type="float" office:value="0" calcext:value-type="float">
            <text:p>0</text:p>
          </table:table-cell>
          <table:table-cell table:formula="of:=IF(SUM([.L6:.N6])=3; 1 ; IF(SUM([.L6:.N6])=2;0; IF(SUM([.L6:.N6])=1;1;0)))" office:value-type="float" office:value="1" calcext:value-type="float">
            <text:p>1</text:p>
          </table:table-cell>
          <table:table-cell table:formula="of:=IF(SUM([.M6:.O6])=3; 1 ; IF(SUM([.M6:.O6])=2;0; IF(SUM([.M6:.O6])=1;1;0)))" office:value-type="float" office:value="0" calcext:value-type="float">
            <text:p>0</text:p>
          </table:table-cell>
          <table:table-cell table:formula="of:=IF(SUM([.N6:.P6])=3; 1 ; IF(SUM([.N6:.P6])=2;0; IF(SUM([.N6:.P6])=1;1;0)))" office:value-type="float" office:value="0" calcext:value-type="float">
            <text:p>0</text:p>
          </table:table-cell>
          <table:table-cell table:formula="of:=IF(SUM([.O6:.Q6])=3; 1 ; IF(SUM([.O6:.Q6])=2;0; IF(SUM([.O6:.Q6])=1;1;0)))" office:value-type="float" office:value="0" calcext:value-type="float">
            <text:p>0</text:p>
          </table:table-cell>
          <table:table-cell table:formula="of:=IF(SUM([.P6:.R6])=3; 1 ; IF(SUM([.P6:.R6])=2;0; IF(SUM([.P6:.R6])=1;1;0)))" office:value-type="float" office:value="1" calcext:value-type="float">
            <text:p>1</text:p>
          </table:table-cell>
          <table:table-cell table:formula="of:=IF(SUM([.Q6:.S6])=3; 1 ; IF(SUM([.Q6:.S6])=2;0; IF(SUM([.Q6:.S6])=1;1;0)))" office:value-type="float" office:value="0" calcext:value-type="float">
            <text:p>0</text:p>
          </table:table-cell>
          <table:table-cell table:formula="of:=IF(SUM([.R6:.T6])=3; 1 ; IF(SUM([.R6:.T6])=2;0; IF(SUM([.R6:.T6])=1;1;0)))" office:value-type="float" office:value="0" calcext:value-type="float">
            <text:p>0</text:p>
          </table:table-cell>
          <table:table-cell table:formula="of:=IF(SUM([.S6:.U6])=3; 1 ; IF(SUM([.S6:.U6])=2;0; IF(SUM([.S6:.U6])=1;1;0)))" office:value-type="float" office:value="0" calcext:value-type="float">
            <text:p>0</text:p>
          </table:table-cell>
          <table:table-cell table:formula="of:=IF(SUM([.T6:.V6])=3; 1 ; IF(SUM([.T6:.V6])=2;0; IF(SUM([.T6:.V6])=1;1;0)))" office:value-type="float" office:value="1" calcext:value-type="float">
            <text:p>1</text:p>
          </table:table-cell>
          <table:table-cell table:formula="of:=IF(SUM([.U6:.W6])=3; 1 ; IF(SUM([.U6:.W6])=2;0; IF(SUM([.U6:.W6])=1;1;0)))" office:value-type="float" office:value="0" calcext:value-type="float">
            <text:p>0</text:p>
          </table:table-cell>
          <table:table-cell table:formula="of:=IF(SUM([.V6:.X6])=3; 1 ; IF(SUM([.V6:.X6])=2;0; IF(SUM([.V6:.X6])=1;1;0)))" office:value-type="float" office:value="1" calcext:value-type="float">
            <text:p>1</text:p>
          </table:table-cell>
          <table:table-cell table:formula="of:=IF(SUM([.W6:.Y6])=3; 1 ; IF(SUM([.W6:.Y6])=2;0; IF(SUM([.W6:.Y6])=1;1;0)))" office:value-type="float" office:value="0" calcext:value-type="float">
            <text:p>0</text:p>
          </table:table-cell>
          <table:table-cell table:formula="of:=IF(SUM([.X6:.Z6])=3; 1 ; IF(SUM([.X6:.Z6])=2;0; IF(SUM([.X6:.Z6])=1;1;0)))" office:value-type="float" office:value="0" calcext:value-type="float">
            <text:p>0</text:p>
          </table:table-cell>
          <table:table-cell table:formula="of:=IF(SUM([.Y6:.AA6])=3; 1 ; IF(SUM([.Y6:.AA6])=2;0; IF(SUM([.Y6:.AA6])=1;1;0)))" office:value-type="float" office:value="0" calcext:value-type="float">
            <text:p>0</text:p>
          </table:table-cell>
          <table:table-cell table:formula="of:=IF(SUM([.Z6:.AB6])=3; 1 ; IF(SUM([.Z6:.AB6])=2;0; IF(SUM([.Z6:.AB6])=1;1;0)))" office:value-type="float" office:value="0" calcext:value-type="float">
            <text:p>0</text:p>
          </table:table-cell>
          <table:table-cell table:formula="of:=IF(SUM([.AA6:.AC6])=3; 1 ; IF(SUM([.AA6:.AC6])=2;0; IF(SUM([.AA6:.AC6])=1;1;0)))" office:value-type="float" office:value="0" calcext:value-type="float">
            <text:p>0</text:p>
          </table:table-cell>
          <table:table-cell table:formula="of:=IF(SUM([.AB6:.AD6])=3; 1 ; IF(SUM([.AB6:.AD6])=2;0; IF(SUM([.AB6:.AD6])=1;1;0)))" office:value-type="float" office:value="0" calcext:value-type="float">
            <text:p>0</text:p>
          </table:table-cell>
          <table:table-cell table:formula="of:=IF(SUM([.AC6:.AE6])=3; 1 ; IF(SUM([.AC6:.AE6])=2;0; IF(SUM([.AC6:.AE6])=1;1;0)))" office:value-type="float" office:value="0" calcext:value-type="float">
            <text:p>0</text:p>
          </table:table-cell>
          <table:table-cell table:formula="of:=IF(SUM([.AD6:.AF6])=3; 1 ; IF(SUM([.AD6:.AF6])=2;0; IF(SUM([.AD6:.AF6])=1;1;0)))" office:value-type="float" office:value="0" calcext:value-type="float">
            <text:p>0</text:p>
          </table:table-cell>
          <table:table-cell table:formula="of:=IF(SUM([.AE6:.AG6])=3; 1 ; IF(SUM([.AE6:.AG6])=2;0; IF(SUM([.AE6:.AG6])=1;1;0)))" office:value-type="float" office:value="0" calcext:value-type="float">
            <text:p>0</text:p>
          </table:table-cell>
          <table:table-cell table:formula="of:=IF(SUM([.AF6:.AH6])=3; 1 ; IF(SUM([.AF6:.AH6])=2;0; IF(SUM([.AF6:.AH6])=1;1;0)))" office:value-type="float" office:value="0" calcext:value-type="float">
            <text:p>0</text:p>
          </table:table-cell>
          <table:table-cell table:formula="of:=IF(SUM([.AF6:.AH6])=3; 1 ; IF(SUM([.AF6:.AH6])=2;0; IF(SUM([.AF6:.AH6])=1;1;0)))" office:value-type="float" office:value="0" calcext:value-type="float">
            <text:p>0</text:p>
          </table:table-cell>
        </table:table-row>
        <table:table-row table:style-name="ro1">
          <table:table-cell table:formula="of:=IF(SUM([.A7:.C7])=3; 1 ; IF(SUM([.A7:.C7])=2;0; IF(SUM([.A7:.C7])=1;1;0)))" office:value-type="float" office:value="0" calcext:value-type="float">
            <text:p>0</text:p>
          </table:table-cell>
          <table:table-cell table:formula="of:=IF(SUM([.A7:.C7])=3; 1 ; IF(SUM([.A7:.C7])=2;0; IF(SUM([.A7:.C7])=1;1;0)))" office:value-type="float" office:value="0" calcext:value-type="float">
            <text:p>0</text:p>
          </table:table-cell>
          <table:table-cell table:formula="of:=IF(SUM([.B7:.D7])=3; 1 ; IF(SUM([.B7:.D7])=2;0; IF(SUM([.B7:.D7])=1;1;0)))" office:value-type="float" office:value="0" calcext:value-type="float">
            <text:p>0</text:p>
          </table:table-cell>
          <table:table-cell table:formula="of:=IF(SUM([.C7:.E7])=3; 1 ; IF(SUM([.C7:.E7])=2;0; IF(SUM([.C7:.E7])=1;1;0)))" office:value-type="float" office:value="0" calcext:value-type="float">
            <text:p>0</text:p>
          </table:table-cell>
          <table:table-cell table:formula="of:=IF(SUM([.D7:.F7])=3; 1 ; IF(SUM([.D7:.F7])=2;0; IF(SUM([.D7:.F7])=1;1;0)))" office:value-type="float" office:value="0" calcext:value-type="float">
            <text:p>0</text:p>
          </table:table-cell>
          <table:table-cell table:formula="of:=IF(SUM([.E7:.G7])=3; 1 ; IF(SUM([.E7:.G7])=2;0; IF(SUM([.E7:.G7])=1;1;0)))" office:value-type="float" office:value="0" calcext:value-type="float">
            <text:p>0</text:p>
          </table:table-cell>
          <table:table-cell table:formula="of:=IF(SUM([.F7:.H7])=3; 1 ; IF(SUM([.F7:.H7])=2;0; IF(SUM([.F7:.H7])=1;1;0)))" office:value-type="float" office:value="0" calcext:value-type="float">
            <text:p>0</text:p>
          </table:table-cell>
          <table:table-cell table:formula="of:=IF(SUM([.G7:.I7])=3; 1 ; IF(SUM([.G7:.I7])=2;0; IF(SUM([.G7:.I7])=1;1;0)))" office:value-type="float" office:value="0" calcext:value-type="float">
            <text:p>0</text:p>
          </table:table-cell>
          <table:table-cell table:formula="of:=IF(SUM([.H7:.J7])=3; 1 ; IF(SUM([.H7:.J7])=2;0; IF(SUM([.H7:.J7])=1;1;0)))" office:value-type="float" office:value="0" calcext:value-type="float">
            <text:p>0</text:p>
          </table:table-cell>
          <table:table-cell table:formula="of:=IF(SUM([.I7:.K7])=3; 1 ; IF(SUM([.I7:.K7])=2;0; IF(SUM([.I7:.K7])=1;1;0)))" office:value-type="float" office:value="1" calcext:value-type="float">
            <text:p>1</text:p>
          </table:table-cell>
          <table:table-cell table:formula="of:=IF(SUM([.J7:.L7])=3; 1 ; IF(SUM([.J7:.L7])=2;0; IF(SUM([.J7:.L7])=1;1;0)))" office:value-type="float" office:value="1" calcext:value-type="float">
            <text:p>1</text:p>
          </table:table-cell>
          <table:table-cell table:formula="of:=IF(SUM([.K7:.M7])=3; 1 ; IF(SUM([.K7:.M7])=2;0; IF(SUM([.K7:.M7])=1;1;0)))" office:value-type="float" office:value="0" calcext:value-type="float">
            <text:p>0</text:p>
          </table:table-cell>
          <table:table-cell table:formula="of:=IF(SUM([.L7:.N7])=3; 1 ; IF(SUM([.L7:.N7])=2;0; IF(SUM([.L7:.N7])=1;1;0)))" office:value-type="float" office:value="1" calcext:value-type="float">
            <text:p>1</text:p>
          </table:table-cell>
          <table:table-cell table:formula="of:=IF(SUM([.M7:.O7])=3; 1 ; IF(SUM([.M7:.O7])=2;0; IF(SUM([.M7:.O7])=1;1;0)))" office:value-type="float" office:value="1" calcext:value-type="float">
            <text:p>1</text:p>
          </table:table-cell>
          <table:table-cell table:formula="of:=IF(SUM([.N7:.P7])=3; 1 ; IF(SUM([.N7:.P7])=2;0; IF(SUM([.N7:.P7])=1;1;0)))" office:value-type="float" office:value="0" calcext:value-type="float">
            <text:p>0</text:p>
          </table:table-cell>
          <table:table-cell table:formula="of:=IF(SUM([.O7:.Q7])=3; 1 ; IF(SUM([.O7:.Q7])=2;0; IF(SUM([.O7:.Q7])=1;1;0)))" office:value-type="float" office:value="1" calcext:value-type="float">
            <text:p>1</text:p>
          </table:table-cell>
          <table:table-cell table:formula="of:=IF(SUM([.P7:.R7])=3; 1 ; IF(SUM([.P7:.R7])=2;0; IF(SUM([.P7:.R7])=1;1;0)))" office:value-type="float" office:value="1" calcext:value-type="float">
            <text:p>1</text:p>
          </table:table-cell>
          <table:table-cell table:formula="of:=IF(SUM([.Q7:.S7])=3; 1 ; IF(SUM([.Q7:.S7])=2;0; IF(SUM([.Q7:.S7])=1;1;0)))" office:value-type="float" office:value="1" calcext:value-type="float">
            <text:p>1</text:p>
          </table:table-cell>
          <table:table-cell table:formula="of:=IF(SUM([.R7:.T7])=3; 1 ; IF(SUM([.R7:.T7])=2;0; IF(SUM([.R7:.T7])=1;1;0)))" office:value-type="float" office:value="0" calcext:value-type="float">
            <text:p>0</text:p>
          </table:table-cell>
          <table:table-cell table:formula="of:=IF(SUM([.S7:.U7])=3; 1 ; IF(SUM([.S7:.U7])=2;0; IF(SUM([.S7:.U7])=1;1;0)))" office:value-type="float" office:value="1" calcext:value-type="float">
            <text:p>1</text:p>
          </table:table-cell>
          <table:table-cell table:formula="of:=IF(SUM([.T7:.V7])=3; 1 ; IF(SUM([.T7:.V7])=2;0; IF(SUM([.T7:.V7])=1;1;0)))" office:value-type="float" office:value="1" calcext:value-type="float">
            <text:p>1</text:p>
          </table:table-cell>
          <table:table-cell table:formula="of:=IF(SUM([.U7:.W7])=3; 1 ; IF(SUM([.U7:.W7])=2;0; IF(SUM([.U7:.W7])=1;1;0)))" office:value-type="float" office:value="0" calcext:value-type="float">
            <text:p>0</text:p>
          </table:table-cell>
          <table:table-cell table:formula="of:=IF(SUM([.V7:.X7])=3; 1 ; IF(SUM([.V7:.X7])=2;0; IF(SUM([.V7:.X7])=1;1;0)))" office:value-type="float" office:value="1" calcext:value-type="float">
            <text:p>1</text:p>
          </table:table-cell>
          <table:table-cell table:formula="of:=IF(SUM([.W7:.Y7])=3; 1 ; IF(SUM([.W7:.Y7])=2;0; IF(SUM([.W7:.Y7])=1;1;0)))" office:value-type="float" office:value="1" calcext:value-type="float">
            <text:p>1</text:p>
          </table:table-cell>
          <table:table-cell table:formula="of:=IF(SUM([.X7:.Z7])=3; 1 ; IF(SUM([.X7:.Z7])=2;0; IF(SUM([.X7:.Z7])=1;1;0)))" office:value-type="float" office:value="0" calcext:value-type="float">
            <text:p>0</text:p>
          </table:table-cell>
          <table:table-cell table:formula="of:=IF(SUM([.Y7:.AA7])=3; 1 ; IF(SUM([.Y7:.AA7])=2;0; IF(SUM([.Y7:.AA7])=1;1;0)))" office:value-type="float" office:value="0" calcext:value-type="float">
            <text:p>0</text:p>
          </table:table-cell>
          <table:table-cell table:formula="of:=IF(SUM([.Z7:.AB7])=3; 1 ; IF(SUM([.Z7:.AB7])=2;0; IF(SUM([.Z7:.AB7])=1;1;0)))" office:value-type="float" office:value="0" calcext:value-type="float">
            <text:p>0</text:p>
          </table:table-cell>
          <table:table-cell table:formula="of:=IF(SUM([.AA7:.AC7])=3; 1 ; IF(SUM([.AA7:.AC7])=2;0; IF(SUM([.AA7:.AC7])=1;1;0)))" office:value-type="float" office:value="0" calcext:value-type="float">
            <text:p>0</text:p>
          </table:table-cell>
          <table:table-cell table:formula="of:=IF(SUM([.AB7:.AD7])=3; 1 ; IF(SUM([.AB7:.AD7])=2;0; IF(SUM([.AB7:.AD7])=1;1;0)))" office:value-type="float" office:value="0" calcext:value-type="float">
            <text:p>0</text:p>
          </table:table-cell>
          <table:table-cell table:formula="of:=IF(SUM([.AC7:.AE7])=3; 1 ; IF(SUM([.AC7:.AE7])=2;0; IF(SUM([.AC7:.AE7])=1;1;0)))" office:value-type="float" office:value="0" calcext:value-type="float">
            <text:p>0</text:p>
          </table:table-cell>
          <table:table-cell table:formula="of:=IF(SUM([.AD7:.AF7])=3; 1 ; IF(SUM([.AD7:.AF7])=2;0; IF(SUM([.AD7:.AF7])=1;1;0)))" office:value-type="float" office:value="0" calcext:value-type="float">
            <text:p>0</text:p>
          </table:table-cell>
          <table:table-cell table:formula="of:=IF(SUM([.AE7:.AG7])=3; 1 ; IF(SUM([.AE7:.AG7])=2;0; IF(SUM([.AE7:.AG7])=1;1;0)))" office:value-type="float" office:value="0" calcext:value-type="float">
            <text:p>0</text:p>
          </table:table-cell>
          <table:table-cell table:formula="of:=IF(SUM([.AF7:.AH7])=3; 1 ; IF(SUM([.AF7:.AH7])=2;0; IF(SUM([.AF7:.AH7])=1;1;0)))" office:value-type="float" office:value="0" calcext:value-type="float">
            <text:p>0</text:p>
          </table:table-cell>
          <table:table-cell table:formula="of:=IF(SUM([.AF7:.AH7])=3; 1 ; IF(SUM([.AF7:.AH7])=2;0; IF(SUM([.AF7:.AH7])=1;1;0)))" office:value-type="float" office:value="0" calcext:value-type="float">
            <text:p>0</text:p>
          </table:table-cell>
        </table:table-row>
        <table:table-row table:style-name="ro1">
          <table:table-cell table:formula="of:=IF(SUM([.A8:.C8])=3; 1 ; IF(SUM([.A8:.C8])=2;0; IF(SUM([.A8:.C8])=1;1;0)))" office:value-type="float" office:value="0" calcext:value-type="float">
            <text:p>0</text:p>
          </table:table-cell>
          <table:table-cell table:formula="of:=IF(SUM([.A8:.C8])=3; 1 ; IF(SUM([.A8:.C8])=2;0; IF(SUM([.A8:.C8])=1;1;0)))" office:value-type="float" office:value="0" calcext:value-type="float">
            <text:p>0</text:p>
          </table:table-cell>
          <table:table-cell table:formula="of:=IF(SUM([.B8:.D8])=3; 1 ; IF(SUM([.B8:.D8])=2;0; IF(SUM([.B8:.D8])=1;1;0)))" office:value-type="float" office:value="0" calcext:value-type="float">
            <text:p>0</text:p>
          </table:table-cell>
          <table:table-cell table:formula="of:=IF(SUM([.C8:.E8])=3; 1 ; IF(SUM([.C8:.E8])=2;0; IF(SUM([.C8:.E8])=1;1;0)))" office:value-type="float" office:value="0" calcext:value-type="float">
            <text:p>0</text:p>
          </table:table-cell>
          <table:table-cell table:formula="of:=IF(SUM([.D8:.F8])=3; 1 ; IF(SUM([.D8:.F8])=2;0; IF(SUM([.D8:.F8])=1;1;0)))" office:value-type="float" office:value="0" calcext:value-type="float">
            <text:p>0</text:p>
          </table:table-cell>
          <table:table-cell table:formula="of:=IF(SUM([.E8:.G8])=3; 1 ; IF(SUM([.E8:.G8])=2;0; IF(SUM([.E8:.G8])=1;1;0)))" office:value-type="float" office:value="0" calcext:value-type="float">
            <text:p>0</text:p>
          </table:table-cell>
          <table:table-cell table:formula="of:=IF(SUM([.F8:.H8])=3; 1 ; IF(SUM([.F8:.H8])=2;0; IF(SUM([.F8:.H8])=1;1;0)))" office:value-type="float" office:value="0" calcext:value-type="float">
            <text:p>0</text:p>
          </table:table-cell>
          <table:table-cell table:formula="of:=IF(SUM([.G8:.I8])=3; 1 ; IF(SUM([.G8:.I8])=2;0; IF(SUM([.G8:.I8])=1;1;0)))" office:value-type="float" office:value="0" calcext:value-type="float">
            <text:p>0</text:p>
          </table:table-cell>
          <table:table-cell table:formula="of:=IF(SUM([.H8:.J8])=3; 1 ; IF(SUM([.H8:.J8])=2;0; IF(SUM([.H8:.J8])=1;1;0)))" office:value-type="float" office:value="1" calcext:value-type="float">
            <text:p>1</text:p>
          </table:table-cell>
          <table:table-cell table:formula="of:=IF(SUM([.I8:.K8])=3; 1 ; IF(SUM([.I8:.K8])=2;0; IF(SUM([.I8:.K8])=1;1;0)))" office:value-type="float" office:value="0" calcext:value-type="float">
            <text:p>0</text:p>
          </table:table-cell>
          <table:table-cell table:formula="of:=IF(SUM([.J8:.L8])=3; 1 ; IF(SUM([.J8:.L8])=2;0; IF(SUM([.J8:.L8])=1;1;0)))" office:value-type="float" office:value="0" calcext:value-type="float">
            <text:p>0</text:p>
          </table:table-cell>
          <table:table-cell table:formula="of:=IF(SUM([.K8:.M8])=3; 1 ; IF(SUM([.K8:.M8])=2;0; IF(SUM([.K8:.M8])=1;1;0)))" office:value-type="float" office:value="0" calcext:value-type="float">
            <text:p>0</text:p>
          </table:table-cell>
          <table:table-cell table:formula="of:=IF(SUM([.L8:.N8])=3; 1 ; IF(SUM([.L8:.N8])=2;0; IF(SUM([.L8:.N8])=1;1;0)))" office:value-type="float" office:value="0" calcext:value-type="float">
            <text:p>0</text:p>
          </table:table-cell>
          <table:table-cell table:formula="of:=IF(SUM([.M8:.O8])=3; 1 ; IF(SUM([.M8:.O8])=2;0; IF(SUM([.M8:.O8])=1;1;0)))" office:value-type="float" office:value="0" calcext:value-type="float">
            <text:p>0</text:p>
          </table:table-cell>
          <table:table-cell table:formula="of:=IF(SUM([.N8:.P8])=3; 1 ; IF(SUM([.N8:.P8])=2;0; IF(SUM([.N8:.P8])=1;1;0)))" office:value-type="float" office:value="0" calcext:value-type="float">
            <text:p>0</text:p>
          </table:table-cell>
          <table:table-cell table:formula="of:=IF(SUM([.O8:.Q8])=3; 1 ; IF(SUM([.O8:.Q8])=2;0; IF(SUM([.O8:.Q8])=1;1;0)))" office:value-type="float" office:value="0" calcext:value-type="float">
            <text:p>0</text:p>
          </table:table-cell>
          <table:table-cell table:formula="of:=IF(SUM([.P8:.R8])=3; 1 ; IF(SUM([.P8:.R8])=2;0; IF(SUM([.P8:.R8])=1;1;0)))" office:value-type="float" office:value="1" calcext:value-type="float">
            <text:p>1</text:p>
          </table:table-cell>
          <table:table-cell table:formula="of:=IF(SUM([.Q8:.S8])=3; 1 ; IF(SUM([.Q8:.S8])=2;0; IF(SUM([.Q8:.S8])=1;1;0)))" office:value-type="float" office:value="0" calcext:value-type="float">
            <text:p>0</text:p>
          </table:table-cell>
          <table:table-cell table:formula="of:=IF(SUM([.R8:.T8])=3; 1 ; IF(SUM([.R8:.T8])=2;0; IF(SUM([.R8:.T8])=1;1;0)))" office:value-type="float" office:value="0" calcext:value-type="float">
            <text:p>0</text:p>
          </table:table-cell>
          <table:table-cell table:formula="of:=IF(SUM([.S8:.U8])=3; 1 ; IF(SUM([.S8:.U8])=2;0; IF(SUM([.S8:.U8])=1;1;0)))" office:value-type="float" office:value="0" calcext:value-type="float">
            <text:p>0</text:p>
          </table:table-cell>
          <table:table-cell table:formula="of:=IF(SUM([.T8:.V8])=3; 1 ; IF(SUM([.T8:.V8])=2;0; IF(SUM([.T8:.V8])=1;1;0)))" office:value-type="float" office:value="0" calcext:value-type="float">
            <text:p>0</text:p>
          </table:table-cell>
          <table:table-cell table:formula="of:=IF(SUM([.U8:.W8])=3; 1 ; IF(SUM([.U8:.W8])=2;0; IF(SUM([.U8:.W8])=1;1;0)))" office:value-type="float" office:value="0" calcext:value-type="float">
            <text:p>0</text:p>
          </table:table-cell>
          <table:table-cell table:formula="of:=IF(SUM([.V8:.X8])=3; 1 ; IF(SUM([.V8:.X8])=2;0; IF(SUM([.V8:.X8])=1;1;0)))" office:value-type="float" office:value="0" calcext:value-type="float">
            <text:p>0</text:p>
          </table:table-cell>
          <table:table-cell table:formula="of:=IF(SUM([.W8:.Y8])=3; 1 ; IF(SUM([.W8:.Y8])=2;0; IF(SUM([.W8:.Y8])=1;1;0)))" office:value-type="float" office:value="0" calcext:value-type="float">
            <text:p>0</text:p>
          </table:table-cell>
          <table:table-cell table:formula="of:=IF(SUM([.X8:.Z8])=3; 1 ; IF(SUM([.X8:.Z8])=2;0; IF(SUM([.X8:.Z8])=1;1;0)))" office:value-type="float" office:value="1" calcext:value-type="float">
            <text:p>1</text:p>
          </table:table-cell>
          <table:table-cell table:formula="of:=IF(SUM([.Y8:.AA8])=3; 1 ; IF(SUM([.Y8:.AA8])=2;0; IF(SUM([.Y8:.AA8])=1;1;0)))" office:value-type="float" office:value="0" calcext:value-type="float">
            <text:p>0</text:p>
          </table:table-cell>
          <table:table-cell table:formula="of:=IF(SUM([.Z8:.AB8])=3; 1 ; IF(SUM([.Z8:.AB8])=2;0; IF(SUM([.Z8:.AB8])=1;1;0)))" office:value-type="float" office:value="0" calcext:value-type="float">
            <text:p>0</text:p>
          </table:table-cell>
          <table:table-cell table:formula="of:=IF(SUM([.AA8:.AC8])=3; 1 ; IF(SUM([.AA8:.AC8])=2;0; IF(SUM([.AA8:.AC8])=1;1;0)))" office:value-type="float" office:value="0" calcext:value-type="float">
            <text:p>0</text:p>
          </table:table-cell>
          <table:table-cell table:formula="of:=IF(SUM([.AB8:.AD8])=3; 1 ; IF(SUM([.AB8:.AD8])=2;0; IF(SUM([.AB8:.AD8])=1;1;0)))" office:value-type="float" office:value="0" calcext:value-type="float">
            <text:p>0</text:p>
          </table:table-cell>
          <table:table-cell table:formula="of:=IF(SUM([.AC8:.AE8])=3; 1 ; IF(SUM([.AC8:.AE8])=2;0; IF(SUM([.AC8:.AE8])=1;1;0)))" office:value-type="float" office:value="0" calcext:value-type="float">
            <text:p>0</text:p>
          </table:table-cell>
          <table:table-cell table:formula="of:=IF(SUM([.AD8:.AF8])=3; 1 ; IF(SUM([.AD8:.AF8])=2;0; IF(SUM([.AD8:.AF8])=1;1;0)))" office:value-type="float" office:value="0" calcext:value-type="float">
            <text:p>0</text:p>
          </table:table-cell>
          <table:table-cell table:formula="of:=IF(SUM([.AE8:.AG8])=3; 1 ; IF(SUM([.AE8:.AG8])=2;0; IF(SUM([.AE8:.AG8])=1;1;0)))" office:value-type="float" office:value="0" calcext:value-type="float">
            <text:p>0</text:p>
          </table:table-cell>
          <table:table-cell table:formula="of:=IF(SUM([.AF8:.AH8])=3; 1 ; IF(SUM([.AF8:.AH8])=2;0; IF(SUM([.AF8:.AH8])=1;1;0)))" office:value-type="float" office:value="0" calcext:value-type="float">
            <text:p>0</text:p>
          </table:table-cell>
          <table:table-cell table:formula="of:=IF(SUM([.AF8:.AH8])=3; 1 ; IF(SUM([.AF8:.AH8])=2;0; IF(SUM([.AF8:.AH8])=1;1;0)))" office:value-type="float" office:value="0" calcext:value-type="float">
            <text:p>0</text:p>
          </table:table-cell>
        </table:table-row>
        <table:table-row table:style-name="ro1">
          <table:table-cell table:formula="of:=IF(SUM([.A9:.C9])=3; 1 ; IF(SUM([.A9:.C9])=2;0; IF(SUM([.A9:.C9])=1;1;0)))" office:value-type="float" office:value="0" calcext:value-type="float">
            <text:p>0</text:p>
          </table:table-cell>
          <table:table-cell table:formula="of:=IF(SUM([.A9:.C9])=3; 1 ; IF(SUM([.A9:.C9])=2;0; IF(SUM([.A9:.C9])=1;1;0)))" office:value-type="float" office:value="0" calcext:value-type="float">
            <text:p>0</text:p>
          </table:table-cell>
          <table:table-cell table:formula="of:=IF(SUM([.B9:.D9])=3; 1 ; IF(SUM([.B9:.D9])=2;0; IF(SUM([.B9:.D9])=1;1;0)))" office:value-type="float" office:value="0" calcext:value-type="float">
            <text:p>0</text:p>
          </table:table-cell>
          <table:table-cell table:formula="of:=IF(SUM([.C9:.E9])=3; 1 ; IF(SUM([.C9:.E9])=2;0; IF(SUM([.C9:.E9])=1;1;0)))" office:value-type="float" office:value="0" calcext:value-type="float">
            <text:p>0</text:p>
          </table:table-cell>
          <table:table-cell table:formula="of:=IF(SUM([.D9:.F9])=3; 1 ; IF(SUM([.D9:.F9])=2;0; IF(SUM([.D9:.F9])=1;1;0)))" office:value-type="float" office:value="0" calcext:value-type="float">
            <text:p>0</text:p>
          </table:table-cell>
          <table:table-cell table:formula="of:=IF(SUM([.E9:.G9])=3; 1 ; IF(SUM([.E9:.G9])=2;0; IF(SUM([.E9:.G9])=1;1;0)))" office:value-type="float" office:value="0" calcext:value-type="float">
            <text:p>0</text:p>
          </table:table-cell>
          <table:table-cell table:formula="of:=IF(SUM([.F9:.H9])=3; 1 ; IF(SUM([.F9:.H9])=2;0; IF(SUM([.F9:.H9])=1;1;0)))" office:value-type="float" office:value="0" calcext:value-type="float">
            <text:p>0</text:p>
          </table:table-cell>
          <table:table-cell table:formula="of:=IF(SUM([.G9:.I9])=3; 1 ; IF(SUM([.G9:.I9])=2;0; IF(SUM([.G9:.I9])=1;1;0)))" office:value-type="float" office:value="1" calcext:value-type="float">
            <text:p>1</text:p>
          </table:table-cell>
          <table:table-cell table:formula="of:=IF(SUM([.H9:.J9])=3; 1 ; IF(SUM([.H9:.J9])=2;0; IF(SUM([.H9:.J9])=1;1;0)))" office:value-type="float" office:value="1" calcext:value-type="float">
            <text:p>1</text:p>
          </table:table-cell>
          <table:table-cell table:formula="of:=IF(SUM([.I9:.K9])=3; 1 ; IF(SUM([.I9:.K9])=2;0; IF(SUM([.I9:.K9])=1;1;0)))" office:value-type="float" office:value="1" calcext:value-type="float">
            <text:p>1</text:p>
          </table:table-cell>
          <table:table-cell table:formula="of:=IF(SUM([.J9:.L9])=3; 1 ; IF(SUM([.J9:.L9])=2;0; IF(SUM([.J9:.L9])=1;1;0)))" office:value-type="float" office:value="0" calcext:value-type="float">
            <text:p>0</text:p>
          </table:table-cell>
          <table:table-cell table:formula="of:=IF(SUM([.K9:.M9])=3; 1 ; IF(SUM([.K9:.M9])=2;0; IF(SUM([.K9:.M9])=1;1;0)))" office:value-type="float" office:value="0" calcext:value-type="float">
            <text:p>0</text:p>
          </table:table-cell>
          <table:table-cell table:formula="of:=IF(SUM([.L9:.N9])=3; 1 ; IF(SUM([.L9:.N9])=2;0; IF(SUM([.L9:.N9])=1;1;0)))" office:value-type="float" office:value="0" calcext:value-type="float">
            <text:p>0</text:p>
          </table:table-cell>
          <table:table-cell table:formula="of:=IF(SUM([.M9:.O9])=3; 1 ; IF(SUM([.M9:.O9])=2;0; IF(SUM([.M9:.O9])=1;1;0)))" office:value-type="float" office:value="0" calcext:value-type="float">
            <text:p>0</text:p>
          </table:table-cell>
          <table:table-cell table:formula="of:=IF(SUM([.N9:.P9])=3; 1 ; IF(SUM([.N9:.P9])=2;0; IF(SUM([.N9:.P9])=1;1;0)))" office:value-type="float" office:value="0" calcext:value-type="float">
            <text:p>0</text:p>
          </table:table-cell>
          <table:table-cell table:formula="of:=IF(SUM([.O9:.Q9])=3; 1 ; IF(SUM([.O9:.Q9])=2;0; IF(SUM([.O9:.Q9])=1;1;0)))" office:value-type="float" office:value="1" calcext:value-type="float">
            <text:p>1</text:p>
          </table:table-cell>
          <table:table-cell table:formula="of:=IF(SUM([.P9:.R9])=3; 1 ; IF(SUM([.P9:.R9])=2;0; IF(SUM([.P9:.R9])=1;1;0)))" office:value-type="float" office:value="1" calcext:value-type="float">
            <text:p>1</text:p>
          </table:table-cell>
          <table:table-cell table:formula="of:=IF(SUM([.Q9:.S9])=3; 1 ; IF(SUM([.Q9:.S9])=2;0; IF(SUM([.Q9:.S9])=1;1;0)))" office:value-type="float" office:value="1" calcext:value-type="float">
            <text:p>1</text:p>
          </table:table-cell>
          <table:table-cell table:formula="of:=IF(SUM([.R9:.T9])=3; 1 ; IF(SUM([.R9:.T9])=2;0; IF(SUM([.R9:.T9])=1;1;0)))" office:value-type="float" office:value="0" calcext:value-type="float">
            <text:p>0</text:p>
          </table:table-cell>
          <table:table-cell table:formula="of:=IF(SUM([.S9:.U9])=3; 1 ; IF(SUM([.S9:.U9])=2;0; IF(SUM([.S9:.U9])=1;1;0)))" office:value-type="float" office:value="0" calcext:value-type="float">
            <text:p>0</text:p>
          </table:table-cell>
          <table:table-cell table:formula="of:=IF(SUM([.T9:.V9])=3; 1 ; IF(SUM([.T9:.V9])=2;0; IF(SUM([.T9:.V9])=1;1;0)))" office:value-type="float" office:value="0" calcext:value-type="float">
            <text:p>0</text:p>
          </table:table-cell>
          <table:table-cell table:formula="of:=IF(SUM([.U9:.W9])=3; 1 ; IF(SUM([.U9:.W9])=2;0; IF(SUM([.U9:.W9])=1;1;0)))" office:value-type="float" office:value="0" calcext:value-type="float">
            <text:p>0</text:p>
          </table:table-cell>
          <table:table-cell table:formula="of:=IF(SUM([.V9:.X9])=3; 1 ; IF(SUM([.V9:.X9])=2;0; IF(SUM([.V9:.X9])=1;1;0)))" office:value-type="float" office:value="0" calcext:value-type="float">
            <text:p>0</text:p>
          </table:table-cell>
          <table:table-cell table:formula="of:=IF(SUM([.W9:.Y9])=3; 1 ; IF(SUM([.W9:.Y9])=2;0; IF(SUM([.W9:.Y9])=1;1;0)))" office:value-type="float" office:value="1" calcext:value-type="float">
            <text:p>1</text:p>
          </table:table-cell>
          <table:table-cell table:formula="of:=IF(SUM([.X9:.Z9])=3; 1 ; IF(SUM([.X9:.Z9])=2;0; IF(SUM([.X9:.Z9])=1;1;0)))" office:value-type="float" office:value="1" calcext:value-type="float">
            <text:p>1</text:p>
          </table:table-cell>
          <table:table-cell table:formula="of:=IF(SUM([.Y9:.AA9])=3; 1 ; IF(SUM([.Y9:.AA9])=2;0; IF(SUM([.Y9:.AA9])=1;1;0)))" office:value-type="float" office:value="1" calcext:value-type="float">
            <text:p>1</text:p>
          </table:table-cell>
          <table:table-cell table:formula="of:=IF(SUM([.Z9:.AB9])=3; 1 ; IF(SUM([.Z9:.AB9])=2;0; IF(SUM([.Z9:.AB9])=1;1;0)))" office:value-type="float" office:value="0" calcext:value-type="float">
            <text:p>0</text:p>
          </table:table-cell>
          <table:table-cell table:formula="of:=IF(SUM([.AA9:.AC9])=3; 1 ; IF(SUM([.AA9:.AC9])=2;0; IF(SUM([.AA9:.AC9])=1;1;0)))" office:value-type="float" office:value="0" calcext:value-type="float">
            <text:p>0</text:p>
          </table:table-cell>
          <table:table-cell table:formula="of:=IF(SUM([.AB9:.AD9])=3; 1 ; IF(SUM([.AB9:.AD9])=2;0; IF(SUM([.AB9:.AD9])=1;1;0)))" office:value-type="float" office:value="0" calcext:value-type="float">
            <text:p>0</text:p>
          </table:table-cell>
          <table:table-cell table:formula="of:=IF(SUM([.AC9:.AE9])=3; 1 ; IF(SUM([.AC9:.AE9])=2;0; IF(SUM([.AC9:.AE9])=1;1;0)))" office:value-type="float" office:value="0" calcext:value-type="float">
            <text:p>0</text:p>
          </table:table-cell>
          <table:table-cell table:formula="of:=IF(SUM([.AD9:.AF9])=3; 1 ; IF(SUM([.AD9:.AF9])=2;0; IF(SUM([.AD9:.AF9])=1;1;0)))" office:value-type="float" office:value="0" calcext:value-type="float">
            <text:p>0</text:p>
          </table:table-cell>
          <table:table-cell table:formula="of:=IF(SUM([.AE9:.AG9])=3; 1 ; IF(SUM([.AE9:.AG9])=2;0; IF(SUM([.AE9:.AG9])=1;1;0)))" office:value-type="float" office:value="0" calcext:value-type="float">
            <text:p>0</text:p>
          </table:table-cell>
          <table:table-cell table:formula="of:=IF(SUM([.AF9:.AH9])=3; 1 ; IF(SUM([.AF9:.AH9])=2;0; IF(SUM([.AF9:.AH9])=1;1;0)))" office:value-type="float" office:value="0" calcext:value-type="float">
            <text:p>0</text:p>
          </table:table-cell>
          <table:table-cell table:formula="of:=IF(SUM([.AF9:.AH9])=3; 1 ; IF(SUM([.AF9:.AH9])=2;0; IF(SUM([.AF9:.AH9])=1;1;0)))" office:value-type="float" office:value="0" calcext:value-type="float">
            <text:p>0</text:p>
          </table:table-cell>
        </table:table-row>
        <table:table-row table:style-name="ro1">
          <table:table-cell table:formula="of:=IF(SUM([.A10:.C10])=3; 1 ; IF(SUM([.A10:.C10])=2;0; IF(SUM([.A10:.C10])=1;1;0)))" office:value-type="float" office:value="0" calcext:value-type="float">
            <text:p>0</text:p>
          </table:table-cell>
          <table:table-cell table:formula="of:=IF(SUM([.A10:.C10])=3; 1 ; IF(SUM([.A10:.C10])=2;0; IF(SUM([.A10:.C10])=1;1;0)))" office:value-type="float" office:value="0" calcext:value-type="float">
            <text:p>0</text:p>
          </table:table-cell>
          <table:table-cell table:formula="of:=IF(SUM([.B10:.D10])=3; 1 ; IF(SUM([.B10:.D10])=2;0; IF(SUM([.B10:.D10])=1;1;0)))" office:value-type="float" office:value="0" calcext:value-type="float">
            <text:p>0</text:p>
          </table:table-cell>
          <table:table-cell table:formula="of:=IF(SUM([.C10:.E10])=3; 1 ; IF(SUM([.C10:.E10])=2;0; IF(SUM([.C10:.E10])=1;1;0)))" office:value-type="float" office:value="0" calcext:value-type="float">
            <text:p>0</text:p>
          </table:table-cell>
          <table:table-cell table:formula="of:=IF(SUM([.D10:.F10])=3; 1 ; IF(SUM([.D10:.F10])=2;0; IF(SUM([.D10:.F10])=1;1;0)))" office:value-type="float" office:value="0" calcext:value-type="float">
            <text:p>0</text:p>
          </table:table-cell>
          <table:table-cell table:formula="of:=IF(SUM([.E10:.G10])=3; 1 ; IF(SUM([.E10:.G10])=2;0; IF(SUM([.E10:.G10])=1;1;0)))" office:value-type="float" office:value="0" calcext:value-type="float">
            <text:p>0</text:p>
          </table:table-cell>
          <table:table-cell table:formula="of:=IF(SUM([.F10:.H10])=3; 1 ; IF(SUM([.F10:.H10])=2;0; IF(SUM([.F10:.H10])=1;1;0)))" office:value-type="float" office:value="1" calcext:value-type="float">
            <text:p>1</text:p>
          </table:table-cell>
          <table:table-cell table:formula="of:=IF(SUM([.G10:.I10])=3; 1 ; IF(SUM([.G10:.I10])=2;0; IF(SUM([.G10:.I10])=1;1;0)))" office:value-type="float" office:value="0" calcext:value-type="float">
            <text:p>0</text:p>
          </table:table-cell>
          <table:table-cell table:formula="of:=IF(SUM([.H10:.J10])=3; 1 ; IF(SUM([.H10:.J10])=2;0; IF(SUM([.H10:.J10])=1;1;0)))" office:value-type="float" office:value="1" calcext:value-type="float">
            <text:p>1</text:p>
          </table:table-cell>
          <table:table-cell table:formula="of:=IF(SUM([.I10:.K10])=3; 1 ; IF(SUM([.I10:.K10])=2;0; IF(SUM([.I10:.K10])=1;1;0)))" office:value-type="float" office:value="0" calcext:value-type="float">
            <text:p>0</text:p>
          </table:table-cell>
          <table:table-cell table:formula="of:=IF(SUM([.J10:.L10])=3; 1 ; IF(SUM([.J10:.L10])=2;0; IF(SUM([.J10:.L10])=1;1;0)))" office:value-type="float" office:value="1" calcext:value-type="float">
            <text:p>1</text:p>
          </table:table-cell>
          <table:table-cell table:formula="of:=IF(SUM([.K10:.M10])=3; 1 ; IF(SUM([.K10:.M10])=2;0; IF(SUM([.K10:.M10])=1;1;0)))" office:value-type="float" office:value="0" calcext:value-type="float">
            <text:p>0</text:p>
          </table:table-cell>
          <table:table-cell table:formula="of:=IF(SUM([.L10:.N10])=3; 1 ; IF(SUM([.L10:.N10])=2;0; IF(SUM([.L10:.N10])=1;1;0)))" office:value-type="float" office:value="0" calcext:value-type="float">
            <text:p>0</text:p>
          </table:table-cell>
          <table:table-cell table:formula="of:=IF(SUM([.M10:.O10])=3; 1 ; IF(SUM([.M10:.O10])=2;0; IF(SUM([.M10:.O10])=1;1;0)))" office:value-type="float" office:value="0" calcext:value-type="float">
            <text:p>0</text:p>
          </table:table-cell>
          <table:table-cell table:formula="of:=IF(SUM([.N10:.P10])=3; 1 ; IF(SUM([.N10:.P10])=2;0; IF(SUM([.N10:.P10])=1;1;0)))" office:value-type="float" office:value="1" calcext:value-type="float">
            <text:p>1</text:p>
          </table:table-cell>
          <table:table-cell table:formula="of:=IF(SUM([.O10:.Q10])=3; 1 ; IF(SUM([.O10:.Q10])=2;0; IF(SUM([.O10:.Q10])=1;1;0)))" office:value-type="float" office:value="0" calcext:value-type="float">
            <text:p>0</text:p>
          </table:table-cell>
          <table:table-cell table:formula="of:=IF(SUM([.P10:.R10])=3; 1 ; IF(SUM([.P10:.R10])=2;0; IF(SUM([.P10:.R10])=1;1;0)))" office:value-type="float" office:value="1" calcext:value-type="float">
            <text:p>1</text:p>
          </table:table-cell>
          <table:table-cell table:formula="of:=IF(SUM([.Q10:.S10])=3; 1 ; IF(SUM([.Q10:.S10])=2;0; IF(SUM([.Q10:.S10])=1;1;0)))" office:value-type="float" office:value="0" calcext:value-type="float">
            <text:p>0</text:p>
          </table:table-cell>
          <table:table-cell table:formula="of:=IF(SUM([.R10:.T10])=3; 1 ; IF(SUM([.R10:.T10])=2;0; IF(SUM([.R10:.T10])=1;1;0)))" office:value-type="float" office:value="1" calcext:value-type="float">
            <text:p>1</text:p>
          </table:table-cell>
          <table:table-cell table:formula="of:=IF(SUM([.S10:.U10])=3; 1 ; IF(SUM([.S10:.U10])=2;0; IF(SUM([.S10:.U10])=1;1;0)))" office:value-type="float" office:value="0" calcext:value-type="float">
            <text:p>0</text:p>
          </table:table-cell>
          <table:table-cell table:formula="of:=IF(SUM([.T10:.V10])=3; 1 ; IF(SUM([.T10:.V10])=2;0; IF(SUM([.T10:.V10])=1;1;0)))" office:value-type="float" office:value="0" calcext:value-type="float">
            <text:p>0</text:p>
          </table:table-cell>
          <table:table-cell table:formula="of:=IF(SUM([.U10:.W10])=3; 1 ; IF(SUM([.U10:.W10])=2;0; IF(SUM([.U10:.W10])=1;1;0)))" office:value-type="float" office:value="0" calcext:value-type="float">
            <text:p>0</text:p>
          </table:table-cell>
          <table:table-cell table:formula="of:=IF(SUM([.V10:.X10])=3; 1 ; IF(SUM([.V10:.X10])=2;0; IF(SUM([.V10:.X10])=1;1;0)))" office:value-type="float" office:value="1" calcext:value-type="float">
            <text:p>1</text:p>
          </table:table-cell>
          <table:table-cell table:formula="of:=IF(SUM([.W10:.Y10])=3; 1 ; IF(SUM([.W10:.Y10])=2;0; IF(SUM([.W10:.Y10])=1;1;0)))" office:value-type="float" office:value="0" calcext:value-type="float">
            <text:p>0</text:p>
          </table:table-cell>
          <table:table-cell table:formula="of:=IF(SUM([.X10:.Z10])=3; 1 ; IF(SUM([.X10:.Z10])=2;0; IF(SUM([.X10:.Z10])=1;1;0)))" office:value-type="float" office:value="1" calcext:value-type="float">
            <text:p>1</text:p>
          </table:table-cell>
          <table:table-cell table:formula="of:=IF(SUM([.Y10:.AA10])=3; 1 ; IF(SUM([.Y10:.AA10])=2;0; IF(SUM([.Y10:.AA10])=1;1;0)))" office:value-type="float" office:value="0" calcext:value-type="float">
            <text:p>0</text:p>
          </table:table-cell>
          <table:table-cell table:formula="of:=IF(SUM([.Z10:.AB10])=3; 1 ; IF(SUM([.Z10:.AB10])=2;0; IF(SUM([.Z10:.AB10])=1;1;0)))" office:value-type="float" office:value="1" calcext:value-type="float">
            <text:p>1</text:p>
          </table:table-cell>
          <table:table-cell table:formula="of:=IF(SUM([.AA10:.AC10])=3; 1 ; IF(SUM([.AA10:.AC10])=2;0; IF(SUM([.AA10:.AC10])=1;1;0)))" office:value-type="float" office:value="0" calcext:value-type="float">
            <text:p>0</text:p>
          </table:table-cell>
          <table:table-cell table:formula="of:=IF(SUM([.AB10:.AD10])=3; 1 ; IF(SUM([.AB10:.AD10])=2;0; IF(SUM([.AB10:.AD10])=1;1;0)))" office:value-type="float" office:value="0" calcext:value-type="float">
            <text:p>0</text:p>
          </table:table-cell>
          <table:table-cell table:formula="of:=IF(SUM([.AC10:.AE10])=3; 1 ; IF(SUM([.AC10:.AE10])=2;0; IF(SUM([.AC10:.AE10])=1;1;0)))" office:value-type="float" office:value="0" calcext:value-type="float">
            <text:p>0</text:p>
          </table:table-cell>
          <table:table-cell table:formula="of:=IF(SUM([.AD10:.AF10])=3; 1 ; IF(SUM([.AD10:.AF10])=2;0; IF(SUM([.AD10:.AF10])=1;1;0)))" office:value-type="float" office:value="0" calcext:value-type="float">
            <text:p>0</text:p>
          </table:table-cell>
          <table:table-cell table:formula="of:=IF(SUM([.AE10:.AG10])=3; 1 ; IF(SUM([.AE10:.AG10])=2;0; IF(SUM([.AE10:.AG10])=1;1;0)))" office:value-type="float" office:value="0" calcext:value-type="float">
            <text:p>0</text:p>
          </table:table-cell>
          <table:table-cell table:formula="of:=IF(SUM([.AF10:.AH10])=3; 1 ; IF(SUM([.AF10:.AH10])=2;0; IF(SUM([.AF10:.AH10])=1;1;0)))" office:value-type="float" office:value="0" calcext:value-type="float">
            <text:p>0</text:p>
          </table:table-cell>
          <table:table-cell table:formula="of:=IF(SUM([.AF10:.AH10])=3; 1 ; IF(SUM([.AF10:.AH10])=2;0; IF(SUM([.AF10:.AH10])=1;1;0)))" office:value-type="float" office:value="0" calcext:value-type="float">
            <text:p>0</text:p>
          </table:table-cell>
        </table:table-row>
        <table:table-row table:style-name="ro1">
          <table:table-cell table:formula="of:=IF(SUM([.A11:.C11])=3; 1 ; IF(SUM([.A11:.C11])=2;0; IF(SUM([.A11:.C11])=1;1;0)))" office:value-type="float" office:value="0" calcext:value-type="float">
            <text:p>0</text:p>
          </table:table-cell>
          <table:table-cell table:formula="of:=IF(SUM([.A11:.C11])=3; 1 ; IF(SUM([.A11:.C11])=2;0; IF(SUM([.A11:.C11])=1;1;0)))" office:value-type="float" office:value="0" calcext:value-type="float">
            <text:p>0</text:p>
          </table:table-cell>
          <table:table-cell table:formula="of:=IF(SUM([.B11:.D11])=3; 1 ; IF(SUM([.B11:.D11])=2;0; IF(SUM([.B11:.D11])=1;1;0)))" office:value-type="float" office:value="0" calcext:value-type="float">
            <text:p>0</text:p>
          </table:table-cell>
          <table:table-cell table:formula="of:=IF(SUM([.C11:.E11])=3; 1 ; IF(SUM([.C11:.E11])=2;0; IF(SUM([.C11:.E11])=1;1;0)))" office:value-type="float" office:value="0" calcext:value-type="float">
            <text:p>0</text:p>
          </table:table-cell>
          <table:table-cell table:formula="of:=IF(SUM([.D11:.F11])=3; 1 ; IF(SUM([.D11:.F11])=2;0; IF(SUM([.D11:.F11])=1;1;0)))" office:value-type="float" office:value="0" calcext:value-type="float">
            <text:p>0</text:p>
          </table:table-cell>
          <table:table-cell table:formula="of:=IF(SUM([.E11:.G11])=3; 1 ; IF(SUM([.E11:.G11])=2;0; IF(SUM([.E11:.G11])=1;1;0)))" office:value-type="float" office:value="1" calcext:value-type="float">
            <text:p>1</text:p>
          </table:table-cell>
          <table:table-cell table:formula="of:=IF(SUM([.F11:.H11])=3; 1 ; IF(SUM([.F11:.H11])=2;0; IF(SUM([.F11:.H11])=1;1;0)))" office:value-type="float" office:value="1" calcext:value-type="float">
            <text:p>1</text:p>
          </table:table-cell>
          <table:table-cell table:formula="of:=IF(SUM([.G11:.I11])=3; 1 ; IF(SUM([.G11:.I11])=2;0; IF(SUM([.G11:.I11])=1;1;0)))" office:value-type="float" office:value="0" calcext:value-type="float">
            <text:p>0</text:p>
          </table:table-cell>
          <table:table-cell table:formula="of:=IF(SUM([.H11:.J11])=3; 1 ; IF(SUM([.H11:.J11])=2;0; IF(SUM([.H11:.J11])=1;1;0)))" office:value-type="float" office:value="1" calcext:value-type="float">
            <text:p>1</text:p>
          </table:table-cell>
          <table:table-cell table:formula="of:=IF(SUM([.I11:.K11])=3; 1 ; IF(SUM([.I11:.K11])=2;0; IF(SUM([.I11:.K11])=1;1;0)))" office:value-type="float" office:value="0" calcext:value-type="float">
            <text:p>0</text:p>
          </table:table-cell>
          <table:table-cell table:formula="of:=IF(SUM([.J11:.L11])=3; 1 ; IF(SUM([.J11:.L11])=2;0; IF(SUM([.J11:.L11])=1;1;0)))" office:value-type="float" office:value="1" calcext:value-type="float">
            <text:p>1</text:p>
          </table:table-cell>
          <table:table-cell table:formula="of:=IF(SUM([.K11:.M11])=3; 1 ; IF(SUM([.K11:.M11])=2;0; IF(SUM([.K11:.M11])=1;1;0)))" office:value-type="float" office:value="1" calcext:value-type="float">
            <text:p>1</text:p>
          </table:table-cell>
          <table:table-cell table:formula="of:=IF(SUM([.L11:.N11])=3; 1 ; IF(SUM([.L11:.N11])=2;0; IF(SUM([.L11:.N11])=1;1;0)))" office:value-type="float" office:value="0" calcext:value-type="float">
            <text:p>0</text:p>
          </table:table-cell>
          <table:table-cell table:formula="of:=IF(SUM([.M11:.O11])=3; 1 ; IF(SUM([.M11:.O11])=2;0; IF(SUM([.M11:.O11])=1;1;0)))" office:value-type="float" office:value="1" calcext:value-type="float">
            <text:p>1</text:p>
          </table:table-cell>
          <table:table-cell table:formula="of:=IF(SUM([.N11:.P11])=3; 1 ; IF(SUM([.N11:.P11])=2;0; IF(SUM([.N11:.P11])=1;1;0)))" office:value-type="float" office:value="1" calcext:value-type="float">
            <text:p>1</text:p>
          </table:table-cell>
          <table:table-cell table:formula="of:=IF(SUM([.O11:.Q11])=3; 1 ; IF(SUM([.O11:.Q11])=2;0; IF(SUM([.O11:.Q11])=1;1;0)))" office:value-type="float" office:value="0" calcext:value-type="float">
            <text:p>0</text:p>
          </table:table-cell>
          <table:table-cell table:formula="of:=IF(SUM([.P11:.R11])=3; 1 ; IF(SUM([.P11:.R11])=2;0; IF(SUM([.P11:.R11])=1;1;0)))" office:value-type="float" office:value="1" calcext:value-type="float">
            <text:p>1</text:p>
          </table:table-cell>
          <table:table-cell table:formula="of:=IF(SUM([.Q11:.S11])=3; 1 ; IF(SUM([.Q11:.S11])=2;0; IF(SUM([.Q11:.S11])=1;1;0)))" office:value-type="float" office:value="0" calcext:value-type="float">
            <text:p>0</text:p>
          </table:table-cell>
          <table:table-cell table:formula="of:=IF(SUM([.R11:.T11])=3; 1 ; IF(SUM([.R11:.T11])=2;0; IF(SUM([.R11:.T11])=1;1;0)))" office:value-type="float" office:value="1" calcext:value-type="float">
            <text:p>1</text:p>
          </table:table-cell>
          <table:table-cell table:formula="of:=IF(SUM([.S11:.U11])=3; 1 ; IF(SUM([.S11:.U11])=2;0; IF(SUM([.S11:.U11])=1;1;0)))" office:value-type="float" office:value="1" calcext:value-type="float">
            <text:p>1</text:p>
          </table:table-cell>
          <table:table-cell table:formula="of:=IF(SUM([.T11:.V11])=3; 1 ; IF(SUM([.T11:.V11])=2;0; IF(SUM([.T11:.V11])=1;1;0)))" office:value-type="float" office:value="0" calcext:value-type="float">
            <text:p>0</text:p>
          </table:table-cell>
          <table:table-cell table:formula="of:=IF(SUM([.U11:.W11])=3; 1 ; IF(SUM([.U11:.W11])=2;0; IF(SUM([.U11:.W11])=1;1;0)))" office:value-type="float" office:value="1" calcext:value-type="float">
            <text:p>1</text:p>
          </table:table-cell>
          <table:table-cell table:formula="of:=IF(SUM([.V11:.X11])=3; 1 ; IF(SUM([.V11:.X11])=2;0; IF(SUM([.V11:.X11])=1;1;0)))" office:value-type="float" office:value="1" calcext:value-type="float">
            <text:p>1</text:p>
          </table:table-cell>
          <table:table-cell table:formula="of:=IF(SUM([.W11:.Y11])=3; 1 ; IF(SUM([.W11:.Y11])=2;0; IF(SUM([.W11:.Y11])=1;1;0)))" office:value-type="float" office:value="0" calcext:value-type="float">
            <text:p>0</text:p>
          </table:table-cell>
          <table:table-cell table:formula="of:=IF(SUM([.X11:.Z11])=3; 1 ; IF(SUM([.X11:.Z11])=2;0; IF(SUM([.X11:.Z11])=1;1;0)))" office:value-type="float" office:value="1" calcext:value-type="float">
            <text:p>1</text:p>
          </table:table-cell>
          <table:table-cell table:formula="of:=IF(SUM([.Y11:.AA11])=3; 1 ; IF(SUM([.Y11:.AA11])=2;0; IF(SUM([.Y11:.AA11])=1;1;0)))" office:value-type="float" office:value="0" calcext:value-type="float">
            <text:p>0</text:p>
          </table:table-cell>
          <table:table-cell table:formula="of:=IF(SUM([.Z11:.AB11])=3; 1 ; IF(SUM([.Z11:.AB11])=2;0; IF(SUM([.Z11:.AB11])=1;1;0)))" office:value-type="float" office:value="1" calcext:value-type="float">
            <text:p>1</text:p>
          </table:table-cell>
          <table:table-cell table:formula="of:=IF(SUM([.AA11:.AC11])=3; 1 ; IF(SUM([.AA11:.AC11])=2;0; IF(SUM([.AA11:.AC11])=1;1;0)))" office:value-type="float" office:value="1" calcext:value-type="float">
            <text:p>1</text:p>
          </table:table-cell>
          <table:table-cell table:formula="of:=IF(SUM([.AB11:.AD11])=3; 1 ; IF(SUM([.AB11:.AD11])=2;0; IF(SUM([.AB11:.AD11])=1;1;0)))" office:value-type="float" office:value="0" calcext:value-type="float">
            <text:p>0</text:p>
          </table:table-cell>
          <table:table-cell table:formula="of:=IF(SUM([.AC11:.AE11])=3; 1 ; IF(SUM([.AC11:.AE11])=2;0; IF(SUM([.AC11:.AE11])=1;1;0)))" office:value-type="float" office:value="0" calcext:value-type="float">
            <text:p>0</text:p>
          </table:table-cell>
          <table:table-cell table:formula="of:=IF(SUM([.AD11:.AF11])=3; 1 ; IF(SUM([.AD11:.AF11])=2;0; IF(SUM([.AD11:.AF11])=1;1;0)))" office:value-type="float" office:value="0" calcext:value-type="float">
            <text:p>0</text:p>
          </table:table-cell>
          <table:table-cell table:formula="of:=IF(SUM([.AE11:.AG11])=3; 1 ; IF(SUM([.AE11:.AG11])=2;0; IF(SUM([.AE11:.AG11])=1;1;0)))" office:value-type="float" office:value="0" calcext:value-type="float">
            <text:p>0</text:p>
          </table:table-cell>
          <table:table-cell table:formula="of:=IF(SUM([.AF11:.AH11])=3; 1 ; IF(SUM([.AF11:.AH11])=2;0; IF(SUM([.AF11:.AH11])=1;1;0)))" office:value-type="float" office:value="0" calcext:value-type="float">
            <text:p>0</text:p>
          </table:table-cell>
          <table:table-cell table:formula="of:=IF(SUM([.AF11:.AH11])=3; 1 ; IF(SUM([.AF11:.AH11])=2;0; IF(SUM([.AF11:.AH11])=1;1;0)))" office:value-type="float" office:value="0" calcext:value-type="float">
            <text:p>0</text:p>
          </table:table-cell>
        </table:table-row>
        <table:table-row table:style-name="ro1">
          <table:table-cell table:formula="of:=IF(SUM([.A12:.C12])=3; 1 ; IF(SUM([.A12:.C12])=2;0; IF(SUM([.A12:.C12])=1;1;0)))" office:value-type="float" office:value="0" calcext:value-type="float">
            <text:p>0</text:p>
          </table:table-cell>
          <table:table-cell table:formula="of:=IF(SUM([.A12:.C12])=3; 1 ; IF(SUM([.A12:.C12])=2;0; IF(SUM([.A12:.C12])=1;1;0)))" office:value-type="float" office:value="0" calcext:value-type="float">
            <text:p>0</text:p>
          </table:table-cell>
          <table:table-cell table:formula="of:=IF(SUM([.B12:.D12])=3; 1 ; IF(SUM([.B12:.D12])=2;0; IF(SUM([.B12:.D12])=1;1;0)))" office:value-type="float" office:value="0" calcext:value-type="float">
            <text:p>0</text:p>
          </table:table-cell>
          <table:table-cell table:formula="of:=IF(SUM([.C12:.E12])=3; 1 ; IF(SUM([.C12:.E12])=2;0; IF(SUM([.C12:.E12])=1;1;0)))" office:value-type="float" office:value="0" calcext:value-type="float">
            <text:p>0</text:p>
          </table:table-cell>
          <table:table-cell table:formula="of:=IF(SUM([.D12:.F12])=3; 1 ; IF(SUM([.D12:.F12])=2;0; IF(SUM([.D12:.F12])=1;1;0)))" office:value-type="float" office:value="1" calcext:value-type="float">
            <text:p>1</text:p>
          </table:table-cell>
          <table:table-cell table:formula="of:=IF(SUM([.E12:.G12])=3; 1 ; IF(SUM([.E12:.G12])=2;0; IF(SUM([.E12:.G12])=1;1;0)))" office:value-type="float" office:value="0" calcext:value-type="float">
            <text:p>0</text:p>
          </table:table-cell>
          <table:table-cell table:formula="of:=IF(SUM([.F12:.H12])=3; 1 ; IF(SUM([.F12:.H12])=2;0; IF(SUM([.F12:.H12])=1;1;0)))" office:value-type="float" office:value="0" calcext:value-type="float">
            <text:p>0</text:p>
          </table:table-cell>
          <table:table-cell table:formula="of:=IF(SUM([.G12:.I12])=3; 1 ; IF(SUM([.G12:.I12])=2;0; IF(SUM([.G12:.I12])=1;1;0)))" office:value-type="float" office:value="0" calcext:value-type="float">
            <text:p>0</text:p>
          </table:table-cell>
          <table:table-cell table:formula="of:=IF(SUM([.H12:.J12])=3; 1 ; IF(SUM([.H12:.J12])=2;0; IF(SUM([.H12:.J12])=1;1;0)))" office:value-type="float" office:value="1" calcext:value-type="float">
            <text:p>1</text:p>
          </table:table-cell>
          <table:table-cell table:formula="of:=IF(SUM([.I12:.K12])=3; 1 ; IF(SUM([.I12:.K12])=2;0; IF(SUM([.I12:.K12])=1;1;0)))" office:value-type="float" office:value="0" calcext:value-type="float">
            <text:p>0</text:p>
          </table:table-cell>
          <table:table-cell table:formula="of:=IF(SUM([.J12:.L12])=3; 1 ; IF(SUM([.J12:.L12])=2;0; IF(SUM([.J12:.L12])=1;1;0)))" office:value-type="float" office:value="0" calcext:value-type="float">
            <text:p>0</text:p>
          </table:table-cell>
          <table:table-cell table:formula="of:=IF(SUM([.K12:.M12])=3; 1 ; IF(SUM([.K12:.M12])=2;0; IF(SUM([.K12:.M12])=1;1;0)))" office:value-type="float" office:value="0" calcext:value-type="float">
            <text:p>0</text:p>
          </table:table-cell>
          <table:table-cell table:formula="of:=IF(SUM([.L12:.N12])=3; 1 ; IF(SUM([.L12:.N12])=2;0; IF(SUM([.L12:.N12])=1;1;0)))" office:value-type="float" office:value="0" calcext:value-type="float">
            <text:p>0</text:p>
          </table:table-cell>
          <table:table-cell table:formula="of:=IF(SUM([.M12:.O12])=3; 1 ; IF(SUM([.M12:.O12])=2;0; IF(SUM([.M12:.O12])=1;1;0)))" office:value-type="float" office:value="0" calcext:value-type="float">
            <text:p>0</text:p>
          </table:table-cell>
          <table:table-cell table:formula="of:=IF(SUM([.N12:.P12])=3; 1 ; IF(SUM([.N12:.P12])=2;0; IF(SUM([.N12:.P12])=1;1;0)))" office:value-type="float" office:value="0" calcext:value-type="float">
            <text:p>0</text:p>
          </table:table-cell>
          <table:table-cell table:formula="of:=IF(SUM([.O12:.Q12])=3; 1 ; IF(SUM([.O12:.Q12])=2;0; IF(SUM([.O12:.Q12])=1;1;0)))" office:value-type="float" office:value="0" calcext:value-type="float">
            <text:p>0</text:p>
          </table:table-cell>
          <table:table-cell table:formula="of:=IF(SUM([.P12:.R12])=3; 1 ; IF(SUM([.P12:.R12])=2;0; IF(SUM([.P12:.R12])=1;1;0)))" office:value-type="float" office:value="1" calcext:value-type="float">
            <text:p>1</text:p>
          </table:table-cell>
          <table:table-cell table:formula="of:=IF(SUM([.Q12:.S12])=3; 1 ; IF(SUM([.Q12:.S12])=2;0; IF(SUM([.Q12:.S12])=1;1;0)))" office:value-type="float" office:value="0" calcext:value-type="float">
            <text:p>0</text:p>
          </table:table-cell>
          <table:table-cell table:formula="of:=IF(SUM([.R12:.T12])=3; 1 ; IF(SUM([.R12:.T12])=2;0; IF(SUM([.R12:.T12])=1;1;0)))" office:value-type="float" office:value="0" calcext:value-type="float">
            <text:p>0</text:p>
          </table:table-cell>
          <table:table-cell table:formula="of:=IF(SUM([.S12:.U12])=3; 1 ; IF(SUM([.S12:.U12])=2;0; IF(SUM([.S12:.U12])=1;1;0)))" office:value-type="float" office:value="0" calcext:value-type="float">
            <text:p>0</text:p>
          </table:table-cell>
          <table:table-cell table:formula="of:=IF(SUM([.T12:.V12])=3; 1 ; IF(SUM([.T12:.V12])=2;0; IF(SUM([.T12:.V12])=1;1;0)))" office:value-type="float" office:value="0" calcext:value-type="float">
            <text:p>0</text:p>
          </table:table-cell>
          <table:table-cell table:formula="of:=IF(SUM([.U12:.W12])=3; 1 ; IF(SUM([.U12:.W12])=2;0; IF(SUM([.U12:.W12])=1;1;0)))" office:value-type="float" office:value="0" calcext:value-type="float">
            <text:p>0</text:p>
          </table:table-cell>
          <table:table-cell table:formula="of:=IF(SUM([.V12:.X12])=3; 1 ; IF(SUM([.V12:.X12])=2;0; IF(SUM([.V12:.X12])=1;1;0)))" office:value-type="float" office:value="0" calcext:value-type="float">
            <text:p>0</text:p>
          </table:table-cell>
          <table:table-cell table:formula="of:=IF(SUM([.W12:.Y12])=3; 1 ; IF(SUM([.W12:.Y12])=2;0; IF(SUM([.W12:.Y12])=1;1;0)))" office:value-type="float" office:value="0" calcext:value-type="float">
            <text:p>0</text:p>
          </table:table-cell>
          <table:table-cell table:formula="of:=IF(SUM([.X12:.Z12])=3; 1 ; IF(SUM([.X12:.Z12])=2;0; IF(SUM([.X12:.Z12])=1;1;0)))" office:value-type="float" office:value="1" calcext:value-type="float">
            <text:p>1</text:p>
          </table:table-cell>
          <table:table-cell table:formula="of:=IF(SUM([.Y12:.AA12])=3; 1 ; IF(SUM([.Y12:.AA12])=2;0; IF(SUM([.Y12:.AA12])=1;1;0)))" office:value-type="float" office:value="0" calcext:value-type="float">
            <text:p>0</text:p>
          </table:table-cell>
          <table:table-cell table:formula="of:=IF(SUM([.Z12:.AB12])=3; 1 ; IF(SUM([.Z12:.AB12])=2;0; IF(SUM([.Z12:.AB12])=1;1;0)))" office:value-type="float" office:value="0" calcext:value-type="float">
            <text:p>0</text:p>
          </table:table-cell>
          <table:table-cell table:formula="of:=IF(SUM([.AA12:.AC12])=3; 1 ; IF(SUM([.AA12:.AC12])=2;0; IF(SUM([.AA12:.AC12])=1;1;0)))" office:value-type="float" office:value="0" calcext:value-type="float">
            <text:p>0</text:p>
          </table:table-cell>
          <table:table-cell table:formula="of:=IF(SUM([.AB12:.AD12])=3; 1 ; IF(SUM([.AB12:.AD12])=2;0; IF(SUM([.AB12:.AD12])=1;1;0)))" office:value-type="float" office:value="1" calcext:value-type="float">
            <text:p>1</text:p>
          </table:table-cell>
          <table:table-cell table:formula="of:=IF(SUM([.AC12:.AE12])=3; 1 ; IF(SUM([.AC12:.AE12])=2;0; IF(SUM([.AC12:.AE12])=1;1;0)))" office:value-type="float" office:value="0" calcext:value-type="float">
            <text:p>0</text:p>
          </table:table-cell>
          <table:table-cell table:formula="of:=IF(SUM([.AD12:.AF12])=3; 1 ; IF(SUM([.AD12:.AF12])=2;0; IF(SUM([.AD12:.AF12])=1;1;0)))" office:value-type="float" office:value="0" calcext:value-type="float">
            <text:p>0</text:p>
          </table:table-cell>
          <table:table-cell table:formula="of:=IF(SUM([.AE12:.AG12])=3; 1 ; IF(SUM([.AE12:.AG12])=2;0; IF(SUM([.AE12:.AG12])=1;1;0)))" office:value-type="float" office:value="0" calcext:value-type="float">
            <text:p>0</text:p>
          </table:table-cell>
          <table:table-cell table:formula="of:=IF(SUM([.AF12:.AH12])=3; 1 ; IF(SUM([.AF12:.AH12])=2;0; IF(SUM([.AF12:.AH12])=1;1;0)))" office:value-type="float" office:value="0" calcext:value-type="float">
            <text:p>0</text:p>
          </table:table-cell>
          <table:table-cell table:formula="of:=IF(SUM([.AF12:.AH12])=3; 1 ; IF(SUM([.AF12:.AH12])=2;0; IF(SUM([.AF12:.AH12])=1;1;0)))" office:value-type="float" office:value="0" calcext:value-type="float">
            <text:p>0</text:p>
          </table:table-cell>
        </table:table-row>
        <table:table-row table:style-name="ro1">
          <table:table-cell table:formula="of:=IF(SUM([.A13:.C13])=3; 1 ; IF(SUM([.A13:.C13])=2;0; IF(SUM([.A13:.C13])=1;1;0)))" office:value-type="float" office:value="0" calcext:value-type="float">
            <text:p>0</text:p>
          </table:table-cell>
          <table:table-cell table:formula="of:=IF(SUM([.A13:.C13])=3; 1 ; IF(SUM([.A13:.C13])=2;0; IF(SUM([.A13:.C13])=1;1;0)))" office:value-type="float" office:value="0" calcext:value-type="float">
            <text:p>0</text:p>
          </table:table-cell>
          <table:table-cell table:formula="of:=IF(SUM([.B13:.D13])=3; 1 ; IF(SUM([.B13:.D13])=2;0; IF(SUM([.B13:.D13])=1;1;0)))" office:value-type="float" office:value="0" calcext:value-type="float">
            <text:p>0</text:p>
          </table:table-cell>
          <table:table-cell table:formula="of:=IF(SUM([.C13:.E13])=3; 1 ; IF(SUM([.C13:.E13])=2;0; IF(SUM([.C13:.E13])=1;1;0)))" office:value-type="float" office:value="1" calcext:value-type="float">
            <text:p>1</text:p>
          </table:table-cell>
          <table:table-cell table:formula="of:=IF(SUM([.D13:.F13])=3; 1 ; IF(SUM([.D13:.F13])=2;0; IF(SUM([.D13:.F13])=1;1;0)))" office:value-type="float" office:value="1" calcext:value-type="float">
            <text:p>1</text:p>
          </table:table-cell>
          <table:table-cell table:formula="of:=IF(SUM([.E13:.G13])=3; 1 ; IF(SUM([.E13:.G13])=2;0; IF(SUM([.E13:.G13])=1;1;0)))" office:value-type="float" office:value="1" calcext:value-type="float">
            <text:p>1</text:p>
          </table:table-cell>
          <table:table-cell table:formula="of:=IF(SUM([.F13:.H13])=3; 1 ; IF(SUM([.F13:.H13])=2;0; IF(SUM([.F13:.H13])=1;1;0)))" office:value-type="float" office:value="0" calcext:value-type="float">
            <text:p>0</text:p>
          </table:table-cell>
          <table:table-cell table:formula="of:=IF(SUM([.G13:.I13])=3; 1 ; IF(SUM([.G13:.I13])=2;0; IF(SUM([.G13:.I13])=1;1;0)))" office:value-type="float" office:value="1" calcext:value-type="float">
            <text:p>1</text:p>
          </table:table-cell>
          <table:table-cell table:formula="of:=IF(SUM([.H13:.J13])=3; 1 ; IF(SUM([.H13:.J13])=2;0; IF(SUM([.H13:.J13])=1;1;0)))" office:value-type="float" office:value="1" calcext:value-type="float">
            <text:p>1</text:p>
          </table:table-cell>
          <table:table-cell table:formula="of:=IF(SUM([.I13:.K13])=3; 1 ; IF(SUM([.I13:.K13])=2;0; IF(SUM([.I13:.K13])=1;1;0)))" office:value-type="float" office:value="1" calcext:value-type="float">
            <text:p>1</text:p>
          </table:table-cell>
          <table:table-cell table:formula="of:=IF(SUM([.J13:.L13])=3; 1 ; IF(SUM([.J13:.L13])=2;0; IF(SUM([.J13:.L13])=1;1;0)))" office:value-type="float" office:value="0" calcext:value-type="float">
            <text:p>0</text:p>
          </table:table-cell>
          <table:table-cell table:formula="of:=IF(SUM([.K13:.M13])=3; 1 ; IF(SUM([.K13:.M13])=2;0; IF(SUM([.K13:.M13])=1;1;0)))" office:value-type="float" office:value="0" calcext:value-type="float">
            <text:p>0</text:p>
          </table:table-cell>
          <table:table-cell table:formula="of:=IF(SUM([.L13:.N13])=3; 1 ; IF(SUM([.L13:.N13])=2;0; IF(SUM([.L13:.N13])=1;1;0)))" office:value-type="float" office:value="0" calcext:value-type="float">
            <text:p>0</text:p>
          </table:table-cell>
          <table:table-cell table:formula="of:=IF(SUM([.M13:.O13])=3; 1 ; IF(SUM([.M13:.O13])=2;0; IF(SUM([.M13:.O13])=1;1;0)))" office:value-type="float" office:value="0" calcext:value-type="float">
            <text:p>0</text:p>
          </table:table-cell>
          <table:table-cell table:formula="of:=IF(SUM([.N13:.P13])=3; 1 ; IF(SUM([.N13:.P13])=2;0; IF(SUM([.N13:.P13])=1;1;0)))" office:value-type="float" office:value="0" calcext:value-type="float">
            <text:p>0</text:p>
          </table:table-cell>
          <table:table-cell table:formula="of:=IF(SUM([.O13:.Q13])=3; 1 ; IF(SUM([.O13:.Q13])=2;0; IF(SUM([.O13:.Q13])=1;1;0)))" office:value-type="float" office:value="1" calcext:value-type="float">
            <text:p>1</text:p>
          </table:table-cell>
          <table:table-cell table:formula="of:=IF(SUM([.P13:.R13])=3; 1 ; IF(SUM([.P13:.R13])=2;0; IF(SUM([.P13:.R13])=1;1;0)))" office:value-type="float" office:value="1" calcext:value-type="float">
            <text:p>1</text:p>
          </table:table-cell>
          <table:table-cell table:formula="of:=IF(SUM([.Q13:.S13])=3; 1 ; IF(SUM([.Q13:.S13])=2;0; IF(SUM([.Q13:.S13])=1;1;0)))" office:value-type="float" office:value="1" calcext:value-type="float">
            <text:p>1</text:p>
          </table:table-cell>
          <table:table-cell table:formula="of:=IF(SUM([.R13:.T13])=3; 1 ; IF(SUM([.R13:.T13])=2;0; IF(SUM([.R13:.T13])=1;1;0)))" office:value-type="float" office:value="0" calcext:value-type="float">
            <text:p>0</text:p>
          </table:table-cell>
          <table:table-cell table:formula="of:=IF(SUM([.S13:.U13])=3; 1 ; IF(SUM([.S13:.U13])=2;0; IF(SUM([.S13:.U13])=1;1;0)))" office:value-type="float" office:value="0" calcext:value-type="float">
            <text:p>0</text:p>
          </table:table-cell>
          <table:table-cell table:formula="of:=IF(SUM([.T13:.V13])=3; 1 ; IF(SUM([.T13:.V13])=2;0; IF(SUM([.T13:.V13])=1;1;0)))" office:value-type="float" office:value="0" calcext:value-type="float">
            <text:p>0</text:p>
          </table:table-cell>
          <table:table-cell table:formula="of:=IF(SUM([.U13:.W13])=3; 1 ; IF(SUM([.U13:.W13])=2;0; IF(SUM([.U13:.W13])=1;1;0)))" office:value-type="float" office:value="0" calcext:value-type="float">
            <text:p>0</text:p>
          </table:table-cell>
          <table:table-cell table:formula="of:=IF(SUM([.V13:.X13])=3; 1 ; IF(SUM([.V13:.X13])=2;0; IF(SUM([.V13:.X13])=1;1;0)))" office:value-type="float" office:value="0" calcext:value-type="float">
            <text:p>0</text:p>
          </table:table-cell>
          <table:table-cell table:formula="of:=IF(SUM([.W13:.Y13])=3; 1 ; IF(SUM([.W13:.Y13])=2;0; IF(SUM([.W13:.Y13])=1;1;0)))" office:value-type="float" office:value="1" calcext:value-type="float">
            <text:p>1</text:p>
          </table:table-cell>
          <table:table-cell table:formula="of:=IF(SUM([.X13:.Z13])=3; 1 ; IF(SUM([.X13:.Z13])=2;0; IF(SUM([.X13:.Z13])=1;1;0)))" office:value-type="float" office:value="1" calcext:value-type="float">
            <text:p>1</text:p>
          </table:table-cell>
          <table:table-cell table:formula="of:=IF(SUM([.Y13:.AA13])=3; 1 ; IF(SUM([.Y13:.AA13])=2;0; IF(SUM([.Y13:.AA13])=1;1;0)))" office:value-type="float" office:value="1" calcext:value-type="float">
            <text:p>1</text:p>
          </table:table-cell>
          <table:table-cell table:formula="of:=IF(SUM([.Z13:.AB13])=3; 1 ; IF(SUM([.Z13:.AB13])=2;0; IF(SUM([.Z13:.AB13])=1;1;0)))" office:value-type="float" office:value="0" calcext:value-type="float">
            <text:p>0</text:p>
          </table:table-cell>
          <table:table-cell table:formula="of:=IF(SUM([.AA13:.AC13])=3; 1 ; IF(SUM([.AA13:.AC13])=2;0; IF(SUM([.AA13:.AC13])=1;1;0)))" office:value-type="float" office:value="1" calcext:value-type="float">
            <text:p>1</text:p>
          </table:table-cell>
          <table:table-cell table:formula="of:=IF(SUM([.AB13:.AD13])=3; 1 ; IF(SUM([.AB13:.AD13])=2;0; IF(SUM([.AB13:.AD13])=1;1;0)))" office:value-type="float" office:value="1" calcext:value-type="float">
            <text:p>1</text:p>
          </table:table-cell>
          <table:table-cell table:formula="of:=IF(SUM([.AC13:.AE13])=3; 1 ; IF(SUM([.AC13:.AE13])=2;0; IF(SUM([.AC13:.AE13])=1;1;0)))" office:value-type="float" office:value="1" calcext:value-type="float">
            <text:p>1</text:p>
          </table:table-cell>
          <table:table-cell table:formula="of:=IF(SUM([.AD13:.AF13])=3; 1 ; IF(SUM([.AD13:.AF13])=2;0; IF(SUM([.AD13:.AF13])=1;1;0)))" office:value-type="float" office:value="0" calcext:value-type="float">
            <text:p>0</text:p>
          </table:table-cell>
          <table:table-cell table:formula="of:=IF(SUM([.AE13:.AG13])=3; 1 ; IF(SUM([.AE13:.AG13])=2;0; IF(SUM([.AE13:.AG13])=1;1;0)))" office:value-type="float" office:value="0" calcext:value-type="float">
            <text:p>0</text:p>
          </table:table-cell>
          <table:table-cell table:formula="of:=IF(SUM([.AF13:.AH13])=3; 1 ; IF(SUM([.AF13:.AH13])=2;0; IF(SUM([.AF13:.AH13])=1;1;0)))" office:value-type="float" office:value="0" calcext:value-type="float">
            <text:p>0</text:p>
          </table:table-cell>
          <table:table-cell table:formula="of:=IF(SUM([.AF13:.AH13])=3; 1 ; IF(SUM([.AF13:.AH13])=2;0; IF(SUM([.AF13:.AH13])=1;1;0)))" office:value-type="float" office:value="0" calcext:value-type="float">
            <text:p>0</text:p>
          </table:table-cell>
        </table:table-row>
        <table:table-row table:style-name="ro1">
          <table:table-cell table:formula="of:=IF(SUM([.A14:.C14])=3; 1 ; IF(SUM([.A14:.C14])=2;0; IF(SUM([.A14:.C14])=1;1;0)))" office:value-type="float" office:value="0" calcext:value-type="float">
            <text:p>0</text:p>
          </table:table-cell>
          <table:table-cell table:formula="of:=IF(SUM([.A14:.C14])=3; 1 ; IF(SUM([.A14:.C14])=2;0; IF(SUM([.A14:.C14])=1;1;0)))" office:value-type="float" office:value="0" calcext:value-type="float">
            <text:p>0</text:p>
          </table:table-cell>
          <table:table-cell table:formula="of:=IF(SUM([.B14:.D14])=3; 1 ; IF(SUM([.B14:.D14])=2;0; IF(SUM([.B14:.D14])=1;1;0)))" office:value-type="float" office:value="1" calcext:value-type="float">
            <text:p>1</text:p>
          </table:table-cell>
          <table:table-cell table:formula="of:=IF(SUM([.C14:.E14])=3; 1 ; IF(SUM([.C14:.E14])=2;0; IF(SUM([.C14:.E14])=1;1;0)))" office:value-type="float" office:value="0" calcext:value-type="float">
            <text:p>0</text:p>
          </table:table-cell>
          <table:table-cell table:formula="of:=IF(SUM([.D14:.F14])=3; 1 ; IF(SUM([.D14:.F14])=2;0; IF(SUM([.D14:.F14])=1;1;0)))" office:value-type="float" office:value="1" calcext:value-type="float">
            <text:p>1</text:p>
          </table:table-cell>
          <table:table-cell table:formula="of:=IF(SUM([.E14:.G14])=3; 1 ; IF(SUM([.E14:.G14])=2;0; IF(SUM([.E14:.G14])=1;1;0)))" office:value-type="float" office:value="0" calcext:value-type="float">
            <text:p>0</text:p>
          </table:table-cell>
          <table:table-cell table:formula="of:=IF(SUM([.F14:.H14])=3; 1 ; IF(SUM([.F14:.H14])=2;0; IF(SUM([.F14:.H14])=1;1;0)))" office:value-type="float" office:value="0" calcext:value-type="float">
            <text:p>0</text:p>
          </table:table-cell>
          <table:table-cell table:formula="of:=IF(SUM([.G14:.I14])=3; 1 ; IF(SUM([.G14:.I14])=2;0; IF(SUM([.G14:.I14])=1;1;0)))" office:value-type="float" office:value="0" calcext:value-type="float">
            <text:p>0</text:p>
          </table:table-cell>
          <table:table-cell table:formula="of:=IF(SUM([.H14:.J14])=3; 1 ; IF(SUM([.H14:.J14])=2;0; IF(SUM([.H14:.J14])=1;1;0)))" office:value-type="float" office:value="1" calcext:value-type="float">
            <text:p>1</text:p>
          </table:table-cell>
          <table:table-cell table:formula="of:=IF(SUM([.I14:.K14])=3; 1 ; IF(SUM([.I14:.K14])=2;0; IF(SUM([.I14:.K14])=1;1;0)))" office:value-type="float" office:value="0" calcext:value-type="float">
            <text:p>0</text:p>
          </table:table-cell>
          <table:table-cell table:formula="of:=IF(SUM([.J14:.L14])=3; 1 ; IF(SUM([.J14:.L14])=2;0; IF(SUM([.J14:.L14])=1;1;0)))" office:value-type="float" office:value="1" calcext:value-type="float">
            <text:p>1</text:p>
          </table:table-cell>
          <table:table-cell table:formula="of:=IF(SUM([.K14:.M14])=3; 1 ; IF(SUM([.K14:.M14])=2;0; IF(SUM([.K14:.M14])=1;1;0)))" office:value-type="float" office:value="0" calcext:value-type="float">
            <text:p>0</text:p>
          </table:table-cell>
          <table:table-cell table:formula="of:=IF(SUM([.L14:.N14])=3; 1 ; IF(SUM([.L14:.N14])=2;0; IF(SUM([.L14:.N14])=1;1;0)))" office:value-type="float" office:value="0" calcext:value-type="float">
            <text:p>0</text:p>
          </table:table-cell>
          <table:table-cell table:formula="of:=IF(SUM([.M14:.O14])=3; 1 ; IF(SUM([.M14:.O14])=2;0; IF(SUM([.M14:.O14])=1;1;0)))" office:value-type="float" office:value="0" calcext:value-type="float">
            <text:p>0</text:p>
          </table:table-cell>
          <table:table-cell table:formula="of:=IF(SUM([.N14:.P14])=3; 1 ; IF(SUM([.N14:.P14])=2;0; IF(SUM([.N14:.P14])=1;1;0)))" office:value-type="float" office:value="1" calcext:value-type="float">
            <text:p>1</text:p>
          </table:table-cell>
          <table:table-cell table:formula="of:=IF(SUM([.O14:.Q14])=3; 1 ; IF(SUM([.O14:.Q14])=2;0; IF(SUM([.O14:.Q14])=1;1;0)))" office:value-type="float" office:value="0" calcext:value-type="float">
            <text:p>0</text:p>
          </table:table-cell>
          <table:table-cell table:formula="of:=IF(SUM([.P14:.R14])=3; 1 ; IF(SUM([.P14:.R14])=2;0; IF(SUM([.P14:.R14])=1;1;0)))" office:value-type="float" office:value="1" calcext:value-type="float">
            <text:p>1</text:p>
          </table:table-cell>
          <table:table-cell table:formula="of:=IF(SUM([.Q14:.S14])=3; 1 ; IF(SUM([.Q14:.S14])=2;0; IF(SUM([.Q14:.S14])=1;1;0)))" office:value-type="float" office:value="0" calcext:value-type="float">
            <text:p>0</text:p>
          </table:table-cell>
          <table:table-cell table:formula="of:=IF(SUM([.R14:.T14])=3; 1 ; IF(SUM([.R14:.T14])=2;0; IF(SUM([.R14:.T14])=1;1;0)))" office:value-type="float" office:value="1" calcext:value-type="float">
            <text:p>1</text:p>
          </table:table-cell>
          <table:table-cell table:formula="of:=IF(SUM([.S14:.U14])=3; 1 ; IF(SUM([.S14:.U14])=2;0; IF(SUM([.S14:.U14])=1;1;0)))" office:value-type="float" office:value="0" calcext:value-type="float">
            <text:p>0</text:p>
          </table:table-cell>
          <table:table-cell table:formula="of:=IF(SUM([.T14:.V14])=3; 1 ; IF(SUM([.T14:.V14])=2;0; IF(SUM([.T14:.V14])=1;1;0)))" office:value-type="float" office:value="0" calcext:value-type="float">
            <text:p>0</text:p>
          </table:table-cell>
          <table:table-cell table:formula="of:=IF(SUM([.U14:.W14])=3; 1 ; IF(SUM([.U14:.W14])=2;0; IF(SUM([.U14:.W14])=1;1;0)))" office:value-type="float" office:value="0" calcext:value-type="float">
            <text:p>0</text:p>
          </table:table-cell>
          <table:table-cell table:formula="of:=IF(SUM([.V14:.X14])=3; 1 ; IF(SUM([.V14:.X14])=2;0; IF(SUM([.V14:.X14])=1;1;0)))" office:value-type="float" office:value="1" calcext:value-type="float">
            <text:p>1</text:p>
          </table:table-cell>
          <table:table-cell table:formula="of:=IF(SUM([.W14:.Y14])=3; 1 ; IF(SUM([.W14:.Y14])=2;0; IF(SUM([.W14:.Y14])=1;1;0)))" office:value-type="float" office:value="0" calcext:value-type="float">
            <text:p>0</text:p>
          </table:table-cell>
          <table:table-cell table:formula="of:=IF(SUM([.X14:.Z14])=3; 1 ; IF(SUM([.X14:.Z14])=2;0; IF(SUM([.X14:.Z14])=1;1;0)))" office:value-type="float" office:value="1" calcext:value-type="float">
            <text:p>1</text:p>
          </table:table-cell>
          <table:table-cell table:formula="of:=IF(SUM([.Y14:.AA14])=3; 1 ; IF(SUM([.Y14:.AA14])=2;0; IF(SUM([.Y14:.AA14])=1;1;0)))" office:value-type="float" office:value="0" calcext:value-type="float">
            <text:p>0</text:p>
          </table:table-cell>
          <table:table-cell table:formula="of:=IF(SUM([.Z14:.AB14])=3; 1 ; IF(SUM([.Z14:.AB14])=2;0; IF(SUM([.Z14:.AB14])=1;1;0)))" office:value-type="float" office:value="0" calcext:value-type="float">
            <text:p>0</text:p>
          </table:table-cell>
          <table:table-cell table:formula="of:=IF(SUM([.AA14:.AC14])=3; 1 ; IF(SUM([.AA14:.AC14])=2;0; IF(SUM([.AA14:.AC14])=1;1;0)))" office:value-type="float" office:value="0" calcext:value-type="float">
            <text:p>0</text:p>
          </table:table-cell>
          <table:table-cell table:formula="of:=IF(SUM([.AB14:.AD14])=3; 1 ; IF(SUM([.AB14:.AD14])=2;0; IF(SUM([.AB14:.AD14])=1;1;0)))" office:value-type="float" office:value="1" calcext:value-type="float">
            <text:p>1</text:p>
          </table:table-cell>
          <table:table-cell table:formula="of:=IF(SUM([.AC14:.AE14])=3; 1 ; IF(SUM([.AC14:.AE14])=2;0; IF(SUM([.AC14:.AE14])=1;1;0)))" office:value-type="float" office:value="0" calcext:value-type="float">
            <text:p>0</text:p>
          </table:table-cell>
          <table:table-cell table:formula="of:=IF(SUM([.AD14:.AF14])=3; 1 ; IF(SUM([.AD14:.AF14])=2;0; IF(SUM([.AD14:.AF14])=1;1;0)))" office:value-type="float" office:value="1" calcext:value-type="float">
            <text:p>1</text:p>
          </table:table-cell>
          <table:table-cell table:formula="of:=IF(SUM([.AE14:.AG14])=3; 1 ; IF(SUM([.AE14:.AG14])=2;0; IF(SUM([.AE14:.AG14])=1;1;0)))" office:value-type="float" office:value="0" calcext:value-type="float">
            <text:p>0</text:p>
          </table:table-cell>
          <table:table-cell table:formula="of:=IF(SUM([.AF14:.AH14])=3; 1 ; IF(SUM([.AF14:.AH14])=2;0; IF(SUM([.AF14:.AH14])=1;1;0)))" office:value-type="float" office:value="0" calcext:value-type="float">
            <text:p>0</text:p>
          </table:table-cell>
          <table:table-cell table:formula="of:=IF(SUM([.AF14:.AH14])=3; 1 ; IF(SUM([.AF14:.AH14])=2;0; IF(SUM([.AF14:.AH14])=1;1;0)))" office:value-type="float" office:value="0" calcext:value-type="float">
            <text:p>0</text:p>
          </table:table-cell>
        </table:table-row>
        <table:table-row table:style-name="ro1">
          <table:table-cell table:formula="of:=IF(SUM([.A15:.C15])=3; 1 ; IF(SUM([.A15:.C15])=2;0; IF(SUM([.A15:.C15])=1;1;0)))" office:value-type="float" office:value="1" calcext:value-type="float">
            <text:p>1</text:p>
          </table:table-cell>
          <table:table-cell table:formula="of:=IF(SUM([.A15:.C15])=3; 1 ; IF(SUM([.A15:.C15])=2;0; IF(SUM([.A15:.C15])=1;1;0)))" office:value-type="float" office:value="1" calcext:value-type="float">
            <text:p>1</text:p>
          </table:table-cell>
          <table:table-cell table:formula="of:=IF(SUM([.B15:.D15])=3; 1 ; IF(SUM([.B15:.D15])=2;0; IF(SUM([.B15:.D15])=1;1;0)))" office:value-type="float" office:value="1" calcext:value-type="float">
            <text:p>1</text:p>
          </table:table-cell>
          <table:table-cell table:formula="of:=IF(SUM([.C15:.E15])=3; 1 ; IF(SUM([.C15:.E15])=2;0; IF(SUM([.C15:.E15])=1;1;0)))" office:value-type="float" office:value="0" calcext:value-type="float">
            <text:p>0</text:p>
          </table:table-cell>
          <table:table-cell table:formula="of:=IF(SUM([.D15:.F15])=3; 1 ; IF(SUM([.D15:.F15])=2;0; IF(SUM([.D15:.F15])=1;1;0)))" office:value-type="float" office:value="1" calcext:value-type="float">
            <text:p>1</text:p>
          </table:table-cell>
          <table:table-cell table:formula="of:=IF(SUM([.E15:.G15])=3; 1 ; IF(SUM([.E15:.G15])=2;0; IF(SUM([.E15:.G15])=1;1;0)))" office:value-type="float" office:value="1" calcext:value-type="float">
            <text:p>1</text:p>
          </table:table-cell>
          <table:table-cell table:formula="of:=IF(SUM([.F15:.H15])=3; 1 ; IF(SUM([.F15:.H15])=2;0; IF(SUM([.F15:.H15])=1;1;0)))" office:value-type="float" office:value="0" calcext:value-type="float">
            <text:p>0</text:p>
          </table:table-cell>
          <table:table-cell table:formula="of:=IF(SUM([.G15:.I15])=3; 1 ; IF(SUM([.G15:.I15])=2;0; IF(SUM([.G15:.I15])=1;1;0)))" office:value-type="float" office:value="1" calcext:value-type="float">
            <text:p>1</text:p>
          </table:table-cell>
          <table:table-cell table:formula="of:=IF(SUM([.H15:.J15])=3; 1 ; IF(SUM([.H15:.J15])=2;0; IF(SUM([.H15:.J15])=1;1;0)))" office:value-type="float" office:value="1" calcext:value-type="float">
            <text:p>1</text:p>
          </table:table-cell>
          <table:table-cell table:formula="of:=IF(SUM([.I15:.K15])=3; 1 ; IF(SUM([.I15:.K15])=2;0; IF(SUM([.I15:.K15])=1;1;0)))" office:value-type="float" office:value="0" calcext:value-type="float">
            <text:p>0</text:p>
          </table:table-cell>
          <table:table-cell table:formula="of:=IF(SUM([.J15:.L15])=3; 1 ; IF(SUM([.J15:.L15])=2;0; IF(SUM([.J15:.L15])=1;1;0)))" office:value-type="float" office:value="1" calcext:value-type="float">
            <text:p>1</text:p>
          </table:table-cell>
          <table:table-cell table:formula="of:=IF(SUM([.K15:.M15])=3; 1 ; IF(SUM([.K15:.M15])=2;0; IF(SUM([.K15:.M15])=1;1;0)))" office:value-type="float" office:value="1" calcext:value-type="float">
            <text:p>1</text:p>
          </table:table-cell>
          <table:table-cell table:formula="of:=IF(SUM([.L15:.N15])=3; 1 ; IF(SUM([.L15:.N15])=2;0; IF(SUM([.L15:.N15])=1;1;0)))" office:value-type="float" office:value="0" calcext:value-type="float">
            <text:p>0</text:p>
          </table:table-cell>
          <table:table-cell table:formula="of:=IF(SUM([.M15:.O15])=3; 1 ; IF(SUM([.M15:.O15])=2;0; IF(SUM([.M15:.O15])=1;1;0)))" office:value-type="float" office:value="1" calcext:value-type="float">
            <text:p>1</text:p>
          </table:table-cell>
          <table:table-cell table:formula="of:=IF(SUM([.N15:.P15])=3; 1 ; IF(SUM([.N15:.P15])=2;0; IF(SUM([.N15:.P15])=1;1;0)))" office:value-type="float" office:value="1" calcext:value-type="float">
            <text:p>1</text:p>
          </table:table-cell>
          <table:table-cell table:formula="of:=IF(SUM([.O15:.Q15])=3; 1 ; IF(SUM([.O15:.Q15])=2;0; IF(SUM([.O15:.Q15])=1;1;0)))" office:value-type="float" office:value="0" calcext:value-type="float">
            <text:p>0</text:p>
          </table:table-cell>
          <table:table-cell table:formula="of:=IF(SUM([.P15:.R15])=3; 1 ; IF(SUM([.P15:.R15])=2;0; IF(SUM([.P15:.R15])=1;1;0)))" office:value-type="float" office:value="1" calcext:value-type="float">
            <text:p>1</text:p>
          </table:table-cell>
          <table:table-cell table:formula="of:=IF(SUM([.Q15:.S15])=3; 1 ; IF(SUM([.Q15:.S15])=2;0; IF(SUM([.Q15:.S15])=1;1;0)))" office:value-type="float" office:value="0" calcext:value-type="float">
            <text:p>0</text:p>
          </table:table-cell>
          <table:table-cell table:formula="of:=IF(SUM([.R15:.T15])=3; 1 ; IF(SUM([.R15:.T15])=2;0; IF(SUM([.R15:.T15])=1;1;0)))" office:value-type="float" office:value="1" calcext:value-type="float">
            <text:p>1</text:p>
          </table:table-cell>
          <table:table-cell table:formula="of:=IF(SUM([.S15:.U15])=3; 1 ; IF(SUM([.S15:.U15])=2;0; IF(SUM([.S15:.U15])=1;1;0)))" office:value-type="float" office:value="1" calcext:value-type="float">
            <text:p>1</text:p>
          </table:table-cell>
          <table:table-cell table:formula="of:=IF(SUM([.T15:.V15])=3; 1 ; IF(SUM([.T15:.V15])=2;0; IF(SUM([.T15:.V15])=1;1;0)))" office:value-type="float" office:value="0" calcext:value-type="float">
            <text:p>0</text:p>
          </table:table-cell>
          <table:table-cell table:formula="of:=IF(SUM([.U15:.W15])=3; 1 ; IF(SUM([.U15:.W15])=2;0; IF(SUM([.U15:.W15])=1;1;0)))" office:value-type="float" office:value="1" calcext:value-type="float">
            <text:p>1</text:p>
          </table:table-cell>
          <table:table-cell table:formula="of:=IF(SUM([.V15:.X15])=3; 1 ; IF(SUM([.V15:.X15])=2;0; IF(SUM([.V15:.X15])=1;1;0)))" office:value-type="float" office:value="1" calcext:value-type="float">
            <text:p>1</text:p>
          </table:table-cell>
          <table:table-cell table:formula="of:=IF(SUM([.W15:.Y15])=3; 1 ; IF(SUM([.W15:.Y15])=2;0; IF(SUM([.W15:.Y15])=1;1;0)))" office:value-type="float" office:value="0" calcext:value-type="float">
            <text:p>0</text:p>
          </table:table-cell>
          <table:table-cell table:formula="of:=IF(SUM([.X15:.Z15])=3; 1 ; IF(SUM([.X15:.Z15])=2;0; IF(SUM([.X15:.Z15])=1;1;0)))" office:value-type="float" office:value="1" calcext:value-type="float">
            <text:p>1</text:p>
          </table:table-cell>
          <table:table-cell table:formula="of:=IF(SUM([.Y15:.AA15])=3; 1 ; IF(SUM([.Y15:.AA15])=2;0; IF(SUM([.Y15:.AA15])=1;1;0)))" office:value-type="float" office:value="1" calcext:value-type="float">
            <text:p>1</text:p>
          </table:table-cell>
          <table:table-cell table:formula="of:=IF(SUM([.Z15:.AB15])=3; 1 ; IF(SUM([.Z15:.AB15])=2;0; IF(SUM([.Z15:.AB15])=1;1;0)))" office:value-type="float" office:value="0" calcext:value-type="float">
            <text:p>0</text:p>
          </table:table-cell>
          <table:table-cell table:formula="of:=IF(SUM([.AA15:.AC15])=3; 1 ; IF(SUM([.AA15:.AC15])=2;0; IF(SUM([.AA15:.AC15])=1;1;0)))" office:value-type="float" office:value="1" calcext:value-type="float">
            <text:p>1</text:p>
          </table:table-cell>
          <table:table-cell table:formula="of:=IF(SUM([.AB15:.AD15])=3; 1 ; IF(SUM([.AB15:.AD15])=2;0; IF(SUM([.AB15:.AD15])=1;1;0)))" office:value-type="float" office:value="1" calcext:value-type="float">
            <text:p>1</text:p>
          </table:table-cell>
          <table:table-cell table:formula="of:=IF(SUM([.AC15:.AE15])=3; 1 ; IF(SUM([.AC15:.AE15])=2;0; IF(SUM([.AC15:.AE15])=1;1;0)))" office:value-type="float" office:value="0" calcext:value-type="float">
            <text:p>0</text:p>
          </table:table-cell>
          <table:table-cell table:formula="of:=IF(SUM([.AD15:.AF15])=3; 1 ; IF(SUM([.AD15:.AF15])=2;0; IF(SUM([.AD15:.AF15])=1;1;0)))" office:value-type="float" office:value="1" calcext:value-type="float">
            <text:p>1</text:p>
          </table:table-cell>
          <table:table-cell table:formula="of:=IF(SUM([.AE15:.AG15])=3; 1 ; IF(SUM([.AE15:.AG15])=2;0; IF(SUM([.AE15:.AG15])=1;1;0)))" office:value-type="float" office:value="1" calcext:value-type="float">
            <text:p>1</text:p>
          </table:table-cell>
          <table:table-cell table:formula="of:=IF(SUM([.AF15:.AH15])=3; 1 ; IF(SUM([.AF15:.AH15])=2;0; IF(SUM([.AF15:.AH15])=1;1;0)))" office:value-type="float" office:value="0" calcext:value-type="float">
            <text:p>0</text:p>
          </table:table-cell>
          <table:table-cell table:formula="of:=IF(SUM([.AF15:.AH15])=3; 1 ; IF(SUM([.AF15:.AH15])=2;0; IF(SUM([.AF15:.AH15])=1;1;0)))" office:value-type="float" office:value="0" calcext:value-type="float">
            <text:p>0</text:p>
          </table:table-cell>
        </table:table-row>
        <table:table-row table:style-name="ro1">
          <table:table-cell table:formula="of:=IF(SUM([.A16:.C16])=3; 1 ; IF(SUM([.A16:.C16])=2;0; IF(SUM([.A16:.C16])=1;1;0)))" office:value-type="float" office:value="1" calcext:value-type="float">
            <text:p>1</text:p>
          </table:table-cell>
          <table:table-cell table:formula="of:=IF(SUM([.A16:.C16])=3; 1 ; IF(SUM([.A16:.C16])=2;0; IF(SUM([.A16:.C16])=1;1;0)))" office:value-type="float" office:value="1" calcext:value-type="float">
            <text:p>1</text:p>
          </table:table-cell>
          <table:table-cell table:formula="of:=IF(SUM([.B16:.D16])=3; 1 ; IF(SUM([.B16:.D16])=2;0; IF(SUM([.B16:.D16])=1;1;0)))" office:value-type="float" office:value="0" calcext:value-type="float">
            <text:p>0</text:p>
          </table:table-cell>
          <table:table-cell table:formula="of:=IF(SUM([.C16:.E16])=3; 1 ; IF(SUM([.C16:.E16])=2;0; IF(SUM([.C16:.E16])=1;1;0)))" office:value-type="float" office:value="0" calcext:value-type="float">
            <text:p>0</text:p>
          </table:table-cell>
          <table:table-cell table:formula="of:=IF(SUM([.D16:.F16])=3; 1 ; IF(SUM([.D16:.F16])=2;0; IF(SUM([.D16:.F16])=1;1;0)))" office:value-type="float" office:value="0" calcext:value-type="float">
            <text:p>0</text:p>
          </table:table-cell>
          <table:table-cell table:formula="of:=IF(SUM([.E16:.G16])=3; 1 ; IF(SUM([.E16:.G16])=2;0; IF(SUM([.E16:.G16])=1;1;0)))" office:value-type="float" office:value="0" calcext:value-type="float">
            <text:p>0</text:p>
          </table:table-cell>
          <table:table-cell table:formula="of:=IF(SUM([.F16:.H16])=3; 1 ; IF(SUM([.F16:.H16])=2;0; IF(SUM([.F16:.H16])=1;1;0)))" office:value-type="float" office:value="0" calcext:value-type="float">
            <text:p>0</text:p>
          </table:table-cell>
          <table:table-cell table:formula="of:=IF(SUM([.G16:.I16])=3; 1 ; IF(SUM([.G16:.I16])=2;0; IF(SUM([.G16:.I16])=1;1;0)))" office:value-type="float" office:value="0" calcext:value-type="float">
            <text:p>0</text:p>
          </table:table-cell>
          <table:table-cell table:formula="of:=IF(SUM([.H16:.J16])=3; 1 ; IF(SUM([.H16:.J16])=2;0; IF(SUM([.H16:.J16])=1;1;0)))" office:value-type="float" office:value="0" calcext:value-type="float">
            <text:p>0</text:p>
          </table:table-cell>
          <table:table-cell table:formula="of:=IF(SUM([.I16:.K16])=3; 1 ; IF(SUM([.I16:.K16])=2;0; IF(SUM([.I16:.K16])=1;1;0)))" office:value-type="float" office:value="0" calcext:value-type="float">
            <text:p>0</text:p>
          </table:table-cell>
          <table:table-cell table:formula="of:=IF(SUM([.J16:.L16])=3; 1 ; IF(SUM([.J16:.L16])=2;0; IF(SUM([.J16:.L16])=1;1;0)))" office:value-type="float" office:value="0" calcext:value-type="float">
            <text:p>0</text:p>
          </table:table-cell>
          <table:table-cell table:formula="of:=IF(SUM([.K16:.M16])=3; 1 ; IF(SUM([.K16:.M16])=2;0; IF(SUM([.K16:.M16])=1;1;0)))" office:value-type="float" office:value="0" calcext:value-type="float">
            <text:p>0</text:p>
          </table:table-cell>
          <table:table-cell table:formula="of:=IF(SUM([.L16:.N16])=3; 1 ; IF(SUM([.L16:.N16])=2;0; IF(SUM([.L16:.N16])=1;1;0)))" office:value-type="float" office:value="0" calcext:value-type="float">
            <text:p>0</text:p>
          </table:table-cell>
          <table:table-cell table:formula="of:=IF(SUM([.M16:.O16])=3; 1 ; IF(SUM([.M16:.O16])=2;0; IF(SUM([.M16:.O16])=1;1;0)))" office:value-type="float" office:value="0" calcext:value-type="float">
            <text:p>0</text:p>
          </table:table-cell>
          <table:table-cell table:formula="of:=IF(SUM([.N16:.P16])=3; 1 ; IF(SUM([.N16:.P16])=2;0; IF(SUM([.N16:.P16])=1;1;0)))" office:value-type="float" office:value="0" calcext:value-type="float">
            <text:p>0</text:p>
          </table:table-cell>
          <table:table-cell table:formula="of:=IF(SUM([.O16:.Q16])=3; 1 ; IF(SUM([.O16:.Q16])=2;0; IF(SUM([.O16:.Q16])=1;1;0)))" office:value-type="float" office:value="0" calcext:value-type="float">
            <text:p>0</text:p>
          </table:table-cell>
          <table:table-cell table:formula="of:=IF(SUM([.P16:.R16])=3; 1 ; IF(SUM([.P16:.R16])=2;0; IF(SUM([.P16:.R16])=1;1;0)))" office:value-type="float" office:value="1" calcext:value-type="float">
            <text:p>1</text:p>
          </table:table-cell>
          <table:table-cell table:formula="of:=IF(SUM([.Q16:.S16])=3; 1 ; IF(SUM([.Q16:.S16])=2;0; IF(SUM([.Q16:.S16])=1;1;0)))" office:value-type="float" office:value="0" calcext:value-type="float">
            <text:p>0</text:p>
          </table:table-cell>
          <table:table-cell table:formula="of:=IF(SUM([.R16:.T16])=3; 1 ; IF(SUM([.R16:.T16])=2;0; IF(SUM([.R16:.T16])=1;1;0)))" office:value-type="float" office:value="0" calcext:value-type="float">
            <text:p>0</text:p>
          </table:table-cell>
          <table:table-cell table:formula="of:=IF(SUM([.S16:.U16])=3; 1 ; IF(SUM([.S16:.U16])=2;0; IF(SUM([.S16:.U16])=1;1;0)))" office:value-type="float" office:value="0" calcext:value-type="float">
            <text:p>0</text:p>
          </table:table-cell>
          <table:table-cell table:formula="of:=IF(SUM([.T16:.V16])=3; 1 ; IF(SUM([.T16:.V16])=2;0; IF(SUM([.T16:.V16])=1;1;0)))" office:value-type="float" office:value="0" calcext:value-type="float">
            <text:p>0</text:p>
          </table:table-cell>
          <table:table-cell table:formula="of:=IF(SUM([.U16:.W16])=3; 1 ; IF(SUM([.U16:.W16])=2;0; IF(SUM([.U16:.W16])=1;1;0)))" office:value-type="float" office:value="0" calcext:value-type="float">
            <text:p>0</text:p>
          </table:table-cell>
          <table:table-cell table:formula="of:=IF(SUM([.V16:.X16])=3; 1 ; IF(SUM([.V16:.X16])=2;0; IF(SUM([.V16:.X16])=1;1;0)))" office:value-type="float" office:value="0" calcext:value-type="float">
            <text:p>0</text:p>
          </table:table-cell>
          <table:table-cell table:formula="of:=IF(SUM([.W16:.Y16])=3; 1 ; IF(SUM([.W16:.Y16])=2;0; IF(SUM([.W16:.Y16])=1;1;0)))" office:value-type="float" office:value="0" calcext:value-type="float">
            <text:p>0</text:p>
          </table:table-cell>
          <table:table-cell table:formula="of:=IF(SUM([.X16:.Z16])=3; 1 ; IF(SUM([.X16:.Z16])=2;0; IF(SUM([.X16:.Z16])=1;1;0)))" office:value-type="float" office:value="0" calcext:value-type="float">
            <text:p>0</text:p>
          </table:table-cell>
          <table:table-cell table:formula="of:=IF(SUM([.Y16:.AA16])=3; 1 ; IF(SUM([.Y16:.AA16])=2;0; IF(SUM([.Y16:.AA16])=1;1;0)))" office:value-type="float" office:value="0" calcext:value-type="float">
            <text:p>0</text:p>
          </table:table-cell>
          <table:table-cell table:formula="of:=IF(SUM([.Z16:.AB16])=3; 1 ; IF(SUM([.Z16:.AB16])=2;0; IF(SUM([.Z16:.AB16])=1;1;0)))" office:value-type="float" office:value="0" calcext:value-type="float">
            <text:p>0</text:p>
          </table:table-cell>
          <table:table-cell table:formula="of:=IF(SUM([.AA16:.AC16])=3; 1 ; IF(SUM([.AA16:.AC16])=2;0; IF(SUM([.AA16:.AC16])=1;1;0)))" office:value-type="float" office:value="0" calcext:value-type="float">
            <text:p>0</text:p>
          </table:table-cell>
          <table:table-cell table:formula="of:=IF(SUM([.AB16:.AD16])=3; 1 ; IF(SUM([.AB16:.AD16])=2;0; IF(SUM([.AB16:.AD16])=1;1;0)))" office:value-type="float" office:value="0" calcext:value-type="float">
            <text:p>0</text:p>
          </table:table-cell>
          <table:table-cell table:formula="of:=IF(SUM([.AC16:.AE16])=3; 1 ; IF(SUM([.AC16:.AE16])=2;0; IF(SUM([.AC16:.AE16])=1;1;0)))" office:value-type="float" office:value="0" calcext:value-type="float">
            <text:p>0</text:p>
          </table:table-cell>
          <table:table-cell table:formula="of:=IF(SUM([.AD16:.AF16])=3; 1 ; IF(SUM([.AD16:.AF16])=2;0; IF(SUM([.AD16:.AF16])=1;1;0)))" office:value-type="float" office:value="0" calcext:value-type="float">
            <text:p>0</text:p>
          </table:table-cell>
          <table:table-cell table:formula="of:=IF(SUM([.AE16:.AG16])=3; 1 ; IF(SUM([.AE16:.AG16])=2;0; IF(SUM([.AE16:.AG16])=1;1;0)))" office:value-type="float" office:value="0" calcext:value-type="float">
            <text:p>0</text:p>
          </table:table-cell>
          <table:table-cell table:formula="of:=IF(SUM([.AF16:.AH16])=3; 1 ; IF(SUM([.AF16:.AH16])=2;0; IF(SUM([.AF16:.AH16])=1;1;0)))" office:value-type="float" office:value="1" calcext:value-type="float">
            <text:p>1</text:p>
          </table:table-cell>
          <table:table-cell table:formula="of:=IF(SUM([.AF16:.AH16])=3; 1 ; IF(SUM([.AF16:.AH16])=2;0; IF(SUM([.AF16:.AH16])=1;1;0)))" office:value-type="float" office:value="1" calcext:value-type="float">
            <text:p>1</text:p>
          </table:table-cell>
        </table:table-row>
        <table:table-row table:style-name="ro1">
          <table:table-cell table:formula="of:=IF(SUM([.A17:.C17])=3; 1 ; IF(SUM([.A17:.C17])=2;0; IF(SUM([.A17:.C17])=1;1;0)))" office:value-type="float" office:value="0" calcext:value-type="float">
            <text:p>0</text:p>
          </table:table-cell>
          <table:table-cell table:formula="of:=IF(SUM([.A17:.C17])=3; 1 ; IF(SUM([.A17:.C17])=2;0; IF(SUM([.A17:.C17])=1;1;0)))" office:value-type="float" office:value="0" calcext:value-type="float">
            <text:p>0</text:p>
          </table:table-cell>
          <table:table-cell table:formula="of:=IF(SUM([.B17:.D17])=3; 1 ; IF(SUM([.B17:.D17])=2;0; IF(SUM([.B17:.D17])=1;1;0)))" office:value-type="float" office:value="1" calcext:value-type="float">
            <text:p>1</text:p>
          </table:table-cell>
          <table:table-cell table:formula="of:=IF(SUM([.C17:.E17])=3; 1 ; IF(SUM([.C17:.E17])=2;0; IF(SUM([.C17:.E17])=1;1;0)))" office:value-type="float" office:value="0" calcext:value-type="float">
            <text:p>0</text:p>
          </table:table-cell>
          <table:table-cell table:formula="of:=IF(SUM([.D17:.F17])=3; 1 ; IF(SUM([.D17:.F17])=2;0; IF(SUM([.D17:.F17])=1;1;0)))" office:value-type="float" office:value="0" calcext:value-type="float">
            <text:p>0</text:p>
          </table:table-cell>
          <table:table-cell table:formula="of:=IF(SUM([.E17:.G17])=3; 1 ; IF(SUM([.E17:.G17])=2;0; IF(SUM([.E17:.G17])=1;1;0)))" office:value-type="float" office:value="0" calcext:value-type="float">
            <text:p>0</text:p>
          </table:table-cell>
          <table:table-cell table:formula="of:=IF(SUM([.F17:.H17])=3; 1 ; IF(SUM([.F17:.H17])=2;0; IF(SUM([.F17:.H17])=1;1;0)))" office:value-type="float" office:value="0" calcext:value-type="float">
            <text:p>0</text:p>
          </table:table-cell>
          <table:table-cell table:formula="of:=IF(SUM([.G17:.I17])=3; 1 ; IF(SUM([.G17:.I17])=2;0; IF(SUM([.G17:.I17])=1;1;0)))" office:value-type="float" office:value="0" calcext:value-type="float">
            <text:p>0</text:p>
          </table:table-cell>
          <table:table-cell table:formula="of:=IF(SUM([.H17:.J17])=3; 1 ; IF(SUM([.H17:.J17])=2;0; IF(SUM([.H17:.J17])=1;1;0)))" office:value-type="float" office:value="0" calcext:value-type="float">
            <text:p>0</text:p>
          </table:table-cell>
          <table:table-cell table:formula="of:=IF(SUM([.I17:.K17])=3; 1 ; IF(SUM([.I17:.K17])=2;0; IF(SUM([.I17:.K17])=1;1;0)))" office:value-type="float" office:value="0" calcext:value-type="float">
            <text:p>0</text:p>
          </table:table-cell>
          <table:table-cell table:formula="of:=IF(SUM([.J17:.L17])=3; 1 ; IF(SUM([.J17:.L17])=2;0; IF(SUM([.J17:.L17])=1;1;0)))" office:value-type="float" office:value="0" calcext:value-type="float">
            <text:p>0</text:p>
          </table:table-cell>
          <table:table-cell table:formula="of:=IF(SUM([.K17:.M17])=3; 1 ; IF(SUM([.K17:.M17])=2;0; IF(SUM([.K17:.M17])=1;1;0)))" office:value-type="float" office:value="0" calcext:value-type="float">
            <text:p>0</text:p>
          </table:table-cell>
          <table:table-cell table:formula="of:=IF(SUM([.L17:.N17])=3; 1 ; IF(SUM([.L17:.N17])=2;0; IF(SUM([.L17:.N17])=1;1;0)))" office:value-type="float" office:value="0" calcext:value-type="float">
            <text:p>0</text:p>
          </table:table-cell>
          <table:table-cell table:formula="of:=IF(SUM([.M17:.O17])=3; 1 ; IF(SUM([.M17:.O17])=2;0; IF(SUM([.M17:.O17])=1;1;0)))" office:value-type="float" office:value="0" calcext:value-type="float">
            <text:p>0</text:p>
          </table:table-cell>
          <table:table-cell table:formula="of:=IF(SUM([.N17:.P17])=3; 1 ; IF(SUM([.N17:.P17])=2;0; IF(SUM([.N17:.P17])=1;1;0)))" office:value-type="float" office:value="0" calcext:value-type="float">
            <text:p>0</text:p>
          </table:table-cell>
          <table:table-cell table:formula="of:=IF(SUM([.O17:.Q17])=3; 1 ; IF(SUM([.O17:.Q17])=2;0; IF(SUM([.O17:.Q17])=1;1;0)))" office:value-type="float" office:value="1" calcext:value-type="float">
            <text:p>1</text:p>
          </table:table-cell>
          <table:table-cell table:formula="of:=IF(SUM([.P17:.R17])=3; 1 ; IF(SUM([.P17:.R17])=2;0; IF(SUM([.P17:.R17])=1;1;0)))" office:value-type="float" office:value="1" calcext:value-type="float">
            <text:p>1</text:p>
          </table:table-cell>
          <table:table-cell table:formula="of:=IF(SUM([.Q17:.S17])=3; 1 ; IF(SUM([.Q17:.S17])=2;0; IF(SUM([.Q17:.S17])=1;1;0)))" office:value-type="float" office:value="1" calcext:value-type="float">
            <text:p>1</text:p>
          </table:table-cell>
          <table:table-cell table:formula="of:=IF(SUM([.R17:.T17])=3; 1 ; IF(SUM([.R17:.T17])=2;0; IF(SUM([.R17:.T17])=1;1;0)))" office:value-type="float" office:value="0" calcext:value-type="float">
            <text:p>0</text:p>
          </table:table-cell>
          <table:table-cell table:formula="of:=IF(SUM([.S17:.U17])=3; 1 ; IF(SUM([.S17:.U17])=2;0; IF(SUM([.S17:.U17])=1;1;0)))" office:value-type="float" office:value="0" calcext:value-type="float">
            <text:p>0</text:p>
          </table:table-cell>
          <table:table-cell table:formula="of:=IF(SUM([.T17:.V17])=3; 1 ; IF(SUM([.T17:.V17])=2;0; IF(SUM([.T17:.V17])=1;1;0)))" office:value-type="float" office:value="0" calcext:value-type="float">
            <text:p>0</text:p>
          </table:table-cell>
          <table:table-cell table:formula="of:=IF(SUM([.U17:.W17])=3; 1 ; IF(SUM([.U17:.W17])=2;0; IF(SUM([.U17:.W17])=1;1;0)))" office:value-type="float" office:value="0" calcext:value-type="float">
            <text:p>0</text:p>
          </table:table-cell>
          <table:table-cell table:formula="of:=IF(SUM([.V17:.X17])=3; 1 ; IF(SUM([.V17:.X17])=2;0; IF(SUM([.V17:.X17])=1;1;0)))" office:value-type="float" office:value="0" calcext:value-type="float">
            <text:p>0</text:p>
          </table:table-cell>
          <table:table-cell table:formula="of:=IF(SUM([.W17:.Y17])=3; 1 ; IF(SUM([.W17:.Y17])=2;0; IF(SUM([.W17:.Y17])=1;1;0)))" office:value-type="float" office:value="0" calcext:value-type="float">
            <text:p>0</text:p>
          </table:table-cell>
          <table:table-cell table:formula="of:=IF(SUM([.X17:.Z17])=3; 1 ; IF(SUM([.X17:.Z17])=2;0; IF(SUM([.X17:.Z17])=1;1;0)))" office:value-type="float" office:value="0" calcext:value-type="float">
            <text:p>0</text:p>
          </table:table-cell>
          <table:table-cell table:formula="of:=IF(SUM([.Y17:.AA17])=3; 1 ; IF(SUM([.Y17:.AA17])=2;0; IF(SUM([.Y17:.AA17])=1;1;0)))" office:value-type="float" office:value="0" calcext:value-type="float">
            <text:p>0</text:p>
          </table:table-cell>
          <table:table-cell table:formula="of:=IF(SUM([.Z17:.AB17])=3; 1 ; IF(SUM([.Z17:.AB17])=2;0; IF(SUM([.Z17:.AB17])=1;1;0)))" office:value-type="float" office:value="0" calcext:value-type="float">
            <text:p>0</text:p>
          </table:table-cell>
          <table:table-cell table:formula="of:=IF(SUM([.AA17:.AC17])=3; 1 ; IF(SUM([.AA17:.AC17])=2;0; IF(SUM([.AA17:.AC17])=1;1;0)))" office:value-type="float" office:value="0" calcext:value-type="float">
            <text:p>0</text:p>
          </table:table-cell>
          <table:table-cell table:formula="of:=IF(SUM([.AB17:.AD17])=3; 1 ; IF(SUM([.AB17:.AD17])=2;0; IF(SUM([.AB17:.AD17])=1;1;0)))" office:value-type="float" office:value="0" calcext:value-type="float">
            <text:p>0</text:p>
          </table:table-cell>
          <table:table-cell table:formula="of:=IF(SUM([.AC17:.AE17])=3; 1 ; IF(SUM([.AC17:.AE17])=2;0; IF(SUM([.AC17:.AE17])=1;1;0)))" office:value-type="float" office:value="0" calcext:value-type="float">
            <text:p>0</text:p>
          </table:table-cell>
          <table:table-cell table:formula="of:=IF(SUM([.AD17:.AF17])=3; 1 ; IF(SUM([.AD17:.AF17])=2;0; IF(SUM([.AD17:.AF17])=1;1;0)))" office:value-type="float" office:value="0" calcext:value-type="float">
            <text:p>0</text:p>
          </table:table-cell>
          <table:table-cell table:formula="of:=IF(SUM([.AE17:.AG17])=3; 1 ; IF(SUM([.AE17:.AG17])=2;0; IF(SUM([.AE17:.AG17])=1;1;0)))" office:value-type="float" office:value="1" calcext:value-type="float">
            <text:p>1</text:p>
          </table:table-cell>
          <table:table-cell table:formula="of:=IF(SUM([.AF17:.AH17])=3; 1 ; IF(SUM([.AF17:.AH17])=2;0; IF(SUM([.AF17:.AH17])=1;1;0)))" office:value-type="float" office:value="0" calcext:value-type="float">
            <text:p>0</text:p>
          </table:table-cell>
          <table:table-cell table:formula="of:=IF(SUM([.AF17:.AH17])=3; 1 ; IF(SUM([.AF17:.AH17])=2;0; IF(SUM([.AF17:.AH17])=1;1;0)))" office:value-type="float" office:value="0" calcext:value-type="float">
            <text:p>0</text:p>
          </table:table-cell>
        </table:table-row>
        <table:table-row table:style-name="ro1">
          <table:table-cell table:formula="of:=IF(SUM([.A18:.C18])=3; 1 ; IF(SUM([.A18:.C18])=2;0; IF(SUM([.A18:.C18])=1;1;0)))" office:value-type="float" office:value="1" calcext:value-type="float">
            <text:p>1</text:p>
          </table:table-cell>
          <table:table-cell table:formula="of:=IF(SUM([.A18:.C18])=3; 1 ; IF(SUM([.A18:.C18])=2;0; IF(SUM([.A18:.C18])=1;1;0)))" office:value-type="float" office:value="1" calcext:value-type="float">
            <text:p>1</text:p>
          </table:table-cell>
          <table:table-cell table:formula="of:=IF(SUM([.B18:.D18])=3; 1 ; IF(SUM([.B18:.D18])=2;0; IF(SUM([.B18:.D18])=1;1;0)))" office:value-type="float" office:value="1" calcext:value-type="float">
            <text:p>1</text:p>
          </table:table-cell>
          <table:table-cell table:formula="of:=IF(SUM([.C18:.E18])=3; 1 ; IF(SUM([.C18:.E18])=2;0; IF(SUM([.C18:.E18])=1;1;0)))" office:value-type="float" office:value="1" calcext:value-type="float">
            <text:p>1</text:p>
          </table:table-cell>
          <table:table-cell table:formula="of:=IF(SUM([.D18:.F18])=3; 1 ; IF(SUM([.D18:.F18])=2;0; IF(SUM([.D18:.F18])=1;1;0)))" office:value-type="float" office:value="0" calcext:value-type="float">
            <text:p>0</text:p>
          </table:table-cell>
          <table:table-cell table:formula="of:=IF(SUM([.E18:.G18])=3; 1 ; IF(SUM([.E18:.G18])=2;0; IF(SUM([.E18:.G18])=1;1;0)))" office:value-type="float" office:value="0" calcext:value-type="float">
            <text:p>0</text:p>
          </table:table-cell>
          <table:table-cell table:formula="of:=IF(SUM([.F18:.H18])=3; 1 ; IF(SUM([.F18:.H18])=2;0; IF(SUM([.F18:.H18])=1;1;0)))" office:value-type="float" office:value="0" calcext:value-type="float">
            <text:p>0</text:p>
          </table:table-cell>
          <table:table-cell table:formula="of:=IF(SUM([.G18:.I18])=3; 1 ; IF(SUM([.G18:.I18])=2;0; IF(SUM([.G18:.I18])=1;1;0)))" office:value-type="float" office:value="0" calcext:value-type="float">
            <text:p>0</text:p>
          </table:table-cell>
          <table:table-cell table:formula="of:=IF(SUM([.H18:.J18])=3; 1 ; IF(SUM([.H18:.J18])=2;0; IF(SUM([.H18:.J18])=1;1;0)))" office:value-type="float" office:value="0" calcext:value-type="float">
            <text:p>0</text:p>
          </table:table-cell>
          <table:table-cell table:formula="of:=IF(SUM([.I18:.K18])=3; 1 ; IF(SUM([.I18:.K18])=2;0; IF(SUM([.I18:.K18])=1;1;0)))" office:value-type="float" office:value="0" calcext:value-type="float">
            <text:p>0</text:p>
          </table:table-cell>
          <table:table-cell table:formula="of:=IF(SUM([.J18:.L18])=3; 1 ; IF(SUM([.J18:.L18])=2;0; IF(SUM([.J18:.L18])=1;1;0)))" office:value-type="float" office:value="0" calcext:value-type="float">
            <text:p>0</text:p>
          </table:table-cell>
          <table:table-cell table:formula="of:=IF(SUM([.K18:.M18])=3; 1 ; IF(SUM([.K18:.M18])=2;0; IF(SUM([.K18:.M18])=1;1;0)))" office:value-type="float" office:value="0" calcext:value-type="float">
            <text:p>0</text:p>
          </table:table-cell>
          <table:table-cell table:formula="of:=IF(SUM([.L18:.N18])=3; 1 ; IF(SUM([.L18:.N18])=2;0; IF(SUM([.L18:.N18])=1;1;0)))" office:value-type="float" office:value="0" calcext:value-type="float">
            <text:p>0</text:p>
          </table:table-cell>
          <table:table-cell table:formula="of:=IF(SUM([.M18:.O18])=3; 1 ; IF(SUM([.M18:.O18])=2;0; IF(SUM([.M18:.O18])=1;1;0)))" office:value-type="float" office:value="0" calcext:value-type="float">
            <text:p>0</text:p>
          </table:table-cell>
          <table:table-cell table:formula="of:=IF(SUM([.N18:.P18])=3; 1 ; IF(SUM([.N18:.P18])=2;0; IF(SUM([.N18:.P18])=1;1;0)))" office:value-type="float" office:value="1" calcext:value-type="float">
            <text:p>1</text:p>
          </table:table-cell>
          <table:table-cell table:formula="of:=IF(SUM([.O18:.Q18])=3; 1 ; IF(SUM([.O18:.Q18])=2;0; IF(SUM([.O18:.Q18])=1;1;0)))" office:value-type="float" office:value="0" calcext:value-type="float">
            <text:p>0</text:p>
          </table:table-cell>
          <table:table-cell table:formula="of:=IF(SUM([.P18:.R18])=3; 1 ; IF(SUM([.P18:.R18])=2;0; IF(SUM([.P18:.R18])=1;1;0)))" office:value-type="float" office:value="1" calcext:value-type="float">
            <text:p>1</text:p>
          </table:table-cell>
          <table:table-cell table:formula="of:=IF(SUM([.Q18:.S18])=3; 1 ; IF(SUM([.Q18:.S18])=2;0; IF(SUM([.Q18:.S18])=1;1;0)))" office:value-type="float" office:value="0" calcext:value-type="float">
            <text:p>0</text:p>
          </table:table-cell>
          <table:table-cell table:formula="of:=IF(SUM([.R18:.T18])=3; 1 ; IF(SUM([.R18:.T18])=2;0; IF(SUM([.R18:.T18])=1;1;0)))" office:value-type="float" office:value="1" calcext:value-type="float">
            <text:p>1</text:p>
          </table:table-cell>
          <table:table-cell table:formula="of:=IF(SUM([.S18:.U18])=3; 1 ; IF(SUM([.S18:.U18])=2;0; IF(SUM([.S18:.U18])=1;1;0)))" office:value-type="float" office:value="0" calcext:value-type="float">
            <text:p>0</text:p>
          </table:table-cell>
          <table:table-cell table:formula="of:=IF(SUM([.T18:.V18])=3; 1 ; IF(SUM([.T18:.V18])=2;0; IF(SUM([.T18:.V18])=1;1;0)))" office:value-type="float" office:value="0" calcext:value-type="float">
            <text:p>0</text:p>
          </table:table-cell>
          <table:table-cell table:formula="of:=IF(SUM([.U18:.W18])=3; 1 ; IF(SUM([.U18:.W18])=2;0; IF(SUM([.U18:.W18])=1;1;0)))" office:value-type="float" office:value="0" calcext:value-type="float">
            <text:p>0</text:p>
          </table:table-cell>
          <table:table-cell table:formula="of:=IF(SUM([.V18:.X18])=3; 1 ; IF(SUM([.V18:.X18])=2;0; IF(SUM([.V18:.X18])=1;1;0)))" office:value-type="float" office:value="0" calcext:value-type="float">
            <text:p>0</text:p>
          </table:table-cell>
          <table:table-cell table:formula="of:=IF(SUM([.W18:.Y18])=3; 1 ; IF(SUM([.W18:.Y18])=2;0; IF(SUM([.W18:.Y18])=1;1;0)))" office:value-type="float" office:value="0" calcext:value-type="float">
            <text:p>0</text:p>
          </table:table-cell>
          <table:table-cell table:formula="of:=IF(SUM([.X18:.Z18])=3; 1 ; IF(SUM([.X18:.Z18])=2;0; IF(SUM([.X18:.Z18])=1;1;0)))" office:value-type="float" office:value="0" calcext:value-type="float">
            <text:p>0</text:p>
          </table:table-cell>
          <table:table-cell table:formula="of:=IF(SUM([.Y18:.AA18])=3; 1 ; IF(SUM([.Y18:.AA18])=2;0; IF(SUM([.Y18:.AA18])=1;1;0)))" office:value-type="float" office:value="0" calcext:value-type="float">
            <text:p>0</text:p>
          </table:table-cell>
          <table:table-cell table:formula="of:=IF(SUM([.Z18:.AB18])=3; 1 ; IF(SUM([.Z18:.AB18])=2;0; IF(SUM([.Z18:.AB18])=1;1;0)))" office:value-type="float" office:value="0" calcext:value-type="float">
            <text:p>0</text:p>
          </table:table-cell>
          <table:table-cell table:formula="of:=IF(SUM([.AA18:.AC18])=3; 1 ; IF(SUM([.AA18:.AC18])=2;0; IF(SUM([.AA18:.AC18])=1;1;0)))" office:value-type="float" office:value="0" calcext:value-type="float">
            <text:p>0</text:p>
          </table:table-cell>
          <table:table-cell table:formula="of:=IF(SUM([.AB18:.AD18])=3; 1 ; IF(SUM([.AB18:.AD18])=2;0; IF(SUM([.AB18:.AD18])=1;1;0)))" office:value-type="float" office:value="0" calcext:value-type="float">
            <text:p>0</text:p>
          </table:table-cell>
          <table:table-cell table:formula="of:=IF(SUM([.AC18:.AE18])=3; 1 ; IF(SUM([.AC18:.AE18])=2;0; IF(SUM([.AC18:.AE18])=1;1;0)))" office:value-type="float" office:value="0" calcext:value-type="float">
            <text:p>0</text:p>
          </table:table-cell>
          <table:table-cell table:formula="of:=IF(SUM([.AD18:.AF18])=3; 1 ; IF(SUM([.AD18:.AF18])=2;0; IF(SUM([.AD18:.AF18])=1;1;0)))" office:value-type="float" office:value="1" calcext:value-type="float">
            <text:p>1</text:p>
          </table:table-cell>
          <table:table-cell table:formula="of:=IF(SUM([.AE18:.AG18])=3; 1 ; IF(SUM([.AE18:.AG18])=2;0; IF(SUM([.AE18:.AG18])=1;1;0)))" office:value-type="float" office:value="1" calcext:value-type="float">
            <text:p>1</text:p>
          </table:table-cell>
          <table:table-cell table:formula="of:=IF(SUM([.AF18:.AH18])=3; 1 ; IF(SUM([.AF18:.AH18])=2;0; IF(SUM([.AF18:.AH18])=1;1;0)))" office:value-type="float" office:value="1" calcext:value-type="float">
            <text:p>1</text:p>
          </table:table-cell>
          <table:table-cell table:formula="of:=IF(SUM([.AF18:.AH18])=3; 1 ; IF(SUM([.AF18:.AH18])=2;0; IF(SUM([.AF18:.AH18])=1;1;0)))" office:value-type="float" office:value="1" calcext:value-type="float">
            <text:p>1</text:p>
          </table:table-cell>
        </table:table-row>
        <table:table-row table:style-name="ro1">
          <table:table-cell table:formula="of:=IF(SUM([.A19:.C19])=3; 1 ; IF(SUM([.A19:.C19])=2;0; IF(SUM([.A19:.C19])=1;1;0)))" office:value-type="float" office:value="1" calcext:value-type="float">
            <text:p>1</text:p>
          </table:table-cell>
          <table:table-cell table:formula="of:=IF(SUM([.A19:.C19])=3; 1 ; IF(SUM([.A19:.C19])=2;0; IF(SUM([.A19:.C19])=1;1;0)))" office:value-type="float" office:value="1" calcext:value-type="float">
            <text:p>1</text:p>
          </table:table-cell>
          <table:table-cell table:formula="of:=IF(SUM([.B19:.D19])=3; 1 ; IF(SUM([.B19:.D19])=2;0; IF(SUM([.B19:.D19])=1;1;0)))" office:value-type="float" office:value="1" calcext:value-type="float">
            <text:p>1</text:p>
          </table:table-cell>
          <table:table-cell table:formula="of:=IF(SUM([.C19:.E19])=3; 1 ; IF(SUM([.C19:.E19])=2;0; IF(SUM([.C19:.E19])=1;1;0)))" office:value-type="float" office:value="0" calcext:value-type="float">
            <text:p>0</text:p>
          </table:table-cell>
          <table:table-cell table:formula="of:=IF(SUM([.D19:.F19])=3; 1 ; IF(SUM([.D19:.F19])=2;0; IF(SUM([.D19:.F19])=1;1;0)))" office:value-type="float" office:value="1" calcext:value-type="float">
            <text:p>1</text:p>
          </table:table-cell>
          <table:table-cell table:formula="of:=IF(SUM([.E19:.G19])=3; 1 ; IF(SUM([.E19:.G19])=2;0; IF(SUM([.E19:.G19])=1;1;0)))" office:value-type="float" office:value="0" calcext:value-type="float">
            <text:p>0</text:p>
          </table:table-cell>
          <table:table-cell table:formula="of:=IF(SUM([.F19:.H19])=3; 1 ; IF(SUM([.F19:.H19])=2;0; IF(SUM([.F19:.H19])=1;1;0)))" office:value-type="float" office:value="0" calcext:value-type="float">
            <text:p>0</text:p>
          </table:table-cell>
          <table:table-cell table:formula="of:=IF(SUM([.G19:.I19])=3; 1 ; IF(SUM([.G19:.I19])=2;0; IF(SUM([.G19:.I19])=1;1;0)))" office:value-type="float" office:value="0" calcext:value-type="float">
            <text:p>0</text:p>
          </table:table-cell>
          <table:table-cell table:formula="of:=IF(SUM([.H19:.J19])=3; 1 ; IF(SUM([.H19:.J19])=2;0; IF(SUM([.H19:.J19])=1;1;0)))" office:value-type="float" office:value="0" calcext:value-type="float">
            <text:p>0</text:p>
          </table:table-cell>
          <table:table-cell table:formula="of:=IF(SUM([.I19:.K19])=3; 1 ; IF(SUM([.I19:.K19])=2;0; IF(SUM([.I19:.K19])=1;1;0)))" office:value-type="float" office:value="0" calcext:value-type="float">
            <text:p>0</text:p>
          </table:table-cell>
          <table:table-cell table:formula="of:=IF(SUM([.J19:.L19])=3; 1 ; IF(SUM([.J19:.L19])=2;0; IF(SUM([.J19:.L19])=1;1;0)))" office:value-type="float" office:value="0" calcext:value-type="float">
            <text:p>0</text:p>
          </table:table-cell>
          <table:table-cell table:formula="of:=IF(SUM([.K19:.M19])=3; 1 ; IF(SUM([.K19:.M19])=2;0; IF(SUM([.K19:.M19])=1;1;0)))" office:value-type="float" office:value="0" calcext:value-type="float">
            <text:p>0</text:p>
          </table:table-cell>
          <table:table-cell table:formula="of:=IF(SUM([.L19:.N19])=3; 1 ; IF(SUM([.L19:.N19])=2;0; IF(SUM([.L19:.N19])=1;1;0)))" office:value-type="float" office:value="0" calcext:value-type="float">
            <text:p>0</text:p>
          </table:table-cell>
          <table:table-cell table:formula="of:=IF(SUM([.M19:.O19])=3; 1 ; IF(SUM([.M19:.O19])=2;0; IF(SUM([.M19:.O19])=1;1;0)))" office:value-type="float" office:value="1" calcext:value-type="float">
            <text:p>1</text:p>
          </table:table-cell>
          <table:table-cell table:formula="of:=IF(SUM([.N19:.P19])=3; 1 ; IF(SUM([.N19:.P19])=2;0; IF(SUM([.N19:.P19])=1;1;0)))" office:value-type="float" office:value="1" calcext:value-type="float">
            <text:p>1</text:p>
          </table:table-cell>
          <table:table-cell table:formula="of:=IF(SUM([.O19:.Q19])=3; 1 ; IF(SUM([.O19:.Q19])=2;0; IF(SUM([.O19:.Q19])=1;1;0)))" office:value-type="float" office:value="0" calcext:value-type="float">
            <text:p>0</text:p>
          </table:table-cell>
          <table:table-cell table:formula="of:=IF(SUM([.P19:.R19])=3; 1 ; IF(SUM([.P19:.R19])=2;0; IF(SUM([.P19:.R19])=1;1;0)))" office:value-type="float" office:value="1" calcext:value-type="float">
            <text:p>1</text:p>
          </table:table-cell>
          <table:table-cell table:formula="of:=IF(SUM([.Q19:.S19])=3; 1 ; IF(SUM([.Q19:.S19])=2;0; IF(SUM([.Q19:.S19])=1;1;0)))" office:value-type="float" office:value="0" calcext:value-type="float">
            <text:p>0</text:p>
          </table:table-cell>
          <table:table-cell table:formula="of:=IF(SUM([.R19:.T19])=3; 1 ; IF(SUM([.R19:.T19])=2;0; IF(SUM([.R19:.T19])=1;1;0)))" office:value-type="float" office:value="1" calcext:value-type="float">
            <text:p>1</text:p>
          </table:table-cell>
          <table:table-cell table:formula="of:=IF(SUM([.S19:.U19])=3; 1 ; IF(SUM([.S19:.U19])=2;0; IF(SUM([.S19:.U19])=1;1;0)))" office:value-type="float" office:value="1" calcext:value-type="float">
            <text:p>1</text:p>
          </table:table-cell>
          <table:table-cell table:formula="of:=IF(SUM([.T19:.V19])=3; 1 ; IF(SUM([.T19:.V19])=2;0; IF(SUM([.T19:.V19])=1;1;0)))" office:value-type="float" office:value="0" calcext:value-type="float">
            <text:p>0</text:p>
          </table:table-cell>
          <table:table-cell table:formula="of:=IF(SUM([.U19:.W19])=3; 1 ; IF(SUM([.U19:.W19])=2;0; IF(SUM([.U19:.W19])=1;1;0)))" office:value-type="float" office:value="0" calcext:value-type="float">
            <text:p>0</text:p>
          </table:table-cell>
          <table:table-cell table:formula="of:=IF(SUM([.V19:.X19])=3; 1 ; IF(SUM([.V19:.X19])=2;0; IF(SUM([.V19:.X19])=1;1;0)))" office:value-type="float" office:value="0" calcext:value-type="float">
            <text:p>0</text:p>
          </table:table-cell>
          <table:table-cell table:formula="of:=IF(SUM([.W19:.Y19])=3; 1 ; IF(SUM([.W19:.Y19])=2;0; IF(SUM([.W19:.Y19])=1;1;0)))" office:value-type="float" office:value="0" calcext:value-type="float">
            <text:p>0</text:p>
          </table:table-cell>
          <table:table-cell table:formula="of:=IF(SUM([.X19:.Z19])=3; 1 ; IF(SUM([.X19:.Z19])=2;0; IF(SUM([.X19:.Z19])=1;1;0)))" office:value-type="float" office:value="0" calcext:value-type="float">
            <text:p>0</text:p>
          </table:table-cell>
          <table:table-cell table:formula="of:=IF(SUM([.Y19:.AA19])=3; 1 ; IF(SUM([.Y19:.AA19])=2;0; IF(SUM([.Y19:.AA19])=1;1;0)))" office:value-type="float" office:value="0" calcext:value-type="float">
            <text:p>0</text:p>
          </table:table-cell>
          <table:table-cell table:formula="of:=IF(SUM([.Z19:.AB19])=3; 1 ; IF(SUM([.Z19:.AB19])=2;0; IF(SUM([.Z19:.AB19])=1;1;0)))" office:value-type="float" office:value="0" calcext:value-type="float">
            <text:p>0</text:p>
          </table:table-cell>
          <table:table-cell table:formula="of:=IF(SUM([.AA19:.AC19])=3; 1 ; IF(SUM([.AA19:.AC19])=2;0; IF(SUM([.AA19:.AC19])=1;1;0)))" office:value-type="float" office:value="0" calcext:value-type="float">
            <text:p>0</text:p>
          </table:table-cell>
          <table:table-cell table:formula="of:=IF(SUM([.AB19:.AD19])=3; 1 ; IF(SUM([.AB19:.AD19])=2;0; IF(SUM([.AB19:.AD19])=1;1;0)))" office:value-type="float" office:value="0" calcext:value-type="float">
            <text:p>0</text:p>
          </table:table-cell>
          <table:table-cell table:formula="of:=IF(SUM([.AC19:.AE19])=3; 1 ; IF(SUM([.AC19:.AE19])=2;0; IF(SUM([.AC19:.AE19])=1;1;0)))" office:value-type="float" office:value="1" calcext:value-type="float">
            <text:p>1</text:p>
          </table:table-cell>
          <table:table-cell table:formula="of:=IF(SUM([.AD19:.AF19])=3; 1 ; IF(SUM([.AD19:.AF19])=2;0; IF(SUM([.AD19:.AF19])=1;1;0)))" office:value-type="float" office:value="0" calcext:value-type="float">
            <text:p>0</text:p>
          </table:table-cell>
          <table:table-cell table:formula="of:=IF(SUM([.AE19:.AG19])=3; 1 ; IF(SUM([.AE19:.AG19])=2;0; IF(SUM([.AE19:.AG19])=1;1;0)))" office:value-type="float" office:value="1" calcext:value-type="float">
            <text:p>1</text:p>
          </table:table-cell>
          <table:table-cell table:formula="of:=IF(SUM([.AF19:.AH19])=3; 1 ; IF(SUM([.AF19:.AH19])=2;0; IF(SUM([.AF19:.AH19])=1;1;0)))" office:value-type="float" office:value="1" calcext:value-type="float">
            <text:p>1</text:p>
          </table:table-cell>
          <table:table-cell table:formula="of:=IF(SUM([.AF19:.AH19])=3; 1 ; IF(SUM([.AF19:.AH19])=2;0; IF(SUM([.AF19:.AH19])=1;1;0)))" office:value-type="float" office:value="1" calcext:value-type="float">
            <text:p>1</text:p>
          </table:table-cell>
        </table:table-row>
        <table:table-row table:style-name="ro1">
          <table:table-cell table:formula="of:=IF(SUM([.A20:.C20])=3; 1 ; IF(SUM([.A20:.C20])=2;0; IF(SUM([.A20:.C20])=1;1;0)))" office:value-type="float" office:value="1" calcext:value-type="float">
            <text:p>1</text:p>
          </table:table-cell>
          <table:table-cell table:formula="of:=IF(SUM([.A20:.C20])=3; 1 ; IF(SUM([.A20:.C20])=2;0; IF(SUM([.A20:.C20])=1;1;0)))" office:value-type="float" office:value="1" calcext:value-type="float">
            <text:p>1</text:p>
          </table:table-cell>
          <table:table-cell table:formula="of:=IF(SUM([.B20:.D20])=3; 1 ; IF(SUM([.B20:.D20])=2;0; IF(SUM([.B20:.D20])=1;1;0)))" office:value-type="float" office:value="0" calcext:value-type="float">
            <text:p>0</text:p>
          </table:table-cell>
          <table:table-cell table:formula="of:=IF(SUM([.C20:.E20])=3; 1 ; IF(SUM([.C20:.E20])=2;0; IF(SUM([.C20:.E20])=1;1;0)))" office:value-type="float" office:value="0" calcext:value-type="float">
            <text:p>0</text:p>
          </table:table-cell>
          <table:table-cell table:formula="of:=IF(SUM([.D20:.F20])=3; 1 ; IF(SUM([.D20:.F20])=2;0; IF(SUM([.D20:.F20])=1;1;0)))" office:value-type="float" office:value="1" calcext:value-type="float">
            <text:p>1</text:p>
          </table:table-cell>
          <table:table-cell table:formula="of:=IF(SUM([.E20:.G20])=3; 1 ; IF(SUM([.E20:.G20])=2;0; IF(SUM([.E20:.G20])=1;1;0)))" office:value-type="float" office:value="1" calcext:value-type="float">
            <text:p>1</text:p>
          </table:table-cell>
          <table:table-cell table:formula="of:=IF(SUM([.F20:.H20])=3; 1 ; IF(SUM([.F20:.H20])=2;0; IF(SUM([.F20:.H20])=1;1;0)))" office:value-type="float" office:value="0" calcext:value-type="float">
            <text:p>0</text:p>
          </table:table-cell>
          <table:table-cell table:formula="of:=IF(SUM([.G20:.I20])=3; 1 ; IF(SUM([.G20:.I20])=2;0; IF(SUM([.G20:.I20])=1;1;0)))" office:value-type="float" office:value="0" calcext:value-type="float">
            <text:p>0</text:p>
          </table:table-cell>
          <table:table-cell table:formula="of:=IF(SUM([.H20:.J20])=3; 1 ; IF(SUM([.H20:.J20])=2;0; IF(SUM([.H20:.J20])=1;1;0)))" office:value-type="float" office:value="0" calcext:value-type="float">
            <text:p>0</text:p>
          </table:table-cell>
          <table:table-cell table:formula="of:=IF(SUM([.I20:.K20])=3; 1 ; IF(SUM([.I20:.K20])=2;0; IF(SUM([.I20:.K20])=1;1;0)))" office:value-type="float" office:value="0" calcext:value-type="float">
            <text:p>0</text:p>
          </table:table-cell>
          <table:table-cell table:formula="of:=IF(SUM([.J20:.L20])=3; 1 ; IF(SUM([.J20:.L20])=2;0; IF(SUM([.J20:.L20])=1;1;0)))" office:value-type="float" office:value="0" calcext:value-type="float">
            <text:p>0</text:p>
          </table:table-cell>
          <table:table-cell table:formula="of:=IF(SUM([.K20:.M20])=3; 1 ; IF(SUM([.K20:.M20])=2;0; IF(SUM([.K20:.M20])=1;1;0)))" office:value-type="float" office:value="0" calcext:value-type="float">
            <text:p>0</text:p>
          </table:table-cell>
          <table:table-cell table:formula="of:=IF(SUM([.L20:.N20])=3; 1 ; IF(SUM([.L20:.N20])=2;0; IF(SUM([.L20:.N20])=1;1;0)))" office:value-type="float" office:value="1" calcext:value-type="float">
            <text:p>1</text:p>
          </table:table-cell>
          <table:table-cell table:formula="of:=IF(SUM([.M20:.O20])=3; 1 ; IF(SUM([.M20:.O20])=2;0; IF(SUM([.M20:.O20])=1;1;0)))" office:value-type="float" office:value="0" calcext:value-type="float">
            <text:p>0</text:p>
          </table:table-cell>
          <table:table-cell table:formula="of:=IF(SUM([.N20:.P20])=3; 1 ; IF(SUM([.N20:.P20])=2;0; IF(SUM([.N20:.P20])=1;1;0)))" office:value-type="float" office:value="0" calcext:value-type="float">
            <text:p>0</text:p>
          </table:table-cell>
          <table:table-cell table:formula="of:=IF(SUM([.O20:.Q20])=3; 1 ; IF(SUM([.O20:.Q20])=2;0; IF(SUM([.O20:.Q20])=1;1;0)))" office:value-type="float" office:value="0" calcext:value-type="float">
            <text:p>0</text:p>
          </table:table-cell>
          <table:table-cell table:formula="of:=IF(SUM([.P20:.R20])=3; 1 ; IF(SUM([.P20:.R20])=2;0; IF(SUM([.P20:.R20])=1;1;0)))" office:value-type="float" office:value="1" calcext:value-type="float">
            <text:p>1</text:p>
          </table:table-cell>
          <table:table-cell table:formula="of:=IF(SUM([.Q20:.S20])=3; 1 ; IF(SUM([.Q20:.S20])=2;0; IF(SUM([.Q20:.S20])=1;1;0)))" office:value-type="float" office:value="0" calcext:value-type="float">
            <text:p>0</text:p>
          </table:table-cell>
          <table:table-cell table:formula="of:=IF(SUM([.R20:.T20])=3; 1 ; IF(SUM([.R20:.T20])=2;0; IF(SUM([.R20:.T20])=1;1;0)))" office:value-type="float" office:value="0" calcext:value-type="float">
            <text:p>0</text:p>
          </table:table-cell>
          <table:table-cell table:formula="of:=IF(SUM([.S20:.U20])=3; 1 ; IF(SUM([.S20:.U20])=2;0; IF(SUM([.S20:.U20])=1;1;0)))" office:value-type="float" office:value="0" calcext:value-type="float">
            <text:p>0</text:p>
          </table:table-cell>
          <table:table-cell table:formula="of:=IF(SUM([.T20:.V20])=3; 1 ; IF(SUM([.T20:.V20])=2;0; IF(SUM([.T20:.V20])=1;1;0)))" office:value-type="float" office:value="1" calcext:value-type="float">
            <text:p>1</text:p>
          </table:table-cell>
          <table:table-cell table:formula="of:=IF(SUM([.U20:.W20])=3; 1 ; IF(SUM([.U20:.W20])=2;0; IF(SUM([.U20:.W20])=1;1;0)))" office:value-type="float" office:value="0" calcext:value-type="float">
            <text:p>0</text:p>
          </table:table-cell>
          <table:table-cell table:formula="of:=IF(SUM([.V20:.X20])=3; 1 ; IF(SUM([.V20:.X20])=2;0; IF(SUM([.V20:.X20])=1;1;0)))" office:value-type="float" office:value="0" calcext:value-type="float">
            <text:p>0</text:p>
          </table:table-cell>
          <table:table-cell table:formula="of:=IF(SUM([.W20:.Y20])=3; 1 ; IF(SUM([.W20:.Y20])=2;0; IF(SUM([.W20:.Y20])=1;1;0)))" office:value-type="float" office:value="0" calcext:value-type="float">
            <text:p>0</text:p>
          </table:table-cell>
          <table:table-cell table:formula="of:=IF(SUM([.X20:.Z20])=3; 1 ; IF(SUM([.X20:.Z20])=2;0; IF(SUM([.X20:.Z20])=1;1;0)))" office:value-type="float" office:value="0" calcext:value-type="float">
            <text:p>0</text:p>
          </table:table-cell>
          <table:table-cell table:formula="of:=IF(SUM([.Y20:.AA20])=3; 1 ; IF(SUM([.Y20:.AA20])=2;0; IF(SUM([.Y20:.AA20])=1;1;0)))" office:value-type="float" office:value="0" calcext:value-type="float">
            <text:p>0</text:p>
          </table:table-cell>
          <table:table-cell table:formula="of:=IF(SUM([.Z20:.AB20])=3; 1 ; IF(SUM([.Z20:.AB20])=2;0; IF(SUM([.Z20:.AB20])=1;1;0)))" office:value-type="float" office:value="0" calcext:value-type="float">
            <text:p>0</text:p>
          </table:table-cell>
          <table:table-cell table:formula="of:=IF(SUM([.AA20:.AC20])=3; 1 ; IF(SUM([.AA20:.AC20])=2;0; IF(SUM([.AA20:.AC20])=1;1;0)))" office:value-type="float" office:value="0" calcext:value-type="float">
            <text:p>0</text:p>
          </table:table-cell>
          <table:table-cell table:formula="of:=IF(SUM([.AB20:.AD20])=3; 1 ; IF(SUM([.AB20:.AD20])=2;0; IF(SUM([.AB20:.AD20])=1;1;0)))" office:value-type="float" office:value="1" calcext:value-type="float">
            <text:p>1</text:p>
          </table:table-cell>
          <table:table-cell table:formula="of:=IF(SUM([.AC20:.AE20])=3; 1 ; IF(SUM([.AC20:.AE20])=2;0; IF(SUM([.AC20:.AE20])=1;1;0)))" office:value-type="float" office:value="1" calcext:value-type="float">
            <text:p>1</text:p>
          </table:table-cell>
          <table:table-cell table:formula="of:=IF(SUM([.AD20:.AF20])=3; 1 ; IF(SUM([.AD20:.AF20])=2;0; IF(SUM([.AD20:.AF20])=1;1;0)))" office:value-type="float" office:value="0" calcext:value-type="float">
            <text:p>0</text:p>
          </table:table-cell>
          <table:table-cell table:formula="of:=IF(SUM([.AE20:.AG20])=3; 1 ; IF(SUM([.AE20:.AG20])=2;0; IF(SUM([.AE20:.AG20])=1;1;0)))" office:value-type="float" office:value="0" calcext:value-type="float">
            <text:p>0</text:p>
          </table:table-cell>
          <table:table-cell table:formula="of:=IF(SUM([.AF20:.AH20])=3; 1 ; IF(SUM([.AF20:.AH20])=2;0; IF(SUM([.AF20:.AH20])=1;1;0)))" office:value-type="float" office:value="1" calcext:value-type="float">
            <text:p>1</text:p>
          </table:table-cell>
          <table:table-cell table:formula="of:=IF(SUM([.AF20:.AH20])=3; 1 ; IF(SUM([.AF20:.AH20])=2;0; IF(SUM([.AF20:.AH20])=1;1;0)))" office:value-type="float" office:value="1" calcext:value-type="float">
            <text:p>1</text:p>
          </table:table-cell>
        </table:table-row>
        <calcext:conditional-formats>
          <calcext:conditional-format calcext:target-range-address="Sheet1.A1:Sheet1.AH21">
            <calcext:condition calcext:apply-style-name="Untitled1" calcext:value="=1" calcext:base-cell-address="Sheet1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465a4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23:22:32.304806000</meta:creation-date>
    <dc:date>2016-04-23T00:07:30.633894000</dc:date>
    <meta:editing-duration>PT1M</meta:editing-duration>
    <meta:editing-cycles>1</meta:editing-cycles>
    <meta:document-statistic meta:table-count="1" meta:cell-count="714" meta:object-count="0"/>
    <meta:generator>LibreOffice/5.1.0.3$MacOSX_X86_64 LibreOffice_project/5e3e00a007d9b3b6efb6797a8b8e57b51ab1f737</meta:generator>
  </office:meta>
</office:document-meta>
</file>